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"/>
    <style:style style:name="ce3" style:family="table-cell" style:parent-style-name="Default" style:data-style-name="N11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Default"/>
        <table:table-row table:style-name="ro1">
          <table:table-cell table:style-name="Default" office:value-type="string">
            <text:p>R1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kΩ</text:p>
          </table:table-cell>
          <table:table-cell table:style-name="Default" table:formula="of:=[.B1]*1000" office:value-type="float" office:value="1000">
            <text:p>1000</text:p>
          </table:table-cell>
          <table:table-cell office:value-type="string">
            <text:p>Ω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>
            <text:p>R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kΩ</text:p>
          </table:table-cell>
          <table:table-cell table:style-name="Default" table:formula="of:=[.B2]*1000" office:value-type="float" office:value="1000">
            <text:p>1000</text:p>
          </table:table-cell>
          <table:table-cell office:value-type="string">
            <text:p>Ω</text:p>
          </table:table-cell>
          <table:table-cell table:style-name="Default" office:value-type="string">
            <text:p>Rlog ratio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>
            <text:p>POT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Ω</text:p>
          </table:table-cell>
          <table:table-cell table:style-name="Default" table:formula="of:=[.B3]*1000" office:value-type="float" office:value="50000">
            <text:p>50000</text:p>
          </table:table-cell>
          <table:table-cell office:value-type="string">
            <text:p>Ω</text:p>
          </table:table-cell>
          <table:table-cell table:style-name="Default" office:value-type="string">
            <text:p>Rlog</text:p>
          </table:table-cell>
          <table:table-cell table:style-name="Default" table:formula="of:=[.B3]*[.G2]" office:value-type="float" office:value="50">
            <text:p>50</text:p>
          </table:table-cell>
          <table:table-cell table:style-name="Default" office:value-type="string">
            <text:p>kΩ</text:p>
          </table:table-cell>
          <table:table-cell table:style-name="Default" table:formula="of:=[.G3]*1000" office:value-type="float" office:value="50000">
            <text:p>50000</text:p>
          </table:table-cell>
          <table:table-cell office:value-type="string">
            <text:p>Ω</text:p>
          </table:table-cell>
        </table:table-row>
        <table:table-row table:style-name="ro1">
          <table:table-cell table:style-name="Default" office:value-type="string">
            <text:p>C1</text:p>
          </table:table-cell>
          <table:table-cell table:style-name="Default" office:value-type="float" office:value="10">
            <text:p>10</text:p>
          </table:table-cell>
          <table:table-cell table:style-name="Default" office:value-type="string">
            <text:p>µF</text:p>
          </table:table-cell>
          <table:table-cell table:style-name="Default" table:formula="of:=[.B4]*0.000001" office:value-type="float" office:value="0.00001">
            <text:p>0,00001</text:p>
          </table:table-cell>
          <table:table-cell office:value-type="string">
            <text:p>F</text:p>
          </table:table-cell>
          <table:table-cell table:style-name="Default" office:value-type="string">
            <text:p>Rlog est en parallèle entre curseur et position 0 du POT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>
            <draw:frame table:end-cell-address="Feuille1.Q25" table:end-x="1.839cm" table:end-y="0.345cm" draw:z-index="0" draw:style-name="gr1" draw:text-style-name="P1" svg:width="16.001cm" svg:height="8.979cm" svg:x="1.645cm" svg:y="0.399cm">
              <draw:object draw:notify-on-update-of-ranges="Feuille1.A8:Feuille1.A108 Feuille1.B7:Feuille1.B7 Feuille1.B8:Feuille1.B108 Feuille1.C7:Feuille1.C7 Feuille1.C8:Feuille1.C108 Feuille1.D7:Feuille1.D7 Feuille1.D8:Feuille1.D10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style-name="ce1" office:value-type="string" table:number-columns-spanned="4" table:number-rows-spanned="1">
            <text:p>Linéaire</text:p>
          </table:table-cell>
          <table:covered-table-cell table:number-columns-repeated="3" table:style-name="Default"/>
          <table:table-cell/>
          <table:table-cell table:style-name="ce1" office:value-type="string" table:number-columns-spanned="4" table:number-rows-spanned="1">
            <text:p>Logarithmique (fait depuis un linéaire + résistance)</text:p>
          </table:table-cell>
          <table:covered-table-cell table:number-columns-repeated="3" table:style-name="Default"/>
          <table:table-cell/>
        </table:table-row>
        <table:table-row table:style-name="ro1">
          <table:table-cell table:style-name="Default" office:value-type="string">
            <text:p>POT POS</text:p>
          </table:table-cell>
          <table:table-cell table:style-name="Default" office:value-type="string">
            <text:p>POT R1 (Hz)</text:p>
          </table:table-cell>
          <table:table-cell table:style-name="Default" office:value-type="string">
            <text:p>POT R1+2 (Hz)</text:p>
          </table:table-cell>
          <table:table-cell table:style-name="Default" office:value-type="string">
            <text:p>POT R2 (Hz)</text:p>
          </table:table-cell>
          <table:table-cell/>
          <table:table-cell table:style-name="Default" office:value-type="string">
            <text:p>POT POS</text:p>
          </table:table-cell>
          <table:table-cell table:style-name="Default" office:value-type="string">
            <text:p>POT R1 (Hz)</text:p>
          </table:table-cell>
          <table:table-cell table:style-name="Default" office:value-type="string">
            <text:p>POT R1+2 (Hz)</text:p>
          </table:table-cell>
          <table:table-cell table:style-name="Default" office:value-type="string">
            <text:p>POT R2 (Hz)</text:p>
          </table:table-cell>
          <table:table-cell/>
        </table:table-row>
        <table:table-row table:style-name="ro1">
          <table:table-cell office:value-type="percentage" office:value="0">
            <text:p>0%</text:p>
          </table:table-cell>
          <table:table-cell table:formula="of:=1/(LN(2)*[.$D$4]*([.$D$1]+[.$A8]*[.$D$3]+2*[.$D$2]))" office:value-type="float" office:value="48.0898346962988">
            <text:p>48,090</text:p>
          </table:table-cell>
          <table:table-cell table:formula="of:=1/(LN(2)*[.$D$4]*([.$D$1]+[.$A8]*[.$D$3]+2*((1-[.$A8])*[.$D$3]+[.$D$2])))" office:value-type="float" office:value="1.40067479697958">
            <text:p>1,401</text:p>
          </table:table-cell>
          <table:table-cell table:formula="of:=1/(LN(2)*[.$D$4]*([.$D$1]+2*([.$D$2]+[.$A8]*[.$D$3])))" office:value-type="float" office:value="48.0898346962988">
            <text:p>48,090</text:p>
          </table:table-cell>
          <table:table-cell/>
          <table:table-cell office:value-type="percentage" office:value="0">
            <text:p>0%</text:p>
          </table:table-cell>
          <table:table-cell table:formula="of:=1/(LN(2)*[.$D$4]*([.$D$1]+(([.$F8]*[.$D$3]*[.$I$3])/([.$F8]*[.$D$3]+[.$I$3]))+2*[.$D$2]))" office:value-type="float" office:value="48.0898346962988">
            <text:p>48,090</text:p>
          </table:table-cell>
          <table:table-cell table:formula="of:=1/(LN(2)*[.$D$4]*([.$D$1]+(([.$F8]*[.$D$3]*[.$I$3])/([.$F8]*[.$D$3]+[.$I$3]))+2*((1-[.$F8])*[.$D$3]+[.$D$2])))" office:value-type="float" office:value="1.40067479697958">
            <text:p>1,401</text:p>
          </table:table-cell>
          <table:table-cell table:formula="of:=1/(LN(2)*[.$D$4]*([.$D$1]+2*([.$D$2]+(([.$F8]*[.$D$3]*[.$I$3])/([.$F8]*[.$D$3]+[.$I$3])))))" office:value-type="float" office:value="48.0898346962988">
            <text:p>48,090</text:p>
          </table:table-cell>
          <table:table-cell/>
        </table:table-row>
        <table:table-row table:style-name="ro1">
          <table:table-cell office:value-type="percentage" office:value="0.01">
            <text:p>1%</text:p>
          </table:table-cell>
          <table:table-cell table:formula="of:=1/(LN(2)*[.$D$4]*([.$D$1]+[.$A9]*[.$D$3]+2*[.$D$2]))" office:value-type="float" office:value="41.2198583111132">
            <text:p>41,220</text:p>
          </table:table-cell>
          <table:table-cell table:formula="of:=1/(LN(2)*[.$D$4]*([.$D$1]+[.$A9]*[.$D$3]+2*((1-[.$A9])*[.$D$3]+[.$D$2])))" office:value-type="float" office:value="1.40750735696484">
            <text:p>1,408</text:p>
          </table:table-cell>
          <table:table-cell table:formula="of:=1/(LN(2)*[.$D$4]*([.$D$1]+2*([.$D$2]+[.$A9]*[.$D$3])))" office:value-type="float" office:value="36.0673760222241">
            <text:p>36,067</text:p>
          </table:table-cell>
          <table:table-cell/>
          <table:table-cell office:value-type="percentage" office:value="0.01">
            <text:p>1%</text:p>
          </table:table-cell>
          <table:table-cell table:formula="of:=1/(LN(2)*[.$D$4]*([.$D$1]+(([.$F9]*[.$D$3]*[.$I$3])/([.$F9]*[.$D$3]+[.$I$3]))+2*[.$D$2]))" office:value-type="float" office:value="41.2782433795426">
            <text:p>41,278</text:p>
          </table:table-cell>
          <table:table-cell table:formula="of:=1/(LN(2)*[.$D$4]*([.$D$1]+(([.$F9]*[.$D$3]*[.$I$3])/([.$F9]*[.$D$3]+[.$I$3]))+2*((1-[.$F9])*[.$D$3]+[.$D$2])))" office:value-type="float" office:value="1.40757533935264">
            <text:p>1,408</text:p>
          </table:table-cell>
          <table:table-cell table:formula="of:=1/(LN(2)*[.$D$4]*([.$D$1]+2*([.$D$2]+(([.$F9]*[.$D$3]*[.$I$3])/([.$F9]*[.$D$3]+[.$I$3])))))" office:value-type="float" office:value="36.1568732331973">
            <text:p>36,157</text:p>
          </table:table-cell>
          <table:table-cell/>
        </table:table-row>
        <table:table-row table:style-name="ro1">
          <table:table-cell office:value-type="percentage" office:value="0.02">
            <text:p>2%</text:p>
          </table:table-cell>
          <table:table-cell table:formula="of:=1/(LN(2)*[.$D$4]*([.$D$1]+[.$A10]*[.$D$3]+2*[.$D$2]))" office:value-type="float" office:value="36.0673760222241">
            <text:p>36,067</text:p>
          </table:table-cell>
          <table:table-cell table:formula="of:=1/(LN(2)*[.$D$4]*([.$D$1]+[.$A10]*[.$D$3]+2*((1-[.$A10])*[.$D$3]+[.$D$2])))" office:value-type="float" office:value="1.41440690283232">
            <text:p>1,414</text:p>
          </table:table-cell>
          <table:table-cell table:formula="of:=1/(LN(2)*[.$D$4]*([.$D$1]+2*([.$D$2]+[.$A10]*[.$D$3])))" office:value-type="float" office:value="28.8539008177793">
            <text:p>28,854</text:p>
          </table:table-cell>
          <table:table-cell/>
          <table:table-cell office:value-type="percentage" office:value="0.02">
            <text:p>2%</text:p>
          </table:table-cell>
          <table:table-cell table:formula="of:=1/(LN(2)*[.$D$4]*([.$D$1]+(([.$F10]*[.$D$3]*[.$I$3])/([.$F10]*[.$D$3]+[.$I$3]))+2*[.$D$2]))" office:value-type="float" office:value="36.2450478252892">
            <text:p>36,245</text:p>
          </table:table-cell>
          <table:table-cell table:formula="of:=1/(LN(2)*[.$D$4]*([.$D$1]+(([.$F10]*[.$D$3]*[.$I$3])/([.$F10]*[.$D$3]+[.$I$3]))+2*((1-[.$F10])*[.$D$3]+[.$D$2])))" office:value-type="float" office:value="1.41467885186189">
            <text:p>1,415</text:p>
          </table:table-cell>
          <table:table-cell table:formula="of:=1/(LN(2)*[.$D$4]*([.$D$1]+2*([.$D$2]+(([.$F10]*[.$D$3]*[.$I$3])/([.$F10]*[.$D$3]+[.$I$3])))))" office:value-type="float" office:value="29.0819948953902">
            <text:p>29,082</text:p>
          </table:table-cell>
          <table:table-cell/>
        </table:table-row>
        <table:table-row table:style-name="ro1">
          <table:table-cell office:value-type="percentage" office:value="0.03">
            <text:p>3%</text:p>
          </table:table-cell>
          <table:table-cell table:formula="of:=1/(LN(2)*[.$D$4]*([.$D$1]+[.$A11]*[.$D$3]+2*[.$D$2]))" office:value-type="float" office:value="32.0598897975325">
            <text:p>32,060</text:p>
          </table:table-cell>
          <table:table-cell table:formula="of:=1/(LN(2)*[.$D$4]*([.$D$1]+[.$A11]*[.$D$3]+2*((1-[.$A11])*[.$D$3]+[.$D$2])))" office:value-type="float" office:value="1.42137442452115">
            <text:p>1,421</text:p>
          </table:table-cell>
          <table:table-cell table:formula="of:=1/(LN(2)*[.$D$4]*([.$D$1]+2*([.$D$2]+[.$A11]*[.$D$3])))" office:value-type="float" office:value="24.0449173481494">
            <text:p>24,045</text:p>
          </table:table-cell>
          <table:table-cell/>
          <table:table-cell office:value-type="percentage" office:value="0.03">
            <text:p>3%</text:p>
          </table:table-cell>
          <table:table-cell table:formula="of:=1/(LN(2)*[.$D$4]*([.$D$1]+(([.$F11]*[.$D$3]*[.$I$3])/([.$F11]*[.$D$3]+[.$I$3]))+2*[.$D$2]))" office:value-type="float" office:value="32.3742024426064">
            <text:p>32,374</text:p>
          </table:table-cell>
          <table:table-cell table:formula="of:=1/(LN(2)*[.$D$4]*([.$D$1]+(([.$F11]*[.$D$3]*[.$I$3])/([.$F11]*[.$D$3]+[.$I$3]))+2*((1-[.$F11])*[.$D$3]+[.$D$2])))" office:value-type="float" office:value="1.42198649963218">
            <text:p>1,422</text:p>
          </table:table-cell>
          <table:table-cell table:formula="of:=1/(LN(2)*[.$D$4]*([.$D$1]+2*([.$D$2]+(([.$F11]*[.$D$3]*[.$I$3])/([.$F11]*[.$D$3]+[.$I$3])))))" office:value-type="float" office:value="24.4002609542797">
            <text:p>24,400</text:p>
          </table:table-cell>
          <table:table-cell/>
        </table:table-row>
        <table:table-row table:style-name="ro1">
          <table:table-cell office:value-type="percentage" office:value="0.04">
            <text:p>4%</text:p>
          </table:table-cell>
          <table:table-cell table:formula="of:=1/(LN(2)*[.$D$4]*([.$D$1]+[.$A12]*[.$D$3]+2*[.$D$2]))" office:value-type="float" office:value="28.8539008177793">
            <text:p>28,854</text:p>
          </table:table-cell>
          <table:table-cell table:formula="of:=1/(LN(2)*[.$D$4]*([.$D$1]+[.$A12]*[.$D$3]+2*((1-[.$A12])*[.$D$3]+[.$D$2])))" office:value-type="float" office:value="1.42841093157323">
            <text:p>1,428</text:p>
          </table:table-cell>
          <table:table-cell table:formula="of:=1/(LN(2)*[.$D$4]*([.$D$1]+2*([.$D$2]+[.$A12]*[.$D$3])))" office:value-type="float" office:value="20.6099291555566">
            <text:p>20,610</text:p>
          </table:table-cell>
          <table:table-cell/>
          <table:table-cell office:value-type="percentage" office:value="0.04">
            <text:p>4%</text:p>
          </table:table-cell>
          <table:table-cell table:formula="of:=1/(LN(2)*[.$D$4]*([.$D$1]+(([.$F12]*[.$D$3]*[.$I$3])/([.$F12]*[.$D$3]+[.$I$3]))+2*[.$D$2]))" office:value-type="float" office:value="29.3047430180571">
            <text:p>29,305</text:p>
          </table:table-cell>
          <table:table-cell table:formula="of:=1/(LN(2)*[.$D$4]*([.$D$1]+(([.$F12]*[.$D$3]*[.$I$3])/([.$F12]*[.$D$3]+[.$I$3]))+2*((1-[.$F12])*[.$D$3]+[.$D$2])))" office:value-type="float" office:value="1.42949965941742">
            <text:p>1,429</text:p>
          </table:table-cell>
          <table:table-cell table:formula="of:=1/(LN(2)*[.$D$4]*([.$D$1]+2*([.$D$2]+(([.$F12]*[.$D$3]*[.$I$3])/([.$F12]*[.$D$3]+[.$I$3])))))" office:value-type="float" office:value="21.0730736309624">
            <text:p>21,073</text:p>
          </table:table-cell>
          <table:table-cell/>
        </table:table-row>
        <table:table-row table:style-name="ro1">
          <table:table-cell office:value-type="percentage" office:value="0.05">
            <text:p>5%</text:p>
          </table:table-cell>
          <table:table-cell table:formula="of:=1/(LN(2)*[.$D$4]*([.$D$1]+[.$A13]*[.$D$3]+2*[.$D$2]))" office:value-type="float" office:value="26.2308189252539">
            <text:p>26,231</text:p>
          </table:table-cell>
          <table:table-cell table:formula="of:=1/(LN(2)*[.$D$4]*([.$D$1]+[.$A13]*[.$D$3]+2*((1-[.$A13])*[.$D$3]+[.$D$2])))" office:value-type="float" office:value="1.43551745362086">
            <text:p>1,436</text:p>
          </table:table-cell>
          <table:table-cell table:formula="of:=1/(LN(2)*[.$D$4]*([.$D$1]+2*([.$D$2]+[.$A13]*[.$D$3])))" office:value-type="float" office:value="18.033688011112">
            <text:p>18,034</text:p>
          </table:table-cell>
          <table:table-cell/>
          <table:table-cell office:value-type="percentage" office:value="0.05">
            <text:p>5%</text:p>
          </table:table-cell>
          <table:table-cell table:formula="of:=1/(LN(2)*[.$D$4]*([.$D$1]+(([.$F13]*[.$D$3]*[.$I$3])/([.$F13]*[.$D$3]+[.$I$3]))+2*[.$D$2]))" office:value-type="float" office:value="26.8111467775825">
            <text:p>26,811</text:p>
          </table:table-cell>
          <table:table-cell table:formula="of:=1/(LN(2)*[.$D$4]*([.$D$1]+(([.$F13]*[.$D$3]*[.$I$3])/([.$F13]*[.$D$3]+[.$I$3]))+2*((1-[.$F13])*[.$D$3]+[.$D$2])))" office:value-type="float" office:value="1.43721991739413">
            <text:p>1,437</text:p>
          </table:table-cell>
          <table:table-cell table:formula="of:=1/(LN(2)*[.$D$4]*([.$D$1]+2*([.$D$2]+(([.$F13]*[.$D$3]*[.$I$3])/([.$F13]*[.$D$3]+[.$I$3])))))" office:value-type="float" office:value="18.5868686249498">
            <text:p>18,587</text:p>
          </table:table-cell>
          <table:table-cell/>
        </table:table-row>
        <table:table-row table:style-name="ro1">
          <table:table-cell office:value-type="percentage" office:value="0.06">
            <text:p>6%</text:p>
          </table:table-cell>
          <table:table-cell table:formula="of:=1/(LN(2)*[.$D$4]*([.$D$1]+[.$A14]*[.$D$3]+2*[.$D$2]))" office:value-type="float" office:value="24.0449173481494">
            <text:p>24,045</text:p>
          </table:table-cell>
          <table:table-cell table:formula="of:=1/(LN(2)*[.$D$4]*([.$D$1]+[.$A14]*[.$D$3]+2*((1-[.$A14])*[.$D$3]+[.$D$2])))" office:value-type="float" office:value="1.44269504088896">
            <text:p>1,443</text:p>
          </table:table-cell>
          <table:table-cell table:formula="of:=1/(LN(2)*[.$D$4]*([.$D$1]+2*([.$D$2]+[.$A14]*[.$D$3])))" office:value-type="float" office:value="16.0299448987663">
            <text:p>16,030</text:p>
          </table:table-cell>
          <table:table-cell/>
          <table:table-cell office:value-type="percentage" office:value="0.06">
            <text:p>6%</text:p>
          </table:table-cell>
          <table:table-cell table:formula="of:=1/(LN(2)*[.$D$4]*([.$D$1]+(([.$F14]*[.$D$3]*[.$I$3])/([.$F14]*[.$D$3]+[.$I$3]))+2*[.$D$2]))" office:value-type="float" office:value="24.7452547466392">
            <text:p>24,745</text:p>
          </table:table-cell>
          <table:table-cell table:formula="of:=1/(LN(2)*[.$D$4]*([.$D$1]+(([.$F14]*[.$D$3]*[.$I$3])/([.$F14]*[.$D$3]+[.$I$3]))+2*((1-[.$F14])*[.$D$3]+[.$D$2])))" office:value-type="float" office:value="1.44514906760754">
            <text:p>1,445</text:p>
          </table:table-cell>
          <table:table-cell table:formula="of:=1/(LN(2)*[.$D$4]*([.$D$1]+2*([.$D$2]+(([.$F14]*[.$D$3]*[.$I$3])/([.$F14]*[.$D$3]+[.$I$3])))))" office:value-type="float" office:value="16.658570188914">
            <text:p>16,659</text:p>
          </table:table-cell>
          <table:table-cell/>
        </table:table-row>
        <table:table-row table:style-name="ro1">
          <table:table-cell office:value-type="percentage" office:value="0.07">
            <text:p>7%</text:p>
          </table:table-cell>
          <table:table-cell table:formula="of:=1/(LN(2)*[.$D$4]*([.$D$1]+[.$A15]*[.$D$3]+2*[.$D$2]))" office:value-type="float" office:value="22.1953083213687">
            <text:p>22,195</text:p>
          </table:table-cell>
          <table:table-cell table:formula="of:=1/(LN(2)*[.$D$4]*([.$D$1]+[.$A15]*[.$D$3]+2*((1-[.$A15])*[.$D$3]+[.$D$2])))" office:value-type="float" office:value="1.44994476471253">
            <text:p>1,450</text:p>
          </table:table-cell>
          <table:table-cell table:formula="of:=1/(LN(2)*[.$D$4]*([.$D$1]+2*([.$D$2]+[.$A15]*[.$D$3])))" office:value-type="float" office:value="14.4269504088896">
            <text:p>14,427</text:p>
          </table:table-cell>
          <table:table-cell/>
          <table:table-cell office:value-type="percentage" office:value="0.07">
            <text:p>7%</text:p>
          </table:table-cell>
          <table:table-cell table:formula="of:=1/(LN(2)*[.$D$4]*([.$D$1]+(([.$F15]*[.$D$3]*[.$I$3])/([.$F15]*[.$D$3]+[.$I$3]))+2*[.$D$2]))" office:value-type="float" office:value="23.0057182377227">
            <text:p>23,006</text:p>
          </table:table-cell>
          <table:table-cell table:formula="of:=1/(LN(2)*[.$D$4]*([.$D$1]+(([.$F15]*[.$D$3]*[.$I$3])/([.$F15]*[.$D$3]+[.$I$3]))+2*((1-[.$F15])*[.$D$3]+[.$D$2])))" office:value-type="float" office:value="1.45328911104424">
            <text:p>1,453</text:p>
          </table:table-cell>
          <table:table-cell table:formula="of:=1/(LN(2)*[.$D$4]*([.$D$1]+2*([.$D$2]+(([.$F15]*[.$D$3]*[.$I$3])/([.$F15]*[.$D$3]+[.$I$3])))))" office:value-type="float" office:value="15.1193309867893">
            <text:p>15,119</text:p>
          </table:table-cell>
          <table:table-cell/>
        </table:table-row>
        <table:table-row table:style-name="ro1">
          <table:table-cell office:value-type="percentage" office:value="0.08">
            <text:p>8%</text:p>
          </table:table-cell>
          <table:table-cell table:formula="of:=1/(LN(2)*[.$D$4]*([.$D$1]+[.$A16]*[.$D$3]+2*[.$D$2]))" office:value-type="float" office:value="20.6099291555566">
            <text:p>20,610</text:p>
          </table:table-cell>
          <table:table-cell table:formula="of:=1/(LN(2)*[.$D$4]*([.$D$1]+[.$A16]*[.$D$3]+2*((1-[.$A16])*[.$D$3]+[.$D$2])))" office:value-type="float" office:value="1.45726771806966">
            <text:p>1,457</text:p>
          </table:table-cell>
          <table:table-cell table:formula="of:=1/(LN(2)*[.$D$4]*([.$D$1]+2*([.$D$2]+[.$A16]*[.$D$3])))" office:value-type="float" office:value="13.1154094626269">
            <text:p>13,115</text:p>
          </table:table-cell>
          <table:table-cell/>
          <table:table-cell office:value-type="percentage" office:value="0.08">
            <text:p>8%</text:p>
          </table:table-cell>
          <table:table-cell table:formula="of:=1/(LN(2)*[.$D$4]*([.$D$1]+(([.$F16]*[.$D$3]*[.$I$3])/([.$F16]*[.$D$3]+[.$I$3]))+2*[.$D$2]))" office:value-type="float" office:value="21.5208652508298">
            <text:p>21,521</text:p>
          </table:table-cell>
          <table:table-cell table:formula="of:=1/(LN(2)*[.$D$4]*([.$D$1]+(([.$F16]*[.$D$3]*[.$I$3])/([.$F16]*[.$D$3]+[.$I$3]))+2*((1-[.$F16])*[.$D$3]+[.$D$2])))" office:value-type="float" office:value="1.46164225530964">
            <text:p>1,462</text:p>
          </table:table-cell>
          <table:table-cell table:formula="of:=1/(LN(2)*[.$D$4]*([.$D$1]+2*([.$D$2]+(([.$F16]*[.$D$3]*[.$I$3])/([.$F16]*[.$D$3]+[.$I$3])))))" office:value-type="float" office:value="13.8621943430612">
            <text:p>13,862</text:p>
          </table:table-cell>
          <table:table-cell/>
        </table:table-row>
        <table:table-row table:style-name="ro1">
          <table:table-cell office:value-type="percentage" office:value="0.09">
            <text:p>9%</text:p>
          </table:table-cell>
          <table:table-cell table:formula="of:=1/(LN(2)*[.$D$4]*([.$D$1]+[.$A17]*[.$D$3]+2*[.$D$2]))" office:value-type="float" office:value="19.2359338785195">
            <text:p>19,236</text:p>
          </table:table-cell>
          <table:table-cell table:formula="of:=1/(LN(2)*[.$D$4]*([.$D$1]+[.$A17]*[.$D$3]+2*((1-[.$A17])*[.$D$3]+[.$D$2])))" office:value-type="float" office:value="1.46466501613093">
            <text:p>1,465</text:p>
          </table:table-cell>
          <table:table-cell table:formula="of:=1/(LN(2)*[.$D$4]*([.$D$1]+2*([.$D$2]+[.$A17]*[.$D$3])))" office:value-type="float" office:value="12.0224586740747">
            <text:p>12,022</text:p>
          </table:table-cell>
          <table:table-cell/>
          <table:table-cell office:value-type="percentage" office:value="0.09">
            <text:p>9%</text:p>
          </table:table-cell>
          <table:table-cell table:formula="of:=1/(LN(2)*[.$D$4]*([.$D$1]+(([.$F17]*[.$D$3]*[.$I$3])/([.$F17]*[.$D$3]+[.$I$3]))+2*[.$D$2]))" office:value-type="float" office:value="20.2385790806817">
            <text:p>20,239</text:p>
          </table:table-cell>
          <table:table-cell table:formula="of:=1/(LN(2)*[.$D$4]*([.$D$1]+(([.$F17]*[.$D$3]*[.$I$3])/([.$F17]*[.$D$3]+[.$I$3]))+2*((1-[.$F17])*[.$D$3]+[.$D$2])))" office:value-type="float" office:value="1.47021091489246">
            <text:p>1,470</text:p>
          </table:table-cell>
          <table:table-cell table:formula="of:=1/(LN(2)*[.$D$4]*([.$D$1]+2*([.$D$2]+(([.$F17]*[.$D$3]*[.$I$3])/([.$F17]*[.$D$3]+[.$I$3])))))" office:value-type="float" office:value="12.8161173151505">
            <text:p>12,816</text:p>
          </table:table-cell>
          <table:table-cell/>
        </table:table-row>
        <table:table-row table:style-name="ro1">
          <table:table-cell office:value-type="percentage" office:value="0.1">
            <text:p>10%</text:p>
          </table:table-cell>
          <table:table-cell table:formula="of:=1/(LN(2)*[.$D$4]*([.$D$1]+[.$A18]*[.$D$3]+2*[.$D$2]))" office:value-type="float" office:value="18.033688011112">
            <text:p>18,034</text:p>
          </table:table-cell>
          <table:table-cell table:formula="of:=1/(LN(2)*[.$D$4]*([.$D$1]+[.$A18]*[.$D$3]+2*((1-[.$A18])*[.$D$3]+[.$D$2])))" office:value-type="float" office:value="1.47213779682547">
            <text:p>1,472</text:p>
          </table:table-cell>
          <table:table-cell table:formula="of:=1/(LN(2)*[.$D$4]*([.$D$1]+2*([.$D$2]+[.$A18]*[.$D$3])))" office:value-type="float" office:value="11.0976541606843">
            <text:p>11,098</text:p>
          </table:table-cell>
          <table:table-cell/>
          <table:table-cell office:value-type="percentage" office:value="0.1">
            <text:p>10%</text:p>
          </table:table-cell>
          <table:table-cell table:formula="of:=1/(LN(2)*[.$D$4]*([.$D$1]+(([.$F18]*[.$D$3]*[.$I$3])/([.$F18]*[.$D$3]+[.$I$3]))+2*[.$D$2]))" office:value-type="float" office:value="19.1200547587694">
            <text:p>19,120</text:p>
          </table:table-cell>
          <table:table-cell table:formula="of:=1/(LN(2)*[.$D$4]*([.$D$1]+(([.$F18]*[.$D$3]*[.$I$3])/([.$F18]*[.$D$3]+[.$I$3]))+2*((1-[.$F18])*[.$D$3]+[.$D$2])))" office:value-type="float" office:value="1.47899771200173">
            <text:p>1,479</text:p>
          </table:table-cell>
          <table:table-cell table:formula="of:=1/(LN(2)*[.$D$4]*([.$D$1]+2*([.$D$2]+(([.$F18]*[.$D$3]*[.$I$3])/([.$F18]*[.$D$3]+[.$I$3])))))" office:value-type="float" office:value="11.9320642479538">
            <text:p>11,932</text:p>
          </table:table-cell>
          <table:table-cell/>
        </table:table-row>
        <table:table-row table:style-name="ro1">
          <table:table-cell office:value-type="percentage" office:value="0.11">
            <text:p>11%</text:p>
          </table:table-cell>
          <table:table-cell table:formula="of:=1/(LN(2)*[.$D$4]*([.$D$1]+[.$A19]*[.$D$3]+2*[.$D$2]))" office:value-type="float" office:value="16.9728828339878">
            <text:p>16,973</text:p>
          </table:table-cell>
          <table:table-cell table:formula="of:=1/(LN(2)*[.$D$4]*([.$D$1]+[.$A19]*[.$D$3]+2*((1-[.$A19])*[.$D$3]+[.$D$2])))" office:value-type="float" office:value="1.47968722142458">
            <text:p>1,480</text:p>
          </table:table-cell>
          <table:table-cell table:formula="of:=1/(LN(2)*[.$D$4]*([.$D$1]+2*([.$D$2]+[.$A19]*[.$D$3])))" office:value-type="float" office:value="10.3049645777783">
            <text:p>10,305</text:p>
          </table:table-cell>
          <table:table-cell/>
          <table:table-cell office:value-type="percentage" office:value="0.11">
            <text:p>11%</text:p>
          </table:table-cell>
          <table:table-cell table:formula="of:=1/(LN(2)*[.$D$4]*([.$D$1]+(([.$F19]*[.$D$3]*[.$I$3])/([.$F19]*[.$D$3]+[.$I$3]))+2*[.$D$2]))" office:value-type="float" office:value="18.135804024765">
            <text:p>18,136</text:p>
          </table:table-cell>
          <table:table-cell table:formula="of:=1/(LN(2)*[.$D$4]*([.$D$1]+(([.$F19]*[.$D$3]*[.$I$3])/([.$F19]*[.$D$3]+[.$I$3]))+2*((1-[.$F19])*[.$D$3]+[.$D$2])))" office:value-type="float" office:value="1.48800547796576">
            <text:p>1,488</text:p>
          </table:table-cell>
          <table:table-cell table:formula="of:=1/(LN(2)*[.$D$4]*([.$D$1]+2*([.$D$2]+(([.$F19]*[.$D$3]*[.$I$3])/([.$F19]*[.$D$3]+[.$I$3])))))" office:value-type="float" office:value="11.1750976649459">
            <text:p>11,175</text:p>
          </table:table-cell>
          <table:table-cell/>
        </table:table-row>
        <table:table-row table:style-name="ro1">
          <table:table-cell office:value-type="percentage" office:value="0.12">
            <text:p>12%</text:p>
          </table:table-cell>
          <table:table-cell table:formula="of:=1/(LN(2)*[.$D$4]*([.$D$1]+[.$A20]*[.$D$3]+2*[.$D$2]))" office:value-type="float" office:value="16.0299448987663">
            <text:p>16,030</text:p>
          </table:table-cell>
          <table:table-cell table:formula="of:=1/(LN(2)*[.$D$4]*([.$D$1]+[.$A20]*[.$D$3]+2*((1-[.$A20])*[.$D$3]+[.$D$2])))" office:value-type="float" office:value="1.48731447514326">
            <text:p>1,487</text:p>
          </table:table-cell>
          <table:table-cell table:formula="of:=1/(LN(2)*[.$D$4]*([.$D$1]+2*([.$D$2]+[.$A20]*[.$D$3])))" office:value-type="float" office:value="9.61796693925976">
            <text:p>9,618</text:p>
          </table:table-cell>
          <table:table-cell/>
          <table:table-cell office:value-type="percentage" office:value="0.12">
            <text:p>12%</text:p>
          </table:table-cell>
          <table:table-cell table:formula="of:=1/(LN(2)*[.$D$4]*([.$D$1]+(([.$F20]*[.$D$3]*[.$I$3])/([.$F20]*[.$D$3]+[.$I$3]))+2*[.$D$2]))" office:value-type="float" office:value="17.2630175832867">
            <text:p>17,263</text:p>
          </table:table-cell>
          <table:table-cell table:formula="of:=1/(LN(2)*[.$D$4]*([.$D$1]+(([.$F20]*[.$D$3]*[.$I$3])/([.$F20]*[.$D$3]+[.$I$3]))+2*((1-[.$F20])*[.$D$3]+[.$D$2])))" office:value-type="float" office:value="1.49723725518499">
            <text:p>1,497</text:p>
          </table:table-cell>
          <table:table-cell table:formula="of:=1/(LN(2)*[.$D$4]*([.$D$1]+2*([.$D$2]+(([.$F20]*[.$D$3]*[.$I$3])/([.$F20]*[.$D$3]+[.$I$3])))))" office:value-type="float" office:value="10.5196513398154">
            <text:p>10,520</text:p>
          </table:table-cell>
          <table:table-cell/>
        </table:table-row>
        <table:table-row table:style-name="ro1">
          <table:table-cell office:value-type="percentage" office:value="0.13">
            <text:p>13%</text:p>
          </table:table-cell>
          <table:table-cell table:formula="of:=1/(LN(2)*[.$D$4]*([.$D$1]+[.$A21]*[.$D$3]+2*[.$D$2]))" office:value-type="float" office:value="15.1862635883049">
            <text:p>15,186</text:p>
          </table:table-cell>
          <table:table-cell table:formula="of:=1/(LN(2)*[.$D$4]*([.$D$1]+[.$A21]*[.$D$3]+2*((1-[.$A21])*[.$D$3]+[.$D$2])))" office:value-type="float" office:value="1.49502076776058">
            <text:p>1,495</text:p>
          </table:table-cell>
          <table:table-cell table:formula="of:=1/(LN(2)*[.$D$4]*([.$D$1]+2*([.$D$2]+[.$A21]*[.$D$3])))" office:value-type="float" office:value="9.01684400555602">
            <text:p>9,017</text:p>
          </table:table-cell>
          <table:table-cell/>
          <table:table-cell office:value-type="percentage" office:value="0.13">
            <text:p>13%</text:p>
          </table:table-cell>
          <table:table-cell table:formula="of:=1/(LN(2)*[.$D$4]*([.$D$1]+(([.$F21]*[.$D$3]*[.$I$3])/([.$F21]*[.$D$3]+[.$I$3]))+2*[.$D$2]))" office:value-type="float" office:value="16.4837754924624">
            <text:p>16,484</text:p>
          </table:table-cell>
          <table:table-cell table:formula="of:=1/(LN(2)*[.$D$4]*([.$D$1]+(([.$F21]*[.$D$3]*[.$I$3])/([.$F21]*[.$D$3]+[.$I$3]))+2*((1-[.$F21])*[.$D$3]+[.$D$2])))" office:value-type="float" office:value="1.5066962996345">
            <text:p>1,507</text:p>
          </table:table-cell>
          <table:table-cell table:formula="of:=1/(LN(2)*[.$D$4]*([.$D$1]+2*([.$D$2]+(([.$F21]*[.$D$3]*[.$I$3])/([.$F21]*[.$D$3]+[.$I$3])))))" office:value-type="float" office:value="9.94658569984459">
            <text:p>9,947</text:p>
          </table:table-cell>
          <table:table-cell/>
        </table:table-row>
        <table:table-row table:style-name="ro1">
          <table:table-cell office:value-type="percentage" office:value="0.14">
            <text:p>14%</text:p>
          </table:table-cell>
          <table:table-cell table:formula="of:=1/(LN(2)*[.$D$4]*([.$D$1]+[.$A22]*[.$D$3]+2*[.$D$2]))" office:value-type="float" office:value="14.4269504088896">
            <text:p>14,427</text:p>
          </table:table-cell>
          <table:table-cell table:formula="of:=1/(LN(2)*[.$D$4]*([.$D$1]+[.$A22]*[.$D$3]+2*((1-[.$A22])*[.$D$3]+[.$D$2])))" office:value-type="float" office:value="1.50280733425934">
            <text:p>1,503</text:p>
          </table:table-cell>
          <table:table-cell table:formula="of:=1/(LN(2)*[.$D$4]*([.$D$1]+2*([.$D$2]+[.$A22]*[.$D$3])))" office:value-type="float" office:value="8.4864414169939">
            <text:p>8,486</text:p>
          </table:table-cell>
          <table:table-cell/>
          <table:table-cell office:value-type="percentage" office:value="0.14">
            <text:p>14%</text:p>
          </table:table-cell>
          <table:table-cell table:formula="of:=1/(LN(2)*[.$D$4]*([.$D$1]+(([.$F22]*[.$D$3]*[.$I$3])/([.$F22]*[.$D$3]+[.$I$3]))+2*[.$D$2]))" office:value-type="float" office:value="15.7838037103015">
            <text:p>15,784</text:p>
          </table:table-cell>
          <table:table-cell table:formula="of:=1/(LN(2)*[.$D$4]*([.$D$1]+(([.$F22]*[.$D$3]*[.$I$3])/([.$F22]*[.$D$3]+[.$I$3]))+2*((1-[.$F22])*[.$D$3]+[.$D$2])))" office:value-type="float" office:value="1.51638608391427">
            <text:p>1,516</text:p>
          </table:table-cell>
          <table:table-cell table:formula="of:=1/(LN(2)*[.$D$4]*([.$D$1]+2*([.$D$2]+(([.$F22]*[.$D$3]*[.$I$3])/([.$F22]*[.$D$3]+[.$I$3])))))" office:value-type="float" office:value="9.44128786804488">
            <text:p>9,441</text:p>
          </table:table-cell>
          <table:table-cell/>
        </table:table-row>
        <table:table-row table:style-name="ro1">
          <table:table-cell office:value-type="percentage" office:value="0.15">
            <text:p>15%</text:p>
          </table:table-cell>
          <table:table-cell table:formula="of:=1/(LN(2)*[.$D$4]*([.$D$1]+[.$A23]*[.$D$3]+2*[.$D$2]))" office:value-type="float" office:value="13.7399527703711">
            <text:p>13,740</text:p>
          </table:table-cell>
          <table:table-cell table:formula="of:=1/(LN(2)*[.$D$4]*([.$D$1]+[.$A23]*[.$D$3]+2*((1-[.$A23])*[.$D$3]+[.$D$2])))" office:value-type="float" office:value="1.51067543548583">
            <text:p>1,511</text:p>
          </table:table-cell>
          <table:table-cell table:formula="of:=1/(LN(2)*[.$D$4]*([.$D$1]+2*([.$D$2]+[.$A23]*[.$D$3])))" office:value-type="float" office:value="8.01497244938313">
            <text:p>8,015</text:p>
          </table:table-cell>
          <table:table-cell/>
          <table:table-cell office:value-type="percentage" office:value="0.15">
            <text:p>15%</text:p>
          </table:table-cell>
          <table:table-cell table:formula="of:=1/(LN(2)*[.$D$4]*([.$D$1]+(([.$F23]*[.$D$3]*[.$I$3])/([.$F23]*[.$D$3]+[.$I$3]))+2*[.$D$2]))" office:value-type="float" office:value="15.1515917536284">
            <text:p>15,152</text:p>
          </table:table-cell>
          <table:table-cell table:formula="of:=1/(LN(2)*[.$D$4]*([.$D$1]+(([.$F23]*[.$D$3]*[.$I$3])/([.$F23]*[.$D$3]+[.$I$3]))+2*((1-[.$F23])*[.$D$3]+[.$D$2])))" office:value-type="float" office:value="1.52631030084849">
            <text:p>1,526</text:p>
          </table:table-cell>
          <table:table-cell table:formula="of:=1/(LN(2)*[.$D$4]*([.$D$1]+2*([.$D$2]+(([.$F23]*[.$D$3]*[.$I$3])/([.$F23]*[.$D$3]+[.$I$3])))))" office:value-type="float" office:value="8.99240811394205">
            <text:p>8,992</text:p>
          </table:table-cell>
          <table:table-cell/>
        </table:table-row>
        <table:table-row table:style-name="ro1">
          <table:table-cell office:value-type="percentage" office:value="0.16">
            <text:p>16%</text:p>
          </table:table-cell>
          <table:table-cell table:formula="of:=1/(LN(2)*[.$D$4]*([.$D$1]+[.$A24]*[.$D$3]+2*[.$D$2]))" office:value-type="float" office:value="13.1154094626269">
            <text:p>13,115</text:p>
          </table:table-cell>
          <table:table-cell table:formula="of:=1/(LN(2)*[.$D$4]*([.$D$1]+[.$A24]*[.$D$3]+2*((1-[.$A24])*[.$D$3]+[.$D$2])))" office:value-type="float" office:value="1.51862635883049">
            <text:p>1,519</text:p>
          </table:table-cell>
          <table:table-cell table:formula="of:=1/(LN(2)*[.$D$4]*([.$D$1]+2*([.$D$2]+[.$A24]*[.$D$3])))" office:value-type="float" office:value="7.59313179415244">
            <text:p>7,593</text:p>
          </table:table-cell>
          <table:table-cell/>
          <table:table-cell office:value-type="percentage" office:value="0.16">
            <text:p>16%</text:p>
          </table:table-cell>
          <table:table-cell table:formula="of:=1/(LN(2)*[.$D$4]*([.$D$1]+(([.$F24]*[.$D$3]*[.$I$3])/([.$F24]*[.$D$3]+[.$I$3]))+2*[.$D$2]))" office:value-type="float" office:value="14.5777547685644">
            <text:p>14,578</text:p>
          </table:table-cell>
          <table:table-cell table:formula="of:=1/(LN(2)*[.$D$4]*([.$D$1]+(([.$F24]*[.$D$3]*[.$I$3])/([.$F24]*[.$D$3]+[.$I$3]))+2*((1-[.$F24])*[.$D$3]+[.$D$2])))" office:value-type="float" office:value="1.5364728676379">
            <text:p>1,536</text:p>
          </table:table-cell>
          <table:table-cell table:formula="of:=1/(LN(2)*[.$D$4]*([.$D$1]+2*([.$D$2]+(([.$F24]*[.$D$3]*[.$I$3])/([.$F24]*[.$D$3]+[.$I$3])))))" office:value-type="float" office:value="8.59099716340451">
            <text:p>8,591</text:p>
          </table:table-cell>
          <table:table-cell/>
        </table:table-row>
        <table:table-row table:style-name="ro1">
          <table:table-cell office:value-type="percentage" office:value="0.17">
            <text:p>17%</text:p>
          </table:table-cell>
          <table:table-cell table:formula="of:=1/(LN(2)*[.$D$4]*([.$D$1]+[.$A25]*[.$D$3]+2*[.$D$2]))" office:value-type="float" office:value="12.5451742685997">
            <text:p>12,545</text:p>
          </table:table-cell>
          <table:table-cell table:formula="of:=1/(LN(2)*[.$D$4]*([.$D$1]+[.$A25]*[.$D$3]+2*((1-[.$A25])*[.$D$3]+[.$D$2])))" office:value-type="float" office:value="1.52666141893012">
            <text:p>1,527</text:p>
          </table:table-cell>
          <table:table-cell table:formula="of:=1/(LN(2)*[.$D$4]*([.$D$1]+2*([.$D$2]+[.$A25]*[.$D$3])))" office:value-type="float" office:value="7.21347520444482">
            <text:p>7,213</text:p>
          </table:table-cell>
          <table:table-cell/>
          <table:table-cell office:value-type="percentage" office:value="0.17">
            <text:p>17%</text:p>
          </table:table-cell>
          <table:table-cell table:formula="of:=1/(LN(2)*[.$D$4]*([.$D$1]+(([.$F25]*[.$D$3]*[.$I$3])/([.$F25]*[.$D$3]+[.$I$3]))+2*[.$D$2]))" office:value-type="float" office:value="14.0545645115744">
            <text:p>14,055</text:p>
          </table:table-cell>
          <table:table-cell table:formula="of:=1/(LN(2)*[.$D$4]*([.$D$1]+(([.$F25]*[.$D$3]*[.$I$3])/([.$F25]*[.$D$3]+[.$I$3]))+2*((1-[.$F25])*[.$D$3]+[.$D$2])))" office:value-type="float" office:value="1.54687793057193">
            <text:p>1,547</text:p>
          </table:table-cell>
          <table:table-cell table:formula="of:=1/(LN(2)*[.$D$4]*([.$D$1]+2*([.$D$2]+(([.$F25]*[.$D$3]*[.$I$3])/([.$F25]*[.$D$3]+[.$I$3])))))" office:value-type="float" office:value="8.22990345119496">
            <text:p>8,230</text:p>
          </table:table-cell>
          <table:table-cell/>
        </table:table-row>
        <table:table-row table:style-name="ro1">
          <table:table-cell office:value-type="percentage" office:value="0.18">
            <text:p>18%</text:p>
          </table:table-cell>
          <table:table-cell table:formula="of:=1/(LN(2)*[.$D$4]*([.$D$1]+[.$A26]*[.$D$3]+2*[.$D$2]))" office:value-type="float" office:value="12.0224586740747">
            <text:p>12,022</text:p>
          </table:table-cell>
          <table:table-cell table:formula="of:=1/(LN(2)*[.$D$4]*([.$D$1]+[.$A26]*[.$D$3]+2*((1-[.$A26])*[.$D$3]+[.$D$2])))" office:value-type="float" office:value="1.53478195839251">
            <text:p>1,535</text:p>
          </table:table-cell>
          <table:table-cell table:formula="of:=1/(LN(2)*[.$D$4]*([.$D$1]+2*([.$D$2]+[.$A26]*[.$D$3])))" office:value-type="float" office:value="6.86997638518554">
            <text:p>6,870</text:p>
          </table:table-cell>
          <table:table-cell/>
          <table:table-cell office:value-type="percentage" office:value="0.18">
            <text:p>18%</text:p>
          </table:table-cell>
          <table:table-cell table:formula="of:=1/(LN(2)*[.$D$4]*([.$D$1]+(([.$F26]*[.$D$3]*[.$I$3])/([.$F26]*[.$D$3]+[.$I$3]))+2*[.$D$2]))" office:value-type="float" office:value="13.5755992683332">
            <text:p>13,576</text:p>
          </table:table-cell>
          <table:table-cell table:formula="of:=1/(LN(2)*[.$D$4]*([.$D$1]+(([.$F26]*[.$D$3]*[.$I$3])/([.$F26]*[.$D$3]+[.$I$3]))+2*((1-[.$F26])*[.$D$3]+[.$D$2])))" office:value-type="float" office:value="1.55752987031013">
            <text:p>1,558</text:p>
          </table:table-cell>
          <table:table-cell table:formula="of:=1/(LN(2)*[.$D$4]*([.$D$1]+2*([.$D$2]+(([.$F26]*[.$D$3]*[.$I$3])/([.$F26]*[.$D$3]+[.$I$3])))))" office:value-type="float" office:value="7.90334330663406">
            <text:p>7,903</text:p>
          </table:table-cell>
          <table:table-cell>
            <draw:frame table:end-cell-address="Feuille1.Q46" table:end-x="1.867cm" table:end-y="0.133cm" draw:z-index="1" draw:style-name="gr1" draw:text-style-name="P1" svg:width="16.002cm" svg:height="8.979cm" svg:x="1.672cm" svg:y="0.187cm">
              <draw:object draw:notify-on-update-of-ranges="Feuille1.F8:Feuille1.F108 Feuille1.G7:Feuille1.G7 Feuille1.G8:Feuille1.G108 Feuille1.H7:Feuille1.H7 Feuille1.H8:Feuille1.H108 Feuille1.I7:Feuille1.I7 Feuille1.I8:Feuille1.I10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percentage" office:value="0.19">
            <text:p>19%</text:p>
          </table:table-cell>
          <table:table-cell table:formula="of:=1/(LN(2)*[.$D$4]*([.$D$1]+[.$A27]*[.$D$3]+2*[.$D$2]))" office:value-type="float" office:value="11.5415603271117">
            <text:p>11,542</text:p>
          </table:table-cell>
          <table:table-cell table:formula="of:=1/(LN(2)*[.$D$4]*([.$D$1]+[.$A27]*[.$D$3]+2*((1-[.$A27])*[.$D$3]+[.$D$2])))" office:value-type="float" office:value="1.54298934854435">
            <text:p>1,543</text:p>
          </table:table-cell>
          <table:table-cell table:formula="of:=1/(LN(2)*[.$D$4]*([.$D$1]+2*([.$D$2]+[.$A27]*[.$D$3])))" office:value-type="float" office:value="6.55770473131347">
            <text:p>6,558</text:p>
          </table:table-cell>
          <table:table-cell/>
          <table:table-cell office:value-type="percentage" office:value="0.19">
            <text:p>19%</text:p>
          </table:table-cell>
          <table:table-cell table:formula="of:=1/(LN(2)*[.$D$4]*([.$D$1]+(([.$F27]*[.$D$3]*[.$I$3])/([.$F27]*[.$D$3]+[.$I$3]))+2*[.$D$2]))" office:value-type="float" office:value="13.1354789491803">
            <text:p>13,135</text:p>
          </table:table-cell>
          <table:table-cell table:formula="of:=1/(LN(2)*[.$D$4]*([.$D$1]+(([.$F27]*[.$D$3]*[.$I$3])/([.$F27]*[.$D$3]+[.$I$3]))+2*((1-[.$F27])*[.$D$3]+[.$D$2])))" office:value-type="float" office:value="1.56843330774517">
            <text:p>1,568</text:p>
          </table:table-cell>
          <table:table-cell table:formula="of:=1/(LN(2)*[.$D$4]*([.$D$1]+2*([.$D$2]+(([.$F27]*[.$D$3]*[.$I$3])/([.$F27]*[.$D$3]+[.$I$3])))))" office:value-type="float" office:value="7.60658882878984">
            <text:p>7,607</text:p>
          </table:table-cell>
          <table:table-cell/>
        </table:table-row>
        <table:table-row table:style-name="ro1">
          <table:table-cell office:value-type="percentage" office:value="0.2">
            <text:p>20%</text:p>
          </table:table-cell>
          <table:table-cell table:formula="of:=1/(LN(2)*[.$D$4]*([.$D$1]+[.$A28]*[.$D$3]+2*[.$D$2]))" office:value-type="float" office:value="11.0976541606843">
            <text:p>11,098</text:p>
          </table:table-cell>
          <table:table-cell table:formula="of:=1/(LN(2)*[.$D$4]*([.$D$1]+[.$A28]*[.$D$3]+2*((1-[.$A28])*[.$D$3]+[.$D$2])))" office:value-type="float" office:value="1.55128499020319">
            <text:p>1,551</text:p>
          </table:table-cell>
          <table:table-cell table:formula="of:=1/(LN(2)*[.$D$4]*([.$D$1]+2*([.$D$2]+[.$A28]*[.$D$3])))" office:value-type="float" office:value="6.27258713429984">
            <text:p>6,273</text:p>
          </table:table-cell>
          <table:table-cell/>
          <table:table-cell office:value-type="percentage" office:value="0.2">
            <text:p>20%</text:p>
          </table:table-cell>
          <table:table-cell table:formula="of:=1/(LN(2)*[.$D$4]*([.$D$1]+(([.$F28]*[.$D$3]*[.$I$3])/([.$F28]*[.$D$3]+[.$I$3]))+2*[.$D$2]))" office:value-type="float" office:value="12.7296621254909">
            <text:p>12,730</text:p>
          </table:table-cell>
          <table:table-cell table:formula="of:=1/(LN(2)*[.$D$4]*([.$D$1]+(([.$F28]*[.$D$3]*[.$I$3])/([.$F28]*[.$D$3]+[.$I$3]))+2*((1-[.$F28])*[.$D$3]+[.$D$2])))" office:value-type="float" office:value="1.57959311046237">
            <text:p>1,580</text:p>
          </table:table-cell>
          <table:table-cell table:formula="of:=1/(LN(2)*[.$D$4]*([.$D$1]+2*([.$D$2]+(([.$F28]*[.$D$3]*[.$I$3])/([.$F28]*[.$D$3]+[.$I$3])))))" office:value-type="float" office:value="7.33573749604558">
            <text:p>7,336</text:p>
          </table:table-cell>
          <table:table-cell/>
        </table:table-row>
        <table:table-row table:style-name="ro1">
          <table:table-cell office:value-type="percentage" office:value="0.21">
            <text:p>21%</text:p>
          </table:table-cell>
          <table:table-cell table:formula="of:=1/(LN(2)*[.$D$4]*([.$D$1]+[.$A29]*[.$D$3]+2*[.$D$2]))" office:value-type="float" office:value="10.6866299325108">
            <text:p>10,687</text:p>
          </table:table-cell>
          <table:table-cell table:formula="of:=1/(LN(2)*[.$D$4]*([.$D$1]+[.$A29]*[.$D$3]+2*((1-[.$A29])*[.$D$3]+[.$D$2])))" office:value-type="float" office:value="1.55967031447456">
            <text:p>1,560</text:p>
          </table:table-cell>
          <table:table-cell table:formula="of:=1/(LN(2)*[.$D$4]*([.$D$1]+2*([.$D$2]+[.$A29]*[.$D$3])))" office:value-type="float" office:value="6.01122933703735">
            <text:p>6,011</text:p>
          </table:table-cell>
          <table:table-cell/>
          <table:table-cell office:value-type="percentage" office:value="0.21">
            <text:p>21%</text:p>
          </table:table-cell>
          <table:table-cell table:formula="of:=1/(LN(2)*[.$D$4]*([.$D$1]+(([.$F29]*[.$D$3]*[.$I$3])/([.$F29]*[.$D$3]+[.$I$3]))+2*[.$D$2]))" office:value-type="float" office:value="12.3542887436351">
            <text:p>12,354</text:p>
          </table:table-cell>
          <table:table-cell table:formula="of:=1/(LN(2)*[.$D$4]*([.$D$1]+(([.$F29]*[.$D$3]*[.$I$3])/([.$F29]*[.$D$3]+[.$I$3]))+2*((1-[.$F29])*[.$D$3]+[.$D$2])))" office:value-type="float" office:value="1.59101439981375">
            <text:p>1,591</text:p>
          </table:table-cell>
          <table:table-cell table:formula="of:=1/(LN(2)*[.$D$4]*([.$D$1]+2*([.$D$2]+(([.$F29]*[.$D$3]*[.$I$3])/([.$F29]*[.$D$3]+[.$I$3])))))" office:value-type="float" office:value="7.08753958374196">
            <text:p>7,088</text:p>
          </table:table-cell>
          <table:table-cell/>
        </table:table-row>
        <table:table-row table:style-name="ro1">
          <table:table-cell office:value-type="percentage" office:value="0.22">
            <text:p>22%</text:p>
          </table:table-cell>
          <table:table-cell table:formula="of:=1/(LN(2)*[.$D$4]*([.$D$1]+[.$A30]*[.$D$3]+2*[.$D$2]))" office:value-type="float" office:value="10.3049645777783">
            <text:p>10,305</text:p>
          </table:table-cell>
          <table:table-cell table:formula="of:=1/(LN(2)*[.$D$4]*([.$D$1]+[.$A30]*[.$D$3]+2*((1-[.$A30])*[.$D$3]+[.$D$2])))" office:value-type="float" office:value="1.56814678357496">
            <text:p>1,568</text:p>
          </table:table-cell>
          <table:table-cell table:formula="of:=1/(LN(2)*[.$D$4]*([.$D$1]+2*([.$D$2]+[.$A30]*[.$D$3])))" office:value-type="float" office:value="5.77078016355585">
            <text:p>5,771</text:p>
          </table:table-cell>
          <table:table-cell/>
          <table:table-cell office:value-type="percentage" office:value="0.22">
            <text:p>22%</text:p>
          </table:table-cell>
          <table:table-cell table:formula="of:=1/(LN(2)*[.$D$4]*([.$D$1]+(([.$F30]*[.$D$3]*[.$I$3])/([.$F30]*[.$D$3]+[.$I$3]))+2*[.$D$2]))" office:value-type="float" office:value="12.0060569569204">
            <text:p>12,006</text:p>
          </table:table-cell>
          <table:table-cell table:formula="of:=1/(LN(2)*[.$D$4]*([.$D$1]+(([.$F30]*[.$D$3]*[.$I$3])/([.$F30]*[.$D$3]+[.$I$3]))+2*((1-[.$F30])*[.$D$3]+[.$D$2])))" office:value-type="float" office:value="1.60270255862733">
            <text:p>1,603</text:p>
          </table:table-cell>
          <table:table-cell table:formula="of:=1/(LN(2)*[.$D$4]*([.$D$1]+2*([.$D$2]+(([.$F30]*[.$D$3]*[.$I$3])/([.$F30]*[.$D$3]+[.$I$3])))))" office:value-type="float" office:value="6.85926714686101">
            <text:p>6,859</text:p>
          </table:table-cell>
          <table:table-cell/>
        </table:table-row>
        <table:table-row table:style-name="ro1">
          <table:table-cell office:value-type="percentage" office:value="0.23">
            <text:p>23%</text:p>
          </table:table-cell>
          <table:table-cell table:formula="of:=1/(LN(2)*[.$D$4]*([.$D$1]+[.$A31]*[.$D$3]+2*[.$D$2]))" office:value-type="float" office:value="9.94962097164802">
            <text:p>9,950</text:p>
          </table:table-cell>
          <table:table-cell table:formula="of:=1/(LN(2)*[.$D$4]*([.$D$1]+[.$A31]*[.$D$3]+2*((1-[.$A31])*[.$D$3]+[.$D$2])))" office:value-type="float" office:value="1.57671589168193">
            <text:p>1,577</text:p>
          </table:table-cell>
          <table:table-cell table:formula="of:=1/(LN(2)*[.$D$4]*([.$D$1]+2*([.$D$2]+[.$A31]*[.$D$3])))" office:value-type="float" office:value="5.54882708034217">
            <text:p>5,549</text:p>
          </table:table-cell>
          <table:table-cell/>
          <table:table-cell office:value-type="percentage" office:value="0.23">
            <text:p>23%</text:p>
          </table:table-cell>
          <table:table-cell table:formula="of:=1/(LN(2)*[.$D$4]*([.$D$1]+(([.$F31]*[.$D$3]*[.$I$3])/([.$F31]*[.$D$3]+[.$I$3]))+2*[.$D$2]))" office:value-type="float" office:value="11.6821257425505">
            <text:p>11,682</text:p>
          </table:table-cell>
          <table:table-cell table:formula="of:=1/(LN(2)*[.$D$4]*([.$D$1]+(([.$F31]*[.$D$3]*[.$I$3])/([.$F31]*[.$D$3]+[.$I$3]))+2*((1-[.$F31])*[.$D$3]+[.$D$2])))" office:value-type="float" office:value="1.61466323957546">
            <text:p>1,615</text:p>
          </table:table-cell>
          <table:table-cell table:formula="of:=1/(LN(2)*[.$D$4]*([.$D$1]+2*([.$D$2]+(([.$F31]*[.$D$3]*[.$I$3])/([.$F31]*[.$D$3]+[.$I$3])))))" office:value-type="float" office:value="6.64861333942834">
            <text:p>6,649</text:p>
          </table:table-cell>
          <table:table-cell/>
        </table:table-row>
        <table:table-row table:style-name="ro1">
          <table:table-cell office:value-type="percentage" office:value="0.24">
            <text:p>24%</text:p>
          </table:table-cell>
          <table:table-cell table:formula="of:=1/(LN(2)*[.$D$4]*([.$D$1]+[.$A32]*[.$D$3]+2*[.$D$2]))" office:value-type="float" office:value="9.61796693925976">
            <text:p>9,618</text:p>
          </table:table-cell>
          <table:table-cell table:formula="of:=1/(LN(2)*[.$D$4]*([.$D$1]+[.$A32]*[.$D$3]+2*((1-[.$A32])*[.$D$3]+[.$D$2])))" office:value-type="float" office:value="1.58537916581205">
            <text:p>1,585</text:p>
          </table:table-cell>
          <table:table-cell table:formula="of:=1/(LN(2)*[.$D$4]*([.$D$1]+2*([.$D$2]+[.$A32]*[.$D$3])))" office:value-type="float" office:value="5.34331496625542">
            <text:p>5,343</text:p>
          </table:table-cell>
          <table:table-cell/>
          <table:table-cell office:value-type="percentage" office:value="0.24">
            <text:p>24%</text:p>
          </table:table-cell>
          <table:table-cell table:formula="of:=1/(LN(2)*[.$D$4]*([.$D$1]+(([.$F32]*[.$D$3]*[.$I$3])/([.$F32]*[.$D$3]+[.$I$3]))+2*[.$D$2]))" office:value-type="float" office:value="11.3800372182081">
            <text:p>11,380</text:p>
          </table:table-cell>
          <table:table-cell table:formula="of:=1/(LN(2)*[.$D$4]*([.$D$1]+(([.$F32]*[.$D$3]*[.$I$3])/([.$F32]*[.$D$3]+[.$I$3]))+2*((1-[.$F32])*[.$D$3]+[.$D$2])))" office:value-type="float" office:value="1.6269023742291">
            <text:p>1,627</text:p>
          </table:table-cell>
          <table:table-cell table:formula="of:=1/(LN(2)*[.$D$4]*([.$D$1]+2*([.$D$2]+(([.$F32]*[.$D$3]*[.$I$3])/([.$F32]*[.$D$3]+[.$I$3])))))" office:value-type="float" office:value="6.45361418002278">
            <text:p>6,454</text:p>
          </table:table-cell>
          <table:table-cell/>
        </table:table-row>
        <table:table-row table:style-name="ro1">
          <table:table-cell office:value-type="percentage" office:value="0.25">
            <text:p>25%</text:p>
          </table:table-cell>
          <table:table-cell table:formula="of:=1/(LN(2)*[.$D$4]*([.$D$1]+[.$A33]*[.$D$3]+2*[.$D$2]))" office:value-type="float" office:value="9.30770994121912">
            <text:p>9,308</text:p>
          </table:table-cell>
          <table:table-cell table:formula="of:=1/(LN(2)*[.$D$4]*([.$D$1]+[.$A33]*[.$D$3]+2*((1-[.$A33])*[.$D$3]+[.$D$2])))" office:value-type="float" office:value="1.59413816672814">
            <text:p>1,594</text:p>
          </table:table-cell>
          <table:table-cell table:formula="of:=1/(LN(2)*[.$D$4]*([.$D$1]+2*([.$D$2]+[.$A33]*[.$D$3])))" office:value-type="float" office:value="5.15248228888916">
            <text:p>5,152</text:p>
          </table:table-cell>
          <table:table-cell/>
          <table:table-cell office:value-type="percentage" office:value="0.25">
            <text:p>25%</text:p>
          </table:table-cell>
          <table:table-cell table:formula="of:=1/(LN(2)*[.$D$4]*([.$D$1]+(([.$F33]*[.$D$3]*[.$I$3])/([.$F33]*[.$D$3]+[.$I$3]))+2*[.$D$2]))" office:value-type="float" office:value="11.0976541606843">
            <text:p>11,098</text:p>
          </table:table-cell>
          <table:table-cell table:formula="of:=1/(LN(2)*[.$D$4]*([.$D$1]+(([.$F33]*[.$D$3]*[.$I$3])/([.$F33]*[.$D$3]+[.$I$3]))+2*((1-[.$F33])*[.$D$3]+[.$D$2])))" office:value-type="float" office:value="1.63942618282837">
            <text:p>1,639</text:p>
          </table:table-cell>
          <table:table-cell table:formula="of:=1/(LN(2)*[.$D$4]*([.$D$1]+2*([.$D$2]+(([.$F33]*[.$D$3]*[.$I$3])/([.$F33]*[.$D$3]+[.$I$3])))))" office:value-type="float" office:value="6.27258713429984">
            <text:p>6,273</text:p>
          </table:table-cell>
          <table:table-cell/>
        </table:table-row>
        <table:table-row table:style-name="ro1">
          <table:table-cell office:value-type="percentage" office:value="0.26">
            <text:p>26%</text:p>
          </table:table-cell>
          <table:table-cell table:formula="of:=1/(LN(2)*[.$D$4]*([.$D$1]+[.$A34]*[.$D$3]+2*[.$D$2]))" office:value-type="float" office:value="9.01684400555602">
            <text:p>9,017</text:p>
          </table:table-cell>
          <table:table-cell table:formula="of:=1/(LN(2)*[.$D$4]*([.$D$1]+[.$A34]*[.$D$3]+2*((1-[.$A34])*[.$D$3]+[.$D$2])))" office:value-type="float" office:value="1.60299448987663">
            <text:p>1,603</text:p>
          </table:table-cell>
          <table:table-cell table:formula="of:=1/(LN(2)*[.$D$4]*([.$D$1]+2*([.$D$2]+[.$A34]*[.$D$3])))" office:value-type="float" office:value="4.97481048582401">
            <text:p>4,975</text:p>
          </table:table-cell>
          <table:table-cell/>
          <table:table-cell office:value-type="percentage" office:value="0.26">
            <text:p>26%</text:p>
          </table:table-cell>
          <table:table-cell table:formula="of:=1/(LN(2)*[.$D$4]*([.$D$1]+(([.$F34]*[.$D$3]*[.$I$3])/([.$F34]*[.$D$3]+[.$I$3]))+2*[.$D$2]))" office:value-type="float" office:value="10.8331093654356">
            <text:p>10,833</text:p>
          </table:table-cell>
          <table:table-cell table:formula="of:=1/(LN(2)*[.$D$4]*([.$D$1]+(([.$F34]*[.$D$3]*[.$I$3])/([.$F34]*[.$D$3]+[.$I$3]))+2*((1-[.$F34])*[.$D$3]+[.$D$2])))" office:value-type="float" office:value="1.65224118480285">
            <text:p>1,652</text:p>
          </table:table-cell>
          <table:table-cell table:formula="of:=1/(LN(2)*[.$D$4]*([.$D$1]+2*([.$D$2]+(([.$F34]*[.$D$3]*[.$I$3])/([.$F34]*[.$D$3]+[.$I$3])))))" office:value-type="float" office:value="6.10408244298218">
            <text:p>6,104</text:p>
          </table:table-cell>
          <table:table-cell/>
        </table:table-row>
        <table:table-row table:style-name="ro1">
          <table:table-cell office:value-type="percentage" office:value="0.27">
            <text:p>27%</text:p>
          </table:table-cell>
          <table:table-cell table:formula="of:=1/(LN(2)*[.$D$4]*([.$D$1]+[.$A35]*[.$D$3]+2*[.$D$2]))" office:value-type="float" office:value="8.74360630841796">
            <text:p>8,744</text:p>
          </table:table-cell>
          <table:table-cell table:formula="of:=1/(LN(2)*[.$D$4]*([.$D$1]+[.$A35]*[.$D$3]+2*((1-[.$A35])*[.$D$3]+[.$D$2])))" office:value-type="float" office:value="1.61194976635638">
            <text:p>1,612</text:p>
          </table:table-cell>
          <table:table-cell table:formula="of:=1/(LN(2)*[.$D$4]*([.$D$1]+2*([.$D$2]+[.$A35]*[.$D$3])))" office:value-type="float" office:value="4.80898346962988">
            <text:p>4,809</text:p>
          </table:table-cell>
          <table:table-cell/>
          <table:table-cell office:value-type="percentage" office:value="0.27">
            <text:p>27%</text:p>
          </table:table-cell>
          <table:table-cell table:formula="of:=1/(LN(2)*[.$D$4]*([.$D$1]+(([.$F35]*[.$D$3]*[.$I$3])/([.$F35]*[.$D$3]+[.$I$3]))+2*[.$D$2]))" office:value-type="float" office:value="10.5847643092373">
            <text:p>10,585</text:p>
          </table:table-cell>
          <table:table-cell table:formula="of:=1/(LN(2)*[.$D$4]*([.$D$1]+(([.$F35]*[.$D$3]*[.$I$3])/([.$F35]*[.$D$3]+[.$I$3]))+2*((1-[.$F35])*[.$D$3]+[.$D$2])))" office:value-type="float" office:value="1.66535421007906">
            <text:p>1,665</text:p>
          </table:table-cell>
          <table:table-cell table:formula="of:=1/(LN(2)*[.$D$4]*([.$D$1]+2*([.$D$2]+(([.$F35]*[.$D$3]*[.$I$3])/([.$F35]*[.$D$3]+[.$I$3])))))" office:value-type="float" office:value="5.94684421268739">
            <text:p>5,947</text:p>
          </table:table-cell>
          <table:table-cell/>
        </table:table-row>
        <table:table-row table:style-name="ro1">
          <table:table-cell office:value-type="percentage" office:value="0.28">
            <text:p>28%</text:p>
          </table:table-cell>
          <table:table-cell table:formula="of:=1/(LN(2)*[.$D$4]*([.$D$1]+[.$A36]*[.$D$3]+2*[.$D$2]))" office:value-type="float" office:value="8.4864414169939">
            <text:p>8,486</text:p>
          </table:table-cell>
          <table:table-cell table:formula="of:=1/(LN(2)*[.$D$4]*([.$D$1]+[.$A36]*[.$D$3]+2*((1-[.$A36])*[.$D$3]+[.$D$2])))" office:value-type="float" office:value="1.62100566392018">
            <text:p>1,621</text:p>
          </table:table-cell>
          <table:table-cell table:formula="of:=1/(LN(2)*[.$D$4]*([.$D$1]+2*([.$D$2]+[.$A36]*[.$D$3])))" office:value-type="float" office:value="4.65385497060956">
            <text:p>4,654</text:p>
          </table:table-cell>
          <table:table-cell/>
          <table:table-cell office:value-type="percentage" office:value="0.28">
            <text:p>28%</text:p>
          </table:table-cell>
          <table:table-cell table:formula="of:=1/(LN(2)*[.$D$4]*([.$D$1]+(([.$F36]*[.$D$3]*[.$I$3])/([.$F36]*[.$D$3]+[.$I$3]))+2*[.$D$2]))" office:value-type="float" office:value="10.3511751812661">
            <text:p>10,351</text:p>
          </table:table-cell>
          <table:table-cell table:formula="of:=1/(LN(2)*[.$D$4]*([.$D$1]+(([.$F36]*[.$D$3]*[.$I$3])/([.$F36]*[.$D$3]+[.$I$3]))+2*((1-[.$F36])*[.$D$3]+[.$D$2])))" office:value-type="float" office:value="1.67877241121625">
            <text:p>1,679</text:p>
          </table:table-cell>
          <table:table-cell table:formula="of:=1/(LN(2)*[.$D$4]*([.$D$1]+2*([.$D$2]+(([.$F36]*[.$D$3]*[.$I$3])/([.$F36]*[.$D$3]+[.$I$3])))))" office:value-type="float" office:value="5.7997790588501">
            <text:p>5,800</text:p>
          </table:table-cell>
          <table:table-cell/>
        </table:table-row>
        <table:table-row table:style-name="ro1">
          <table:table-cell office:value-type="percentage" office:value="0.29">
            <text:p>29%</text:p>
          </table:table-cell>
          <table:table-cell table:formula="of:=1/(LN(2)*[.$D$4]*([.$D$1]+[.$A37]*[.$D$3]+2*[.$D$2]))" office:value-type="float" office:value="8.24397166222265">
            <text:p>8,244</text:p>
          </table:table-cell>
          <table:table-cell table:formula="of:=1/(LN(2)*[.$D$4]*([.$D$1]+[.$A37]*[.$D$3]+2*((1-[.$A37])*[.$D$3]+[.$D$2])))" office:value-type="float" office:value="1.63016388801013">
            <text:p>1,630</text:p>
          </table:table-cell>
          <table:table-cell table:formula="of:=1/(LN(2)*[.$D$4]*([.$D$1]+2*([.$D$2]+[.$A37]*[.$D$3])))" office:value-type="float" office:value="4.50842200277801">
            <text:p>4,508</text:p>
          </table:table-cell>
          <table:table-cell/>
          <table:table-cell office:value-type="percentage" office:value="0.29">
            <text:p>29%</text:p>
          </table:table-cell>
          <table:table-cell table:formula="of:=1/(LN(2)*[.$D$4]*([.$D$1]+(([.$F37]*[.$D$3]*[.$I$3])/([.$F37]*[.$D$3]+[.$I$3]))+2*[.$D$2]))" office:value-type="float" office:value="10.1310647944843">
            <text:p>10,131</text:p>
          </table:table-cell>
          <table:table-cell table:formula="of:=1/(LN(2)*[.$D$4]*([.$D$1]+(([.$F37]*[.$D$3]*[.$I$3])/([.$F37]*[.$D$3]+[.$I$3]))+2*((1-[.$F37])*[.$D$3]+[.$D$2])))" office:value-type="float" office:value="1.69250327641575">
            <text:p>1,693</text:p>
          </table:table-cell>
          <table:table-cell table:formula="of:=1/(LN(2)*[.$D$4]*([.$D$1]+2*([.$D$2]+(([.$F37]*[.$D$3]*[.$I$3])/([.$F37]*[.$D$3]+[.$I$3])))))" office:value-type="float" office:value="5.66193064419459">
            <text:p>5,662</text:p>
          </table:table-cell>
          <table:table-cell/>
        </table:table-row>
        <table:table-row table:style-name="ro1">
          <table:table-cell office:value-type="percentage" office:value="0.3">
            <text:p>30%</text:p>
          </table:table-cell>
          <table:table-cell table:formula="of:=1/(LN(2)*[.$D$4]*([.$D$1]+[.$A38]*[.$D$3]+2*[.$D$2]))" office:value-type="float" office:value="8.01497244938313">
            <text:p>8,015</text:p>
          </table:table-cell>
          <table:table-cell table:formula="of:=1/(LN(2)*[.$D$4]*([.$D$1]+[.$A38]*[.$D$3]+2*((1-[.$A38])*[.$D$3]+[.$D$2])))" office:value-type="float" office:value="1.63942618282837">
            <text:p>1,639</text:p>
          </table:table-cell>
          <table:table-cell table:formula="of:=1/(LN(2)*[.$D$4]*([.$D$1]+2*([.$D$2]+[.$A38]*[.$D$3])))" office:value-type="float" office:value="4.37180315420898">
            <text:p>4,372</text:p>
          </table:table-cell>
          <table:table-cell/>
          <table:table-cell office:value-type="percentage" office:value="0.3">
            <text:p>30%</text:p>
          </table:table-cell>
          <table:table-cell table:formula="of:=1/(LN(2)*[.$D$4]*([.$D$1]+(([.$F38]*[.$D$3]*[.$I$3])/([.$F38]*[.$D$3]+[.$I$3]))+2*[.$D$2]))" office:value-type="float" office:value="9.92329922304578">
            <text:p>9,923</text:p>
          </table:table-cell>
          <table:table-cell table:formula="of:=1/(LN(2)*[.$D$4]*([.$D$1]+(([.$F38]*[.$D$3]*[.$I$3])/([.$F38]*[.$D$3]+[.$I$3]))+2*((1-[.$F38])*[.$D$3]+[.$D$2])))" office:value-type="float" office:value="1.70655464345373">
            <text:p>1,707</text:p>
          </table:table-cell>
          <table:table-cell table:formula="of:=1/(LN(2)*[.$D$4]*([.$D$1]+2*([.$D$2]+(([.$F38]*[.$D$3]*[.$I$3])/([.$F38]*[.$D$3]+[.$I$3])))))" office:value-type="float" office:value="5.53245885886623">
            <text:p>5,532</text:p>
          </table:table-cell>
          <table:table-cell/>
        </table:table-row>
        <table:table-row table:style-name="ro1">
          <table:table-cell office:value-type="percentage" office:value="0.31">
            <text:p>31%</text:p>
          </table:table-cell>
          <table:table-cell table:formula="of:=1/(LN(2)*[.$D$4]*([.$D$1]+[.$A39]*[.$D$3]+2*[.$D$2]))" office:value-type="float" office:value="7.79835157237278">
            <text:p>7,798</text:p>
          </table:table-cell>
          <table:table-cell table:formula="of:=1/(LN(2)*[.$D$4]*([.$D$1]+[.$A39]*[.$D$3]+2*((1-[.$A39])*[.$D$3]+[.$D$2])))" office:value-type="float" office:value="1.64879433244453">
            <text:p>1,649</text:p>
          </table:table-cell>
          <table:table-cell table:formula="of:=1/(LN(2)*[.$D$4]*([.$D$1]+2*([.$D$2]+[.$A39]*[.$D$3])))" office:value-type="float" office:value="4.24322070849695">
            <text:p>4,243</text:p>
          </table:table-cell>
          <table:table-cell/>
          <table:table-cell office:value-type="percentage" office:value="0.31">
            <text:p>31%</text:p>
          </table:table-cell>
          <table:table-cell table:formula="of:=1/(LN(2)*[.$D$4]*([.$D$1]+(([.$F39]*[.$D$3]*[.$I$3])/([.$F39]*[.$D$3]+[.$I$3]))+2*[.$D$2]))" office:value-type="float" office:value="9.72686826332755">
            <text:p>9,727</text:p>
          </table:table-cell>
          <table:table-cell table:formula="of:=1/(LN(2)*[.$D$4]*([.$D$1]+(([.$F39]*[.$D$3]*[.$I$3])/([.$F39]*[.$D$3]+[.$I$3]))+2*((1-[.$F39])*[.$D$3]+[.$D$2])))" office:value-type="float" office:value="1.72093471459164">
            <text:p>1,721</text:p>
          </table:table-cell>
          <table:table-cell table:formula="of:=1/(LN(2)*[.$D$4]*([.$D$1]+2*([.$D$2]+(([.$F39]*[.$D$3]*[.$I$3])/([.$F39]*[.$D$3]+[.$I$3])))))" office:value-type="float" office:value="5.41062268412408">
            <text:p>5,411</text:p>
          </table:table-cell>
          <table:table-cell/>
        </table:table-row>
        <table:table-row table:style-name="ro1">
          <table:table-cell office:value-type="percentage" office:value="0.32">
            <text:p>32%</text:p>
          </table:table-cell>
          <table:table-cell table:formula="of:=1/(LN(2)*[.$D$4]*([.$D$1]+[.$A40]*[.$D$3]+2*[.$D$2]))" office:value-type="float" office:value="7.59313179415244">
            <text:p>7,593</text:p>
          </table:table-cell>
          <table:table-cell table:formula="of:=1/(LN(2)*[.$D$4]*([.$D$1]+[.$A40]*[.$D$3]+2*((1-[.$A40])*[.$D$3]+[.$D$2])))" office:value-type="float" office:value="1.65827016194134">
            <text:p>1,658</text:p>
          </table:table-cell>
          <table:table-cell table:formula="of:=1/(LN(2)*[.$D$4]*([.$D$1]+2*([.$D$2]+[.$A40]*[.$D$3])))" office:value-type="float" office:value="4.12198583111132">
            <text:p>4,122</text:p>
          </table:table-cell>
          <table:table-cell/>
          <table:table-cell office:value-type="percentage" office:value="0.32">
            <text:p>32%</text:p>
          </table:table-cell>
          <table:table-cell table:formula="of:=1/(LN(2)*[.$D$4]*([.$D$1]+(([.$F40]*[.$D$3]*[.$I$3])/([.$F40]*[.$D$3]+[.$I$3]))+2*[.$D$2]))" office:value-type="float" office:value="9.54086900788292">
            <text:p>9,541</text:p>
          </table:table-cell>
          <table:table-cell table:formula="of:=1/(LN(2)*[.$D$4]*([.$D$1]+(([.$F40]*[.$D$3]*[.$I$3])/([.$F40]*[.$D$3]+[.$I$3]))+2*((1-[.$F40])*[.$D$3]+[.$D$2])))" office:value-type="float" office:value="1.73565207252409">
            <text:p>1,736</text:p>
          </table:table-cell>
          <table:table-cell table:formula="of:=1/(LN(2)*[.$D$4]*([.$D$1]+2*([.$D$2]+(([.$F40]*[.$D$3]*[.$I$3])/([.$F40]*[.$D$3]+[.$I$3])))))" office:value-type="float" office:value="5.29576600103846">
            <text:p>5,296</text:p>
          </table:table-cell>
          <table:table-cell/>
        </table:table-row>
        <table:table-row table:style-name="ro1">
          <table:table-cell office:value-type="percentage" office:value="0.33">
            <text:p>33%</text:p>
          </table:table-cell>
          <table:table-cell table:formula="of:=1/(LN(2)*[.$D$4]*([.$D$1]+[.$A41]*[.$D$3]+2*[.$D$2]))" office:value-type="float" office:value="7.39843610712289">
            <text:p>7,398</text:p>
          </table:table-cell>
          <table:table-cell table:formula="of:=1/(LN(2)*[.$D$4]*([.$D$1]+[.$A41]*[.$D$3]+2*((1-[.$A41])*[.$D$3]+[.$D$2])))" office:value-type="float" office:value="1.66785553859996">
            <text:p>1,668</text:p>
          </table:table-cell>
          <table:table-cell table:formula="of:=1/(LN(2)*[.$D$4]*([.$D$1]+2*([.$D$2]+[.$A41]*[.$D$3])))" office:value-type="float" office:value="4.00748622469157">
            <text:p>4,007</text:p>
          </table:table-cell>
          <table:table-cell/>
          <table:table-cell office:value-type="percentage" office:value="0.33">
            <text:p>33%</text:p>
          </table:table-cell>
          <table:table-cell table:formula="of:=1/(LN(2)*[.$D$4]*([.$D$1]+(([.$F41]*[.$D$3]*[.$I$3])/([.$F41]*[.$D$3]+[.$I$3]))+2*[.$D$2]))" office:value-type="float" office:value="9.36449196867897">
            <text:p>9,364</text:p>
          </table:table-cell>
          <table:table-cell table:formula="of:=1/(LN(2)*[.$D$4]*([.$D$1]+(([.$F41]*[.$D$3]*[.$I$3])/([.$F41]*[.$D$3]+[.$I$3]))+2*((1-[.$F41])*[.$D$3]+[.$D$2])))" office:value-type="float" office:value="1.75071569742913">
            <text:p>1,751</text:p>
          </table:table-cell>
          <table:table-cell table:formula="of:=1/(LN(2)*[.$D$4]*([.$D$1]+2*([.$D$2]+(([.$F41]*[.$D$3]*[.$I$3])/([.$F41]*[.$D$3]+[.$I$3])))))" office:value-type="float" office:value="5.18730577016037">
            <text:p>5,187</text:p>
          </table:table-cell>
          <table:table-cell/>
        </table:table-row>
        <table:table-row table:style-name="ro1">
          <table:table-cell office:value-type="percentage" office:value="0.34">
            <text:p>34%</text:p>
          </table:table-cell>
          <table:table-cell table:formula="of:=1/(LN(2)*[.$D$4]*([.$D$1]+[.$A42]*[.$D$3]+2*[.$D$2]))" office:value-type="float" office:value="7.21347520444482">
            <text:p>7,213</text:p>
          </table:table-cell>
          <table:table-cell table:formula="of:=1/(LN(2)*[.$D$4]*([.$D$1]+[.$A42]*[.$D$3]+2*((1-[.$A42])*[.$D$3]+[.$D$2])))" office:value-type="float" office:value="1.6775523731267">
            <text:p>1,678</text:p>
          </table:table-cell>
          <table:table-cell table:formula="of:=1/(LN(2)*[.$D$4]*([.$D$1]+2*([.$D$2]+[.$A42]*[.$D$3])))" office:value-type="float" office:value="3.89917578618639">
            <text:p>3,899</text:p>
          </table:table-cell>
          <table:table-cell/>
          <table:table-cell office:value-type="percentage" office:value="0.34">
            <text:p>34%</text:p>
          </table:table-cell>
          <table:table-cell table:formula="of:=1/(LN(2)*[.$D$4]*([.$D$1]+(([.$F42]*[.$D$3]*[.$I$3])/([.$F42]*[.$D$3]+[.$I$3]))+2*[.$D$2]))" office:value-type="float" office:value="9.19700929967275">
            <text:p>9,197</text:p>
          </table:table-cell>
          <table:table-cell table:formula="of:=1/(LN(2)*[.$D$4]*([.$D$1]+(([.$F42]*[.$D$3]*[.$I$3])/([.$F42]*[.$D$3]+[.$I$3]))+2*((1-[.$F42])*[.$D$3]+[.$D$2])))" office:value-type="float" office:value="1.76613498519204">
            <text:p>1,766</text:p>
          </table:table-cell>
          <table:table-cell table:formula="of:=1/(LN(2)*[.$D$4]*([.$D$1]+2*([.$D$2]+(([.$F42]*[.$D$3]*[.$I$3])/([.$F42]*[.$D$3]+[.$I$3])))))" office:value-type="float" office:value="5.08472213253869">
            <text:p>5,085</text:p>
          </table:table-cell>
          <table:table-cell/>
        </table:table-row>
        <table:table-row table:style-name="ro1">
          <table:table-cell office:value-type="percentage" office:value="0.35">
            <text:p>35%</text:p>
          </table:table-cell>
          <table:table-cell table:formula="of:=1/(LN(2)*[.$D$4]*([.$D$1]+[.$A43]*[.$D$3]+2*[.$D$2]))" office:value-type="float" office:value="7.03753678482421">
            <text:p>7,038</text:p>
          </table:table-cell>
          <table:table-cell table:formula="of:=1/(LN(2)*[.$D$4]*([.$D$1]+[.$A43]*[.$D$3]+2*((1-[.$A43])*[.$D$3]+[.$D$2])))" office:value-type="float" office:value="1.68736262092276">
            <text:p>1,687</text:p>
          </table:table-cell>
          <table:table-cell table:formula="of:=1/(LN(2)*[.$D$4]*([.$D$1]+2*([.$D$2]+[.$A43]*[.$D$3])))" office:value-type="float" office:value="3.79656589707622">
            <text:p>3,797</text:p>
          </table:table-cell>
          <table:table-cell/>
          <table:table-cell office:value-type="percentage" office:value="0.35">
            <text:p>35%</text:p>
          </table:table-cell>
          <table:table-cell table:formula="of:=1/(LN(2)*[.$D$4]*([.$D$1]+(([.$F43]*[.$D$3]*[.$I$3])/([.$F43]*[.$D$3]+[.$I$3]))+2*[.$D$2]))" office:value-type="float" office:value="9.03776475730905">
            <text:p>9,038</text:p>
          </table:table-cell>
          <table:table-cell table:formula="of:=1/(LN(2)*[.$D$4]*([.$D$1]+(([.$F43]*[.$D$3]*[.$I$3])/([.$F43]*[.$D$3]+[.$I$3]))+2*((1-[.$F43])*[.$D$3]+[.$D$2])))" office:value-type="float" office:value="1.78191976688024">
            <text:p>1,782</text:p>
          </table:table-cell>
          <table:table-cell table:formula="of:=1/(LN(2)*[.$D$4]*([.$D$1]+2*([.$D$2]+(([.$F43]*[.$D$3]*[.$I$3])/([.$F43]*[.$D$3]+[.$I$3])))))" office:value-type="float" office:value="4.98755007733701">
            <text:p>4,988</text:p>
          </table:table-cell>
          <table:table-cell/>
        </table:table-row>
        <table:table-row table:style-name="ro1">
          <table:table-cell office:value-type="percentage" office:value="0.36">
            <text:p>36%</text:p>
          </table:table-cell>
          <table:table-cell table:formula="of:=1/(LN(2)*[.$D$4]*([.$D$1]+[.$A44]*[.$D$3]+2*[.$D$2]))" office:value-type="float" office:value="6.86997638518554">
            <text:p>6,870</text:p>
          </table:table-cell>
          <table:table-cell table:formula="of:=1/(LN(2)*[.$D$4]*([.$D$1]+[.$A44]*[.$D$3]+2*((1-[.$A44])*[.$D$3]+[.$D$2])))" office:value-type="float" office:value="1.69728828339878">
            <text:p>1,697</text:p>
          </table:table-cell>
          <table:table-cell table:formula="of:=1/(LN(2)*[.$D$4]*([.$D$1]+2*([.$D$2]+[.$A44]*[.$D$3])))" office:value-type="float" office:value="3.69921805356144">
            <text:p>3,699</text:p>
          </table:table-cell>
          <table:table-cell/>
          <table:table-cell office:value-type="percentage" office:value="0.36">
            <text:p>36%</text:p>
          </table:table-cell>
          <table:table-cell table:formula="of:=1/(LN(2)*[.$D$4]*([.$D$1]+(([.$F44]*[.$D$3]*[.$I$3])/([.$F44]*[.$D$3]+[.$I$3]))+2*[.$D$2]))" office:value-type="float" office:value="8.88616510692478">
            <text:p>8,886</text:p>
          </table:table-cell>
          <table:table-cell table:formula="of:=1/(LN(2)*[.$D$4]*([.$D$1]+(([.$F44]*[.$D$3]*[.$I$3])/([.$F44]*[.$D$3]+[.$I$3]))+2*((1-[.$F44])*[.$D$3]+[.$D$2])))" office:value-type="float" office:value="1.79808032955369">
            <text:p>1,798</text:p>
          </table:table-cell>
          <table:table-cell table:formula="of:=1/(LN(2)*[.$D$4]*([.$D$1]+2*([.$D$2]+(([.$F44]*[.$D$3]*[.$I$3])/([.$F44]*[.$D$3]+[.$I$3])))))" office:value-type="float" office:value="4.89537239423401">
            <text:p>4,895</text:p>
          </table:table-cell>
          <table:table-cell/>
        </table:table-row>
        <table:table-row table:style-name="ro1">
          <table:table-cell office:value-type="percentage" office:value="0.37">
            <text:p>37%</text:p>
          </table:table-cell>
          <table:table-cell table:formula="of:=1/(LN(2)*[.$D$4]*([.$D$1]+[.$A45]*[.$D$3]+2*[.$D$2]))" office:value-type="float" office:value="6.71020949250681">
            <text:p>6,710</text:p>
          </table:table-cell>
          <table:table-cell table:formula="of:=1/(LN(2)*[.$D$4]*([.$D$1]+[.$A45]*[.$D$3]+2*((1-[.$A45])*[.$D$3]+[.$D$2])))" office:value-type="float" office:value="1.70733140933605">
            <text:p>1,707</text:p>
          </table:table-cell>
          <table:table-cell table:formula="of:=1/(LN(2)*[.$D$4]*([.$D$1]+2*([.$D$2]+[.$A45]*[.$D$3])))" office:value-type="float" office:value="3.60673760222241">
            <text:p>3,607</text:p>
          </table:table-cell>
          <table:table-cell/>
          <table:table-cell office:value-type="percentage" office:value="0.37">
            <text:p>37%</text:p>
          </table:table-cell>
          <table:table-cell table:formula="of:=1/(LN(2)*[.$D$4]*([.$D$1]+(([.$F45]*[.$D$3]*[.$I$3])/([.$F45]*[.$D$3]+[.$I$3]))+2*[.$D$2]))" office:value-type="float" office:value="8.74167273780575">
            <text:p>8,742</text:p>
          </table:table-cell>
          <table:table-cell table:formula="of:=1/(LN(2)*[.$D$4]*([.$D$1]+(([.$F45]*[.$D$3]*[.$I$3])/([.$F45]*[.$D$3]+[.$I$3]))+2*((1-[.$F45])*[.$D$3]+[.$D$2])))" office:value-type="float" office:value="1.81462743850338">
            <text:p>1,815</text:p>
          </table:table-cell>
          <table:table-cell table:formula="of:=1/(LN(2)*[.$D$4]*([.$D$1]+2*([.$D$2]+(([.$F45]*[.$D$3]*[.$I$3])/([.$F45]*[.$D$3]+[.$I$3])))))" office:value-type="float" office:value="4.80781368527823">
            <text:p>4,808</text:p>
          </table:table-cell>
          <table:table-cell/>
        </table:table-row>
        <table:table-row table:style-name="ro1">
          <table:table-cell office:value-type="percentage" office:value="0.38">
            <text:p>38%</text:p>
          </table:table-cell>
          <table:table-cell table:formula="of:=1/(LN(2)*[.$D$4]*([.$D$1]+[.$A46]*[.$D$3]+2*[.$D$2]))" office:value-type="float" office:value="6.55770473131347">
            <text:p>6,558</text:p>
          </table:table-cell>
          <table:table-cell table:formula="of:=1/(LN(2)*[.$D$4]*([.$D$1]+[.$A46]*[.$D$3]+2*((1-[.$A46])*[.$D$3]+[.$D$2])))" office:value-type="float" office:value="1.71749409629639">
            <text:p>1,717</text:p>
          </table:table-cell>
          <table:table-cell table:formula="of:=1/(LN(2)*[.$D$4]*([.$D$1]+2*([.$D$2]+[.$A46]*[.$D$3])))" office:value-type="float" office:value="3.51876839241211">
            <text:p>3,519</text:p>
          </table:table-cell>
          <table:table-cell/>
          <table:table-cell office:value-type="percentage" office:value="0.38">
            <text:p>38%</text:p>
          </table:table-cell>
          <table:table-cell table:formula="of:=1/(LN(2)*[.$D$4]*([.$D$1]+(([.$F46]*[.$D$3]*[.$I$3])/([.$F46]*[.$D$3]+[.$I$3]))+2*[.$D$2]))" office:value-type="float" office:value="8.60379929311482">
            <text:p>8,604</text:p>
          </table:table-cell>
          <table:table-cell table:formula="of:=1/(LN(2)*[.$D$4]*([.$D$1]+(([.$F46]*[.$D$3]*[.$I$3])/([.$F46]*[.$D$3]+[.$I$3]))+2*((1-[.$F46])*[.$D$3]+[.$D$2])))" office:value-type="float" office:value="1.83157236101819">
            <text:p>1,832</text:p>
          </table:table-cell>
          <table:table-cell table:formula="of:=1/(LN(2)*[.$D$4]*([.$D$1]+2*([.$D$2]+(([.$F46]*[.$D$3]*[.$I$3])/([.$F46]*[.$D$3]+[.$I$3])))))" office:value-type="float" office:value="4.72453525492826">
            <text:p>4,725</text:p>
          </table:table-cell>
          <table:table-cell/>
        </table:table-row>
        <table:table-row table:style-name="ro1">
          <table:table-cell office:value-type="percentage" office:value="0.39">
            <text:p>39%</text:p>
          </table:table-cell>
          <table:table-cell table:formula="of:=1/(LN(2)*[.$D$4]*([.$D$1]+[.$A47]*[.$D$3]+2*[.$D$2]))" office:value-type="float" office:value="6.41197795950651">
            <text:p>6,412</text:p>
          </table:table-cell>
          <table:table-cell table:formula="of:=1/(LN(2)*[.$D$4]*([.$D$1]+[.$A47]*[.$D$3]+2*((1-[.$A47])*[.$D$3]+[.$D$2])))" office:value-type="float" office:value="1.72777849208259">
            <text:p>1,728</text:p>
          </table:table-cell>
          <table:table-cell table:formula="of:=1/(LN(2)*[.$D$4]*([.$D$1]+2*([.$D$2]+[.$A47]*[.$D$3])))" office:value-type="float" office:value="3.43498819259277">
            <text:p>3,435</text:p>
          </table:table-cell>
          <table:table-cell/>
          <table:table-cell office:value-type="percentage" office:value="0.39">
            <text:p>39%</text:p>
          </table:table-cell>
          <table:table-cell table:formula="of:=1/(LN(2)*[.$D$4]*([.$D$1]+(([.$F47]*[.$D$3]*[.$I$3])/([.$F47]*[.$D$3]+[.$I$3]))+2*[.$D$2]))" office:value-type="float" office:value="8.47210015562171">
            <text:p>8,472</text:p>
          </table:table-cell>
          <table:table-cell table:formula="of:=1/(LN(2)*[.$D$4]*([.$D$1]+(([.$F47]*[.$D$3]*[.$I$3])/([.$F47]*[.$D$3]+[.$I$3]))+2*((1-[.$F47])*[.$D$3]+[.$D$2])))" office:value-type="float" office:value="1.84892689179021">
            <text:p>1,849</text:p>
          </table:table-cell>
          <table:table-cell table:formula="of:=1/(LN(2)*[.$D$4]*([.$D$1]+2*([.$D$2]+(([.$F47]*[.$D$3]*[.$I$3])/([.$F47]*[.$D$3]+[.$I$3])))))" office:value-type="float" office:value="4.64523073160913">
            <text:p>4,645</text:p>
          </table:table-cell>
          <table:table-cell/>
        </table:table-row>
        <table:table-row table:style-name="ro1">
          <table:table-cell office:value-type="percentage" office:value="0.4">
            <text:p>40%</text:p>
          </table:table-cell>
          <table:table-cell table:formula="of:=1/(LN(2)*[.$D$4]*([.$D$1]+[.$A48]*[.$D$3]+2*[.$D$2]))" office:value-type="float" office:value="6.27258713429984">
            <text:p>6,273</text:p>
          </table:table-cell>
          <table:table-cell table:formula="of:=1/(LN(2)*[.$D$4]*([.$D$1]+[.$A48]*[.$D$3]+2*((1-[.$A48])*[.$D$3]+[.$D$2])))" office:value-type="float" office:value="1.73818679625176">
            <text:p>1,738</text:p>
          </table:table-cell>
          <table:table-cell table:formula="of:=1/(LN(2)*[.$D$4]*([.$D$1]+2*([.$D$2]+[.$A48]*[.$D$3])))" office:value-type="float" office:value="3.3551047462534">
            <text:p>3,355</text:p>
          </table:table-cell>
          <table:table-cell/>
          <table:table-cell office:value-type="percentage" office:value="0.4">
            <text:p>40%</text:p>
          </table:table-cell>
          <table:table-cell table:formula="of:=1/(LN(2)*[.$D$4]*([.$D$1]+(([.$F48]*[.$D$3]*[.$I$3])/([.$F48]*[.$D$3]+[.$I$3]))+2*[.$D$2]))" office:value-type="float" office:value="8.34616965803533">
            <text:p>8,346</text:p>
          </table:table-cell>
          <table:table-cell table:formula="of:=1/(LN(2)*[.$D$4]*([.$D$1]+(([.$F48]*[.$D$3]*[.$I$3])/([.$F48]*[.$D$3]+[.$I$3]))+2*((1-[.$F48])*[.$D$3]+[.$D$2])))" office:value-type="float" office:value="1.86670338007814">
            <text:p>1,867</text:p>
          </table:table-cell>
          <table:table-cell table:formula="of:=1/(LN(2)*[.$D$4]*([.$D$1]+2*([.$D$2]+(([.$F48]*[.$D$3]*[.$I$3])/([.$F48]*[.$D$3]+[.$I$3])))))" office:value-type="float" office:value="4.56962230145826">
            <text:p>4,570</text:p>
          </table:table-cell>
          <table:table-cell/>
        </table:table-row>
        <table:table-row table:style-name="ro1">
          <table:table-cell office:value-type="percentage" office:value="0.41">
            <text:p>41%</text:p>
          </table:table-cell>
          <table:table-cell table:formula="of:=1/(LN(2)*[.$D$4]*([.$D$1]+[.$A49]*[.$D$3]+2*[.$D$2]))" office:value-type="float" office:value="6.13912783357006">
            <text:p>6,139</text:p>
          </table:table-cell>
          <table:table-cell table:formula="of:=1/(LN(2)*[.$D$4]*([.$D$1]+[.$A49]*[.$D$3]+2*((1-[.$A49])*[.$D$3]+[.$D$2])))" office:value-type="float" office:value="1.74872126168359">
            <text:p>1,749</text:p>
          </table:table-cell>
          <table:table-cell table:formula="of:=1/(LN(2)*[.$D$4]*([.$D$1]+2*([.$D$2]+[.$A49]*[.$D$3])))" office:value-type="float" office:value="3.27885236565674">
            <text:p>3,279</text:p>
          </table:table-cell>
          <table:table-cell/>
          <table:table-cell office:value-type="percentage" office:value="0.41">
            <text:p>41%</text:p>
          </table:table-cell>
          <table:table-cell table:formula="of:=1/(LN(2)*[.$D$4]*([.$D$1]+(([.$F49]*[.$D$3]*[.$I$3])/([.$F49]*[.$D$3]+[.$I$3]))+2*[.$D$2]))" office:value-type="float" office:value="8.22563690923348">
            <text:p>8,226</text:p>
          </table:table-cell>
          <table:table-cell table:formula="of:=1/(LN(2)*[.$D$4]*([.$D$1]+(([.$F49]*[.$D$3]*[.$I$3])/([.$F49]*[.$D$3]+[.$I$3]))+2*((1-[.$F49])*[.$D$3]+[.$D$2])))" office:value-type="float" office:value="1.88491475875967">
            <text:p>1,885</text:p>
          </table:table-cell>
          <table:table-cell table:formula="of:=1/(LN(2)*[.$D$4]*([.$D$1]+2*([.$D$2]+(([.$F49]*[.$D$3]*[.$I$3])/([.$F49]*[.$D$3]+[.$I$3])))))" office:value-type="float" office:value="4.49745745667353">
            <text:p>4,497</text:p>
          </table:table-cell>
          <table:table-cell/>
        </table:table-row>
        <table:table-row table:style-name="ro1">
          <table:table-cell office:value-type="percentage" office:value="0.42">
            <text:p>42%</text:p>
          </table:table-cell>
          <table:table-cell table:formula="of:=1/(LN(2)*[.$D$4]*([.$D$1]+[.$A50]*[.$D$3]+2*[.$D$2]))" office:value-type="float" office:value="6.01122933703735">
            <text:p>6,011</text:p>
          </table:table-cell>
          <table:table-cell table:formula="of:=1/(LN(2)*[.$D$4]*([.$D$1]+[.$A50]*[.$D$3]+2*((1-[.$A50])*[.$D$3]+[.$D$2])))" office:value-type="float" office:value="1.75938419620605">
            <text:p>1,759</text:p>
          </table:table-cell>
          <table:table-cell table:formula="of:=1/(LN(2)*[.$D$4]*([.$D$1]+2*([.$D$2]+[.$A50]*[.$D$3])))" office:value-type="float" office:value="3.20598897975325">
            <text:p>3,206</text:p>
          </table:table-cell>
          <table:table-cell/>
          <table:table-cell office:value-type="percentage" office:value="0.42">
            <text:p>42%</text:p>
          </table:table-cell>
          <table:table-cell table:formula="of:=1/(LN(2)*[.$D$4]*([.$D$1]+(([.$F50]*[.$D$3]*[.$I$3])/([.$F50]*[.$D$3]+[.$I$3]))+2*[.$D$2]))" office:value-type="float" office:value="8.11016214593162">
            <text:p>8,110</text:p>
          </table:table-cell>
          <table:table-cell table:formula="of:=1/(LN(2)*[.$D$4]*([.$D$1]+(([.$F50]*[.$D$3]*[.$I$3])/([.$F50]*[.$D$3]+[.$I$3]))+2*((1-[.$F50])*[.$D$3]+[.$D$2])))" office:value-type="float" office:value="1.90357457541566">
            <text:p>1,904</text:p>
          </table:table-cell>
          <table:table-cell table:formula="of:=1/(LN(2)*[.$D$4]*([.$D$1]+2*([.$D$2]+(([.$F50]*[.$D$3]*[.$I$3])/([.$F50]*[.$D$3]+[.$I$3])))))" office:value-type="float" office:value="4.42850617825838">
            <text:p>4,429</text:p>
          </table:table-cell>
          <table:table-cell/>
        </table:table-row>
        <table:table-row table:style-name="ro1">
          <table:table-cell office:value-type="percentage" office:value="0.43">
            <text:p>43%</text:p>
          </table:table-cell>
          <table:table-cell table:formula="of:=1/(LN(2)*[.$D$4]*([.$D$1]+[.$A51]*[.$D$3]+2*[.$D$2]))" office:value-type="float" office:value="5.88855118730189">
            <text:p>5,889</text:p>
          </table:table-cell>
          <table:table-cell table:formula="of:=1/(LN(2)*[.$D$4]*([.$D$1]+[.$A51]*[.$D$3]+2*((1-[.$A51])*[.$D$3]+[.$D$2])))" office:value-type="float" office:value="1.77017796428094">
            <text:p>1,770</text:p>
          </table:table-cell>
          <table:table-cell table:formula="of:=1/(LN(2)*[.$D$4]*([.$D$1]+2*([.$D$2]+[.$A51]*[.$D$3])))" office:value-type="float" office:value="3.13629356714992">
            <text:p>3,136</text:p>
          </table:table-cell>
          <table:table-cell/>
          <table:table-cell office:value-type="percentage" office:value="0.43">
            <text:p>43%</text:p>
          </table:table-cell>
          <table:table-cell table:formula="of:=1/(LN(2)*[.$D$4]*([.$D$1]+(([.$F51]*[.$D$3]*[.$I$3])/([.$F51]*[.$D$3]+[.$I$3]))+2*[.$D$2]))" office:value-type="float" office:value="7.99943353420403">
            <text:p>7,999</text:p>
          </table:table-cell>
          <table:table-cell table:formula="of:=1/(LN(2)*[.$D$4]*([.$D$1]+(([.$F51]*[.$D$3]*[.$I$3])/([.$F51]*[.$D$3]+[.$I$3]))+2*((1-[.$F51])*[.$D$3]+[.$D$2])))" office:value-type="float" office:value="1.92269702560225">
            <text:p>1,923</text:p>
          </table:table-cell>
          <table:table-cell table:formula="of:=1/(LN(2)*[.$D$4]*([.$D$1]+2*([.$D$2]+(([.$F51]*[.$D$3]*[.$I$3])/([.$F51]*[.$D$3]+[.$I$3])))))" office:value-type="float" office:value="4.36255848693427">
            <text:p>4,363</text:p>
          </table:table-cell>
          <table:table-cell/>
        </table:table-row>
        <table:table-row table:style-name="ro1">
          <table:table-cell office:value-type="percentage" office:value="0.44">
            <text:p>44%</text:p>
          </table:table-cell>
          <table:table-cell table:formula="of:=1/(LN(2)*[.$D$4]*([.$D$1]+[.$A52]*[.$D$3]+2*[.$D$2]))" office:value-type="float" office:value="5.77078016355585">
            <text:p>5,771</text:p>
          </table:table-cell>
          <table:table-cell table:formula="of:=1/(LN(2)*[.$D$4]*([.$D$1]+[.$A52]*[.$D$3]+2*((1-[.$A52])*[.$D$3]+[.$D$2])))" office:value-type="float" office:value="1.78110498875181">
            <text:p>1,781</text:p>
          </table:table-cell>
          <table:table-cell table:formula="of:=1/(LN(2)*[.$D$4]*([.$D$1]+2*([.$D$2]+[.$A52]*[.$D$3])))" office:value-type="float" office:value="3.06956391678503">
            <text:p>3,070</text:p>
          </table:table-cell>
          <table:table-cell/>
          <table:table-cell office:value-type="percentage" office:value="0.44">
            <text:p>44%</text:p>
          </table:table-cell>
          <table:table-cell table:formula="of:=1/(LN(2)*[.$D$4]*([.$D$1]+(([.$F52]*[.$D$3]*[.$I$3])/([.$F52]*[.$D$3]+[.$I$3]))+2*[.$D$2]))" office:value-type="float" office:value="7.89316435744722">
            <text:p>7,893</text:p>
          </table:table-cell>
          <table:table-cell table:formula="of:=1/(LN(2)*[.$D$4]*([.$D$1]+(([.$F52]*[.$D$3]*[.$I$3])/([.$F52]*[.$D$3]+[.$I$3]))+2*((1-[.$F52])*[.$D$3]+[.$D$2])))" office:value-type="float" office:value="1.94229698848178">
            <text:p>1,942</text:p>
          </table:table-cell>
          <table:table-cell table:formula="of:=1/(LN(2)*[.$D$4]*([.$D$1]+2*([.$D$2]+(([.$F52]*[.$D$3]*[.$I$3])/([.$F52]*[.$D$3]+[.$I$3])))))" office:value-type="float" office:value="4.29942230728499">
            <text:p>4,299</text:p>
          </table:table-cell>
          <table:table-cell/>
        </table:table-row>
        <table:table-row table:style-name="ro1">
          <table:table-cell office:value-type="percentage" office:value="0.45">
            <text:p>45%</text:p>
          </table:table-cell>
          <table:table-cell table:formula="of:=1/(LN(2)*[.$D$4]*([.$D$1]+[.$A53]*[.$D$3]+2*[.$D$2]))" office:value-type="float" office:value="5.65762761132927">
            <text:p>5,658</text:p>
          </table:table-cell>
          <table:table-cell table:formula="of:=1/(LN(2)*[.$D$4]*([.$D$1]+[.$A53]*[.$D$3]+2*((1-[.$A53])*[.$D$3]+[.$D$2])))" office:value-type="float" office:value="1.7921677526571">
            <text:p>1,792</text:p>
          </table:table-cell>
          <table:table-cell table:formula="of:=1/(LN(2)*[.$D$4]*([.$D$1]+2*([.$D$2]+[.$A53]*[.$D$3])))" office:value-type="float" office:value="3.00561466851867">
            <text:p>3,006</text:p>
          </table:table-cell>
          <table:table-cell/>
          <table:table-cell office:value-type="percentage" office:value="0.45">
            <text:p>45%</text:p>
          </table:table-cell>
          <table:table-cell table:formula="of:=1/(LN(2)*[.$D$4]*([.$D$1]+(([.$F53]*[.$D$3]*[.$I$3])/([.$F53]*[.$D$3]+[.$I$3]))+2*[.$D$2]))" office:value-type="float" office:value="7.79109053738919">
            <text:p>7,791</text:p>
          </table:table-cell>
          <table:table-cell table:formula="of:=1/(LN(2)*[.$D$4]*([.$D$1]+(([.$F53]*[.$D$3]*[.$I$3])/([.$F53]*[.$D$3]+[.$I$3]))+2*((1-[.$F53])*[.$D$3]+[.$D$2])))" office:value-type="float" office:value="1.96239006499906">
            <text:p>1,962</text:p>
          </table:table-cell>
          <table:table-cell table:formula="of:=1/(LN(2)*[.$D$4]*([.$D$1]+2*([.$D$2]+(([.$F53]*[.$D$3]*[.$I$3])/([.$F53]*[.$D$3]+[.$I$3])))))" office:value-type="float" office:value="4.2389215993698">
            <text:p>4,239</text:p>
          </table:table-cell>
          <table:table-cell/>
        </table:table-row>
        <table:table-row table:style-name="ro1">
          <table:table-cell office:value-type="percentage" office:value="0.46">
            <text:p>46%</text:p>
          </table:table-cell>
          <table:table-cell table:formula="of:=1/(LN(2)*[.$D$4]*([.$D$1]+[.$A54]*[.$D$3]+2*[.$D$2]))" office:value-type="float" office:value="5.54882708034217">
            <text:p>5,549</text:p>
          </table:table-cell>
          <table:table-cell table:formula="of:=1/(LN(2)*[.$D$4]*([.$D$1]+[.$A54]*[.$D$3]+2*((1-[.$A54])*[.$D$3]+[.$D$2])))" office:value-type="float" office:value="1.8033688011112">
            <text:p>1,803</text:p>
          </table:table-cell>
          <table:table-cell table:formula="of:=1/(LN(2)*[.$D$4]*([.$D$1]+2*([.$D$2]+[.$A54]*[.$D$3])))" office:value-type="float" office:value="2.94427559365095">
            <text:p>2,944</text:p>
          </table:table-cell>
          <table:table-cell/>
          <table:table-cell office:value-type="percentage" office:value="0.46">
            <text:p>46%</text:p>
          </table:table-cell>
          <table:table-cell table:formula="of:=1/(LN(2)*[.$D$4]*([.$D$1]+(([.$F54]*[.$D$3]*[.$I$3])/([.$F54]*[.$D$3]+[.$I$3]))+2*[.$D$2]))" office:value-type="float" office:value="7.69296844301639">
            <text:p>7,693</text:p>
          </table:table-cell>
          <table:table-cell table:formula="of:=1/(LN(2)*[.$D$4]*([.$D$1]+(([.$F54]*[.$D$3]*[.$I$3])/([.$F54]*[.$D$3]+[.$I$3]))+2*((1-[.$F54])*[.$D$3]+[.$D$2])))" office:value-type="float" office:value="1.98299261880803">
            <text:p>1,983</text:p>
          </table:table-cell>
          <table:table-cell table:formula="of:=1/(LN(2)*[.$D$4]*([.$D$1]+2*([.$D$2]+(([.$F54]*[.$D$3]*[.$I$3])/([.$F54]*[.$D$3]+[.$I$3])))))" office:value-type="float" office:value="4.18089471952737">
            <text:p>4,181</text:p>
          </table:table-cell>
          <table:table-cell/>
        </table:table-row>
        <table:table-row table:style-name="ro1">
          <table:table-cell office:value-type="percentage" office:value="0.47">
            <text:p>47%</text:p>
          </table:table-cell>
          <table:table-cell table:formula="of:=1/(LN(2)*[.$D$4]*([.$D$1]+[.$A55]*[.$D$3]+2*[.$D$2]))" office:value-type="float" office:value="5.44413222976967">
            <text:p>5,444</text:p>
          </table:table-cell>
          <table:table-cell table:formula="of:=1/(LN(2)*[.$D$4]*([.$D$1]+[.$A55]*[.$D$3]+2*((1-[.$A55])*[.$D$3]+[.$D$2])))" office:value-type="float" office:value="1.81471074325656">
            <text:p>1,815</text:p>
          </table:table-cell>
          <table:table-cell table:formula="of:=1/(LN(2)*[.$D$4]*([.$D$1]+2*([.$D$2]+[.$A55]*[.$D$3])))" office:value-type="float" office:value="2.88539008177793">
            <text:p>2,885</text:p>
          </table:table-cell>
          <table:table-cell/>
          <table:table-cell office:value-type="percentage" office:value="0.47">
            <text:p>47%</text:p>
          </table:table-cell>
          <table:table-cell table:formula="of:=1/(LN(2)*[.$D$4]*([.$D$1]+(([.$F55]*[.$D$3]*[.$I$3])/([.$F55]*[.$D$3]+[.$I$3]))+2*[.$D$2]))" office:value-type="float" office:value="7.59857294914646">
            <text:p>7,599</text:p>
          </table:table-cell>
          <table:table-cell table:formula="of:=1/(LN(2)*[.$D$4]*([.$D$1]+(([.$F55]*[.$D$3]*[.$I$3])/([.$F55]*[.$D$3]+[.$I$3]))+2*((1-[.$F55])*[.$D$3]+[.$D$2])))" office:value-type="float" office:value="2.00412182017272">
            <text:p>2,004</text:p>
          </table:table-cell>
          <table:table-cell table:formula="of:=1/(LN(2)*[.$D$4]*([.$D$1]+2*([.$D$2]+(([.$F55]*[.$D$3]*[.$I$3])/([.$F55]*[.$D$3]+[.$I$3])))))" office:value-type="float" office:value="4.12519297822754">
            <text:p>4,125</text:p>
          </table:table-cell>
          <table:table-cell/>
        </table:table-row>
        <table:table-row table:style-name="ro1">
          <table:table-cell office:value-type="percentage" office:value="0.48">
            <text:p>48%</text:p>
          </table:table-cell>
          <table:table-cell table:formula="of:=1/(LN(2)*[.$D$4]*([.$D$1]+[.$A56]*[.$D$3]+2*[.$D$2]))" office:value-type="float" office:value="5.34331496625542">
            <text:p>5,343</text:p>
          </table:table-cell>
          <table:table-cell table:formula="of:=1/(LN(2)*[.$D$4]*([.$D$1]+[.$A56]*[.$D$3]+2*((1-[.$A56])*[.$D$3]+[.$D$2])))" office:value-type="float" office:value="1.82619625428983">
            <text:p>1,826</text:p>
          </table:table-cell>
          <table:table-cell table:formula="of:=1/(LN(2)*[.$D$4]*([.$D$1]+2*([.$D$2]+[.$A56]*[.$D$3])))" office:value-type="float" office:value="2.82881380566463">
            <text:p>2,829</text:p>
          </table:table-cell>
          <table:table-cell/>
          <table:table-cell office:value-type="percentage" office:value="0.48">
            <text:p>48%</text:p>
          </table:table-cell>
          <table:table-cell table:formula="of:=1/(LN(2)*[.$D$4]*([.$D$1]+(([.$F56]*[.$D$3]*[.$I$3])/([.$F56]*[.$D$3]+[.$I$3]))+2*[.$D$2]))" office:value-type="float" office:value="7.5076957120804">
            <text:p>7,508</text:p>
          </table:table-cell>
          <table:table-cell table:formula="of:=1/(LN(2)*[.$D$4]*([.$D$1]+(([.$F56]*[.$D$3]*[.$I$3])/([.$F56]*[.$D$3]+[.$I$3]))+2*((1-[.$F56])*[.$D$3]+[.$D$2])))" office:value-type="float" office:value="2.02579569308887">
            <text:p>2,026</text:p>
          </table:table-cell>
          <table:table-cell table:formula="of:=1/(LN(2)*[.$D$4]*([.$D$1]+2*([.$D$2]+(([.$F56]*[.$D$3]*[.$I$3])/([.$F56]*[.$D$3]+[.$I$3])))))" office:value-type="float" office:value="4.07167936787884">
            <text:p>4,072</text:p>
          </table:table-cell>
          <table:table-cell/>
        </table:table-row>
        <table:table-row table:style-name="ro1">
          <table:table-cell office:value-type="percentage" office:value="0.49">
            <text:p>49%</text:p>
          </table:table-cell>
          <table:table-cell table:formula="of:=1/(LN(2)*[.$D$4]*([.$D$1]+[.$A57]*[.$D$3]+2*[.$D$2]))" office:value-type="float" office:value="5.24616378505078">
            <text:p>5,246</text:p>
          </table:table-cell>
          <table:table-cell table:formula="of:=1/(LN(2)*[.$D$4]*([.$D$1]+[.$A57]*[.$D$3]+2*((1-[.$A57])*[.$D$3]+[.$D$2])))" office:value-type="float" office:value="1.83782807756556">
            <text:p>1,838</text:p>
          </table:table-cell>
          <table:table-cell table:formula="of:=1/(LN(2)*[.$D$4]*([.$D$1]+2*([.$D$2]+[.$A57]*[.$D$3])))" office:value-type="float" office:value="2.77441354017108">
            <text:p>2,774</text:p>
          </table:table-cell>
          <table:table-cell/>
          <table:table-cell office:value-type="percentage" office:value="0.49">
            <text:p>49%</text:p>
          </table:table-cell>
          <table:table-cell table:formula="of:=1/(LN(2)*[.$D$4]*([.$D$1]+(([.$F57]*[.$D$3]*[.$I$3])/([.$F57]*[.$D$3]+[.$I$3]))+2*[.$D$2]))" office:value-type="float" office:value="7.42014363453419">
            <text:p>7,420</text:p>
          </table:table-cell>
          <table:table-cell table:formula="of:=1/(LN(2)*[.$D$4]*([.$D$1]+(([.$F57]*[.$D$3]*[.$I$3])/([.$F57]*[.$D$3]+[.$I$3]))+2*((1-[.$F57])*[.$D$3]+[.$D$2])))" office:value-type="float" office:value="2.04803316589611">
            <text:p>2,048</text:p>
          </table:table-cell>
          <table:table-cell table:formula="of:=1/(LN(2)*[.$D$4]*([.$D$1]+2*([.$D$2]+(([.$F57]*[.$D$3]*[.$I$3])/([.$F57]*[.$D$3]+[.$I$3])))))" office:value-type="float" office:value="4.0202274376745">
            <text:p>4,020</text:p>
          </table:table-cell>
          <table:table-cell/>
        </table:table-row>
        <table:table-row table:style-name="ro1">
          <table:table-cell office:value-type="percentage" office:value="0.5">
            <text:p>50%</text:p>
          </table:table-cell>
          <table:table-cell table:formula="of:=1/(LN(2)*[.$D$4]*([.$D$1]+[.$A58]*[.$D$3]+2*[.$D$2]))" office:value-type="float" office:value="5.15248228888916">
            <text:p>5,152</text:p>
          </table:table-cell>
          <table:table-cell table:formula="of:=1/(LN(2)*[.$D$4]*([.$D$1]+[.$A58]*[.$D$3]+2*((1-[.$A58])*[.$D$3]+[.$D$2])))" office:value-type="float" office:value="1.84960902678072">
            <text:p>1,850</text:p>
          </table:table-cell>
          <table:table-cell table:formula="of:=1/(LN(2)*[.$D$4]*([.$D$1]+2*([.$D$2]+[.$A58]*[.$D$3])))" office:value-type="float" office:value="2.72206611488484">
            <text:p>2,722</text:p>
          </table:table-cell>
          <table:table-cell/>
          <table:table-cell office:value-type="percentage" office:value="0.5">
            <text:p>50%</text:p>
          </table:table-cell>
          <table:table-cell table:formula="of:=1/(LN(2)*[.$D$4]*([.$D$1]+(([.$F58]*[.$D$3]*[.$I$3])/([.$F58]*[.$D$3]+[.$I$3]))+2*[.$D$2]))" office:value-type="float" office:value="7.33573749604558">
            <text:p>7,336</text:p>
          </table:table-cell>
          <table:table-cell table:formula="of:=1/(LN(2)*[.$D$4]*([.$D$1]+(([.$F58]*[.$D$3]*[.$I$3])/([.$F58]*[.$D$3]+[.$I$3]))+2*((1-[.$F58])*[.$D$3]+[.$D$2])))" office:value-type="float" office:value="2.07085412567794">
            <text:p>2,071</text:p>
          </table:table-cell>
          <table:table-cell table:formula="of:=1/(LN(2)*[.$D$4]*([.$D$1]+2*([.$D$2]+(([.$F58]*[.$D$3]*[.$I$3])/([.$F58]*[.$D$3]+[.$I$3])))))" office:value-type="float" office:value="3.97072029602467">
            <text:p>3,971</text:p>
          </table:table-cell>
          <table:table-cell/>
        </table:table-row>
        <table:table-row table:style-name="ro1">
          <table:table-cell office:value-type="percentage" office:value="0.51">
            <text:p>51%</text:p>
          </table:table-cell>
          <table:table-cell table:formula="of:=1/(LN(2)*[.$D$4]*([.$D$1]+[.$A59]*[.$D$3]+2*[.$D$2]))" office:value-type="float" office:value="5.06208786276829">
            <text:p>5,062</text:p>
          </table:table-cell>
          <table:table-cell table:formula="of:=1/(LN(2)*[.$D$4]*([.$D$1]+[.$A59]*[.$D$3]+2*((1-[.$A59])*[.$D$3]+[.$D$2])))" office:value-type="float" office:value="1.86154198824382">
            <text:p>1,862</text:p>
          </table:table-cell>
          <table:table-cell table:formula="of:=1/(LN(2)*[.$D$4]*([.$D$1]+2*([.$D$2]+[.$A59]*[.$D$3])))" office:value-type="float" office:value="2.67165748312771">
            <text:p>2,672</text:p>
          </table:table-cell>
          <table:table-cell/>
          <table:table-cell office:value-type="percentage" office:value="0.51">
            <text:p>51%</text:p>
          </table:table-cell>
          <table:table-cell table:formula="of:=1/(LN(2)*[.$D$4]*([.$D$1]+(([.$F59]*[.$D$3]*[.$I$3])/([.$F59]*[.$D$3]+[.$I$3]))+2*[.$D$2]))" office:value-type="float" office:value="7.2543107284127">
            <text:p>7,254</text:p>
          </table:table-cell>
          <table:table-cell table:formula="of:=1/(LN(2)*[.$D$4]*([.$D$1]+(([.$F59]*[.$D$3]*[.$I$3])/([.$F59]*[.$D$3]+[.$I$3]))+2*((1-[.$F59])*[.$D$3]+[.$D$2])))" office:value-type="float" office:value="2.09427947677594">
            <text:p>2,094</text:p>
          </table:table-cell>
          <table:table-cell table:formula="of:=1/(LN(2)*[.$D$4]*([.$D$1]+2*([.$D$2]+(([.$F59]*[.$D$3]*[.$I$3])/([.$F59]*[.$D$3]+[.$I$3])))))" office:value-type="float" office:value="3.92304972400925">
            <text:p>3,923</text:p>
          </table:table-cell>
          <table:table-cell/>
        </table:table-row>
        <table:table-row table:style-name="ro1">
          <table:table-cell office:value-type="percentage" office:value="0.52">
            <text:p>52%</text:p>
          </table:table-cell>
          <table:table-cell table:formula="of:=1/(LN(2)*[.$D$4]*([.$D$1]+[.$A60]*[.$D$3]+2*[.$D$2]))" office:value-type="float" office:value="4.97481048582401">
            <text:p>4,975</text:p>
          </table:table-cell>
          <table:table-cell table:formula="of:=1/(LN(2)*[.$D$4]*([.$D$1]+[.$A60]*[.$D$3]+2*((1-[.$A60])*[.$D$3]+[.$D$2])))" office:value-type="float" office:value="1.87362992323242">
            <text:p>1,874</text:p>
          </table:table-cell>
          <table:table-cell table:formula="of:=1/(LN(2)*[.$D$4]*([.$D$1]+2*([.$D$2]+[.$A60]*[.$D$3])))" office:value-type="float" office:value="2.62308189252539">
            <text:p>2,623</text:p>
          </table:table-cell>
          <table:table-cell/>
          <table:table-cell office:value-type="percentage" office:value="0.52">
            <text:p>52%</text:p>
          </table:table-cell>
          <table:table-cell table:formula="of:=1/(LN(2)*[.$D$4]*([.$D$1]+(([.$F60]*[.$D$3]*[.$I$3])/([.$F60]*[.$D$3]+[.$I$3]))+2*[.$D$2]))" office:value-type="float" office:value="7.17570831855767">
            <text:p>7,176</text:p>
          </table:table-cell>
          <table:table-cell table:formula="of:=1/(LN(2)*[.$D$4]*([.$D$1]+(([.$F60]*[.$D$3]*[.$I$3])/([.$F60]*[.$D$3]+[.$I$3]))+2*((1-[.$F60])*[.$D$3]+[.$D$2])))" office:value-type="float" office:value="2.11833120377823">
            <text:p>2,118</text:p>
          </table:table-cell>
          <table:table-cell table:formula="of:=1/(LN(2)*[.$D$4]*([.$D$1]+2*([.$D$2]+(([.$F60]*[.$D$3]*[.$I$3])/([.$F60]*[.$D$3]+[.$I$3])))))" office:value-type="float" office:value="3.87711538569877">
            <text:p>3,877</text:p>
          </table:table-cell>
          <table:table-cell/>
        </table:table-row>
        <table:table-row table:style-name="ro1">
          <table:table-cell office:value-type="percentage" office:value="0.53">
            <text:p>53%</text:p>
          </table:table-cell>
          <table:table-cell table:formula="of:=1/(LN(2)*[.$D$4]*([.$D$1]+[.$A61]*[.$D$3]+2*[.$D$2]))" office:value-type="float" office:value="4.89049166403039">
            <text:p>4,890</text:p>
          </table:table-cell>
          <table:table-cell table:formula="of:=1/(LN(2)*[.$D$4]*([.$D$1]+[.$A61]*[.$D$3]+2*((1-[.$A61])*[.$D$3]+[.$D$2])))" office:value-type="float" office:value="1.88587587044309">
            <text:p>1,886</text:p>
          </table:table-cell>
          <table:table-cell table:formula="of:=1/(LN(2)*[.$D$4]*([.$D$1]+2*([.$D$2]+[.$A61]*[.$D$3])))" office:value-type="float" office:value="2.57624114444458">
            <text:p>2,576</text:p>
          </table:table-cell>
          <table:table-cell/>
          <table:table-cell office:value-type="percentage" office:value="0.53">
            <text:p>53%</text:p>
          </table:table-cell>
          <table:table-cell table:formula="of:=1/(LN(2)*[.$D$4]*([.$D$1]+(([.$F61]*[.$D$3]*[.$I$3])/([.$F61]*[.$D$3]+[.$I$3]))+2*[.$D$2]))" office:value-type="float" office:value="7.09978582360925">
            <text:p>7,100</text:p>
          </table:table-cell>
          <table:table-cell table:formula="of:=1/(LN(2)*[.$D$4]*([.$D$1]+(([.$F61]*[.$D$3]*[.$I$3])/([.$F61]*[.$D$3]+[.$I$3]))+2*((1-[.$F61])*[.$D$3]+[.$D$2])))" office:value-type="float" office:value="2.14303243937875">
            <text:p>2,143</text:p>
          </table:table-cell>
          <table:table-cell table:formula="of:=1/(LN(2)*[.$D$4]*([.$D$1]+2*([.$D$2]+(([.$F61]*[.$D$3]*[.$I$3])/([.$F61]*[.$D$3]+[.$I$3])))))" office:value-type="float" office:value="3.83282412321603">
            <text:p>3,833</text:p>
          </table:table-cell>
          <table:table-cell/>
        </table:table-row>
        <table:table-row table:style-name="ro1">
          <table:table-cell office:value-type="percentage" office:value="0.54">
            <text:p>54%</text:p>
          </table:table-cell>
          <table:table-cell table:formula="of:=1/(LN(2)*[.$D$4]*([.$D$1]+[.$A62]*[.$D$3]+2*[.$D$2]))" office:value-type="float" office:value="4.80898346962988">
            <text:p>4,809</text:p>
          </table:table-cell>
          <table:table-cell table:formula="of:=1/(LN(2)*[.$D$4]*([.$D$1]+[.$A62]*[.$D$3]+2*((1-[.$A62])*[.$D$3]+[.$D$2])))" office:value-type="float" office:value="1.89828294853811">
            <text:p>1,898</text:p>
          </table:table-cell>
          <table:table-cell table:formula="of:=1/(LN(2)*[.$D$4]*([.$D$1]+2*([.$D$2]+[.$A62]*[.$D$3])))" office:value-type="float" office:value="2.53104393138415">
            <text:p>2,531</text:p>
          </table:table-cell>
          <table:table-cell/>
          <table:table-cell office:value-type="percentage" office:value="0.54">
            <text:p>54%</text:p>
          </table:table-cell>
          <table:table-cell table:formula="of:=1/(LN(2)*[.$D$4]*([.$D$1]+(([.$F62]*[.$D$3]*[.$I$3])/([.$F62]*[.$D$3]+[.$I$3]))+2*[.$D$2]))" office:value-type="float" office:value="7.02640848503796">
            <text:p>7,026</text:p>
          </table:table-cell>
          <table:table-cell table:formula="of:=1/(LN(2)*[.$D$4]*([.$D$1]+(([.$F62]*[.$D$3]*[.$I$3])/([.$F62]*[.$D$3]+[.$I$3]))+2*((1-[.$F62])*[.$D$3]+[.$D$2])))" office:value-type="float" office:value="2.16840753754539">
            <text:p>2,168</text:p>
          </table:table-cell>
          <table:table-cell table:formula="of:=1/(LN(2)*[.$D$4]*([.$D$1]+2*([.$D$2]+(([.$F62]*[.$D$3]*[.$I$3])/([.$F62]*[.$D$3]+[.$I$3])))))" office:value-type="float" office:value="3.79008932611567">
            <text:p>3,790</text:p>
          </table:table-cell>
          <table:table-cell/>
        </table:table-row>
        <table:table-row table:style-name="ro1">
          <table:table-cell office:value-type="percentage" office:value="0.55">
            <text:p>55%</text:p>
          </table:table-cell>
          <table:table-cell table:formula="of:=1/(LN(2)*[.$D$4]*([.$D$1]+[.$A63]*[.$D$3]+2*[.$D$2]))" office:value-type="float" office:value="4.73014767504578">
            <text:p>4,730</text:p>
          </table:table-cell>
          <table:table-cell table:formula="of:=1/(LN(2)*[.$D$4]*([.$D$1]+[.$A63]*[.$D$3]+2*((1-[.$A63])*[.$D$3]+[.$D$2])))" office:value-type="float" office:value="1.91085435879333">
            <text:p>1,911</text:p>
          </table:table-cell>
          <table:table-cell table:formula="of:=1/(LN(2)*[.$D$4]*([.$D$1]+2*([.$D$2]+[.$A63]*[.$D$3])))" office:value-type="float" office:value="2.48740524291201">
            <text:p>2,487</text:p>
          </table:table-cell>
          <table:table-cell/>
          <table:table-cell office:value-type="percentage" office:value="0.55">
            <text:p>55%</text:p>
          </table:table-cell>
          <table:table-cell table:formula="of:=1/(LN(2)*[.$D$4]*([.$D$1]+(([.$F63]*[.$D$3]*[.$I$3])/([.$F63]*[.$D$3]+[.$I$3]))+2*[.$D$2]))" office:value-type="float" office:value="6.95545043041335">
            <text:p>6,955</text:p>
          </table:table-cell>
          <table:table-cell table:formula="of:=1/(LN(2)*[.$D$4]*([.$D$1]+(([.$F63]*[.$D$3]*[.$I$3])/([.$F63]*[.$D$3]+[.$I$3]))+2*((1-[.$F63])*[.$D$3]+[.$D$2])))" office:value-type="float" office:value="2.19448215248076">
            <text:p>2,194</text:p>
          </table:table-cell>
          <table:table-cell table:formula="of:=1/(LN(2)*[.$D$4]*([.$D$1]+2*([.$D$2]+(([.$F63]*[.$D$3]*[.$I$3])/([.$F63]*[.$D$3]+[.$I$3])))))" office:value-type="float" office:value="3.74883036609873">
            <text:p>3,749</text:p>
          </table:table-cell>
          <table:table-cell/>
        </table:table-row>
        <table:table-row table:style-name="ro1">
          <table:table-cell office:value-type="percentage" office:value="0.56">
            <text:p>56%</text:p>
          </table:table-cell>
          <table:table-cell table:formula="of:=1/(LN(2)*[.$D$4]*([.$D$1]+[.$A64]*[.$D$3]+2*[.$D$2]))" office:value-type="float" office:value="4.65385497060956">
            <text:p>4,654</text:p>
          </table:table-cell>
          <table:table-cell table:formula="of:=1/(LN(2)*[.$D$4]*([.$D$1]+[.$A64]*[.$D$3]+2*((1-[.$A64])*[.$D$3]+[.$D$2])))" office:value-type="float" office:value="1.92359338785195">
            <text:p>1,924</text:p>
          </table:table-cell>
          <table:table-cell table:formula="of:=1/(LN(2)*[.$D$4]*([.$D$1]+2*([.$D$2]+[.$A64]*[.$D$3])))" office:value-type="float" office:value="2.44524583201519">
            <text:p>2,445</text:p>
          </table:table-cell>
          <table:table-cell/>
          <table:table-cell office:value-type="percentage" office:value="0.56">
            <text:p>56%</text:p>
          </table:table-cell>
          <table:table-cell table:formula="of:=1/(LN(2)*[.$D$4]*([.$D$1]+(([.$F64]*[.$D$3]*[.$I$3])/([.$F64]*[.$D$3]+[.$I$3]))+2*[.$D$2]))" office:value-type="float" office:value="6.88679395283593">
            <text:p>6,887</text:p>
          </table:table-cell>
          <table:table-cell table:formula="of:=1/(LN(2)*[.$D$4]*([.$D$1]+(([.$F64]*[.$D$3]*[.$I$3])/([.$F64]*[.$D$3]+[.$I$3]))+2*((1-[.$F64])*[.$D$3]+[.$D$2])))" office:value-type="float" office:value="2.22128332391116">
            <text:p>2,221</text:p>
          </table:table-cell>
          <table:table-cell table:formula="of:=1/(LN(2)*[.$D$4]*([.$D$1]+2*([.$D$2]+(([.$F64]*[.$D$3]*[.$I$3])/([.$F64]*[.$D$3]+[.$I$3])))))" office:value-type="float" office:value="3.70897208929925">
            <text:p>3,709</text:p>
          </table:table-cell>
          <table:table-cell/>
        </table:table-row>
        <table:table-row table:style-name="ro1">
          <table:table-cell office:value-type="percentage" office:value="0.57">
            <text:p>57%</text:p>
          </table:table-cell>
          <table:table-cell table:formula="of:=1/(LN(2)*[.$D$4]*([.$D$1]+[.$A65]*[.$D$3]+2*[.$D$2]))" office:value-type="float" office:value="4.57998425679036">
            <text:p>4,580</text:p>
          </table:table-cell>
          <table:table-cell table:formula="of:=1/(LN(2)*[.$D$4]*([.$D$1]+[.$A65]*[.$D$3]+2*((1-[.$A65])*[.$D$3]+[.$D$2])))" office:value-type="float" office:value="1.93650341058921">
            <text:p>1,937</text:p>
          </table:table-cell>
          <table:table-cell table:formula="of:=1/(LN(2)*[.$D$4]*([.$D$1]+2*([.$D$2]+[.$A65]*[.$D$3])))" office:value-type="float" office:value="2.40449173481494">
            <text:p>2,404</text:p>
          </table:table-cell>
          <table:table-cell/>
          <table:table-cell office:value-type="percentage" office:value="0.57">
            <text:p>57%</text:p>
          </table:table-cell>
          <table:table-cell table:formula="of:=1/(LN(2)*[.$D$4]*([.$D$1]+(([.$F65]*[.$D$3]*[.$I$3])/([.$F65]*[.$D$3]+[.$I$3]))+2*[.$D$2]))" office:value-type="float" office:value="6.82032885936667">
            <text:p>6,820</text:p>
          </table:table-cell>
          <table:table-cell table:formula="of:=1/(LN(2)*[.$D$4]*([.$D$1]+(([.$F65]*[.$D$3]*[.$I$3])/([.$F65]*[.$D$3]+[.$I$3]))+2*((1-[.$F65])*[.$D$3]+[.$D$2])))" office:value-type="float" office:value="2.24883956929674">
            <text:p>2,249</text:p>
          </table:table-cell>
          <table:table-cell table:formula="of:=1/(LN(2)*[.$D$4]*([.$D$1]+2*([.$D$2]+(([.$F65]*[.$D$3]*[.$I$3])/([.$F65]*[.$D$3]+[.$I$3])))))" office:value-type="float" office:value="3.6704443594161">
            <text:p>3,670</text:p>
          </table:table-cell>
          <table:table-cell/>
        </table:table-row>
        <table:table-row table:style-name="ro1">
          <table:table-cell office:value-type="percentage" office:value="0.58">
            <text:p>58%</text:p>
          </table:table-cell>
          <table:table-cell table:formula="of:=1/(LN(2)*[.$D$4]*([.$D$1]+[.$A66]*[.$D$3]+2*[.$D$2]))" office:value-type="float" office:value="4.50842200277801">
            <text:p>4,508</text:p>
          </table:table-cell>
          <table:table-cell table:formula="of:=1/(LN(2)*[.$D$4]*([.$D$1]+[.$A66]*[.$D$3]+2*((1-[.$A66])*[.$D$3]+[.$D$2])))" office:value-type="float" office:value="1.94958789309319">
            <text:p>1,950</text:p>
          </table:table-cell>
          <table:table-cell table:formula="of:=1/(LN(2)*[.$D$4]*([.$D$1]+2*([.$D$2]+[.$A66]*[.$D$3])))" office:value-type="float" office:value="2.36507383752289">
            <text:p>2,365</text:p>
          </table:table-cell>
          <table:table-cell/>
          <table:table-cell office:value-type="percentage" office:value="0.58">
            <text:p>58%</text:p>
          </table:table-cell>
          <table:table-cell table:formula="of:=1/(LN(2)*[.$D$4]*([.$D$1]+(([.$F66]*[.$D$3]*[.$I$3])/([.$F66]*[.$D$3]+[.$I$3]))+2*[.$D$2]))" office:value-type="float" office:value="6.75595188086711">
            <text:p>6,756</text:p>
          </table:table-cell>
          <table:table-cell table:formula="of:=1/(LN(2)*[.$D$4]*([.$D$1]+(([.$F66]*[.$D$3]*[.$I$3])/([.$F66]*[.$D$3]+[.$I$3]))+2*((1-[.$F66])*[.$D$3]+[.$D$2])))" office:value-type="float" office:value="2.27718098362094">
            <text:p>2,277</text:p>
          </table:table-cell>
          <table:table-cell table:formula="of:=1/(LN(2)*[.$D$4]*([.$D$1]+2*([.$D$2]+(([.$F66]*[.$D$3]*[.$I$3])/([.$F66]*[.$D$3]+[.$I$3])))))" office:value-type="float" office:value="3.63318164584725">
            <text:p>3,633</text:p>
          </table:table-cell>
          <table:table-cell/>
        </table:table-row>
        <table:table-row table:style-name="ro1">
          <table:table-cell office:value-type="percentage" office:value="0.59">
            <text:p>59%</text:p>
          </table:table-cell>
          <table:table-cell table:formula="of:=1/(LN(2)*[.$D$4]*([.$D$1]+[.$A67]*[.$D$3]+2*[.$D$2]))" office:value-type="float" office:value="4.43906166427373">
            <text:p>4,439</text:p>
          </table:table-cell>
          <table:table-cell table:formula="of:=1/(LN(2)*[.$D$4]*([.$D$1]+[.$A67]*[.$D$3]+2*((1-[.$A67])*[.$D$3]+[.$D$2])))" office:value-type="float" office:value="1.9628503957673">
            <text:p>1,963</text:p>
          </table:table-cell>
          <table:table-cell table:formula="of:=1/(LN(2)*[.$D$4]*([.$D$1]+2*([.$D$2]+[.$A67]*[.$D$3])))" office:value-type="float" office:value="2.32692748530478">
            <text:p>2,327</text:p>
          </table:table-cell>
          <table:table-cell/>
          <table:table-cell office:value-type="percentage" office:value="0.59">
            <text:p>59%</text:p>
          </table:table-cell>
          <table:table-cell table:formula="of:=1/(LN(2)*[.$D$4]*([.$D$1]+(([.$F67]*[.$D$3]*[.$I$3])/([.$F67]*[.$D$3]+[.$I$3]))+2*[.$D$2]))" office:value-type="float" office:value="6.69356613660184">
            <text:p>6,694</text:p>
          </table:table-cell>
          <table:table-cell table:formula="of:=1/(LN(2)*[.$D$4]*([.$D$1]+(([.$F67]*[.$D$3]*[.$I$3])/([.$F67]*[.$D$3]+[.$I$3]))+2*((1-[.$F67])*[.$D$3]+[.$D$2])))" office:value-type="float" office:value="2.3063393474899">
            <text:p>2,306</text:p>
          </table:table-cell>
          <table:table-cell table:formula="of:=1/(LN(2)*[.$D$4]*([.$D$1]+2*([.$D$2]+(([.$F67]*[.$D$3]*[.$I$3])/([.$F67]*[.$D$3]+[.$I$3])))))" office:value-type="float" office:value="3.5971226517382">
            <text:p>3,597</text:p>
          </table:table-cell>
          <table:table-cell/>
        </table:table-row>
        <table:table-row table:style-name="ro1">
          <table:table-cell office:value-type="percentage" office:value="0.6">
            <text:p>60%</text:p>
          </table:table-cell>
          <table:table-cell table:formula="of:=1/(LN(2)*[.$D$4]*([.$D$1]+[.$A68]*[.$D$3]+2*[.$D$2]))" office:value-type="float" office:value="4.37180315420898">
            <text:p>4,372</text:p>
          </table:table-cell>
          <table:table-cell table:formula="of:=1/(LN(2)*[.$D$4]*([.$D$1]+[.$A68]*[.$D$3]+2*((1-[.$A68])*[.$D$3]+[.$D$2])))" office:value-type="float" office:value="1.97629457656022">
            <text:p>1,976</text:p>
          </table:table-cell>
          <table:table-cell table:formula="of:=1/(LN(2)*[.$D$4]*([.$D$1]+2*([.$D$2]+[.$A68]*[.$D$3])))" office:value-type="float" office:value="2.28999212839518">
            <text:p>2,290</text:p>
          </table:table-cell>
          <table:table-cell/>
          <table:table-cell office:value-type="percentage" office:value="0.6">
            <text:p>60%</text:p>
          </table:table-cell>
          <table:table-cell table:formula="of:=1/(LN(2)*[.$D$4]*([.$D$1]+(([.$F68]*[.$D$3]*[.$I$3])/([.$F68]*[.$D$3]+[.$I$3]))+2*[.$D$2]))" office:value-type="float" office:value="6.63308064776535">
            <text:p>6,633</text:p>
          </table:table-cell>
          <table:table-cell table:formula="of:=1/(LN(2)*[.$D$4]*([.$D$1]+(([.$F68]*[.$D$3]*[.$I$3])/([.$F68]*[.$D$3]+[.$I$3]))+2*((1-[.$F68])*[.$D$3]+[.$D$2])))" office:value-type="float" office:value="2.3363482443546">
            <text:p>2,336</text:p>
          </table:table-cell>
          <table:table-cell table:formula="of:=1/(LN(2)*[.$D$4]*([.$D$1]+2*([.$D$2]+(([.$F68]*[.$D$3]*[.$I$3])/([.$F68]*[.$D$3]+[.$I$3])))))" office:value-type="float" office:value="3.56220997750361">
            <text:p>3,562</text:p>
          </table:table-cell>
          <table:table-cell/>
        </table:table-row>
        <table:table-row table:style-name="ro1">
          <table:table-cell office:value-type="percentage" office:value="0.61">
            <text:p>61%</text:p>
          </table:table-cell>
          <table:table-cell table:formula="of:=1/(LN(2)*[.$D$4]*([.$D$1]+[.$A69]*[.$D$3]+2*[.$D$2]))" office:value-type="float" office:value="4.30655236086258">
            <text:p>4,307</text:p>
          </table:table-cell>
          <table:table-cell table:formula="of:=1/(LN(2)*[.$D$4]*([.$D$1]+[.$A69]*[.$D$3]+2*((1-[.$A69])*[.$D$3]+[.$D$2])))" office:value-type="float" office:value="1.98992419432961">
            <text:p>1,990</text:p>
          </table:table-cell>
          <table:table-cell table:formula="of:=1/(LN(2)*[.$D$4]*([.$D$1]+2*([.$D$2]+[.$A69]*[.$D$3])))" office:value-type="float" office:value="2.25421100138901">
            <text:p>2,254</text:p>
          </table:table-cell>
          <table:table-cell/>
          <table:table-cell office:value-type="percentage" office:value="0.61">
            <text:p>61%</text:p>
          </table:table-cell>
          <table:table-cell table:formula="of:=1/(LN(2)*[.$D$4]*([.$D$1]+(([.$F69]*[.$D$3]*[.$I$3])/([.$F69]*[.$D$3]+[.$I$3]))+2*[.$D$2]))" office:value-type="float" office:value="6.57440989479545">
            <text:p>6,574</text:p>
          </table:table-cell>
          <table:table-cell table:formula="of:=1/(LN(2)*[.$D$4]*([.$D$1]+(([.$F69]*[.$D$3]*[.$I$3])/([.$F69]*[.$D$3]+[.$I$3]))+2*((1-[.$F69])*[.$D$3]+[.$D$2])))" office:value-type="float" office:value="2.36724318776114">
            <text:p>2,367</text:p>
          </table:table-cell>
          <table:table-cell table:formula="of:=1/(LN(2)*[.$D$4]*([.$D$1]+2*([.$D$2]+(([.$F69]*[.$D$3]*[.$I$3])/([.$F69]*[.$D$3]+[.$I$3])))))" office:value-type="float" office:value="3.52838981593685">
            <text:p>3,528</text:p>
          </table:table-cell>
          <table:table-cell/>
        </table:table-row>
        <table:table-row table:style-name="ro1">
          <table:table-cell office:value-type="percentage" office:value="0.62">
            <text:p>62%</text:p>
          </table:table-cell>
          <table:table-cell table:formula="of:=1/(LN(2)*[.$D$4]*([.$D$1]+[.$A70]*[.$D$3]+2*[.$D$2]))" office:value-type="float" office:value="4.24322070849695">
            <text:p>4,243</text:p>
          </table:table-cell>
          <table:table-cell table:formula="of:=1/(LN(2)*[.$D$4]*([.$D$1]+[.$A70]*[.$D$3]+2*((1-[.$A70])*[.$D$3]+[.$D$2])))" office:value-type="float" office:value="2.00374311234578">
            <text:p>2,004</text:p>
          </table:table-cell>
          <table:table-cell table:formula="of:=1/(LN(2)*[.$D$4]*([.$D$1]+2*([.$D$2]+[.$A70]*[.$D$3])))" office:value-type="float" office:value="2.21953083213687">
            <text:p>2,220</text:p>
          </table:table-cell>
          <table:table-cell/>
          <table:table-cell office:value-type="percentage" office:value="0.62">
            <text:p>62%</text:p>
          </table:table-cell>
          <table:table-cell table:formula="of:=1/(LN(2)*[.$D$4]*([.$D$1]+(([.$F70]*[.$D$3]*[.$I$3])/([.$F70]*[.$D$3]+[.$I$3]))+2*[.$D$2]))" office:value-type="float" office:value="6.51747341394345">
            <text:p>6,517</text:p>
          </table:table-cell>
          <table:table-cell table:formula="of:=1/(LN(2)*[.$D$4]*([.$D$1]+(([.$F70]*[.$D$3]*[.$I$3])/([.$F70]*[.$D$3]+[.$I$3]))+2*((1-[.$F70])*[.$D$3]+[.$D$2])))" office:value-type="float" office:value="2.3990617596388">
            <text:p>2,399</text:p>
          </table:table-cell>
          <table:table-cell table:formula="of:=1/(LN(2)*[.$D$4]*([.$D$1]+2*([.$D$2]+(([.$F70]*[.$D$3]*[.$I$3])/([.$F70]*[.$D$3]+[.$I$3])))))" office:value-type="float" office:value="3.49561167550123">
            <text:p>3,496</text:p>
          </table:table-cell>
          <table:table-cell/>
        </table:table-row>
        <table:table-row table:style-name="ro1">
          <table:table-cell office:value-type="percentage" office:value="0.63">
            <text:p>63%</text:p>
          </table:table-cell>
          <table:table-cell table:formula="of:=1/(LN(2)*[.$D$4]*([.$D$1]+[.$A71]*[.$D$3]+2*[.$D$2]))" office:value-type="float" office:value="4.1817247561999">
            <text:p>4,182</text:p>
          </table:table-cell>
          <table:table-cell table:formula="of:=1/(LN(2)*[.$D$4]*([.$D$1]+[.$A71]*[.$D$3]+2*((1-[.$A71])*[.$D$3]+[.$D$2])))" office:value-type="float" office:value="2.01775530194261">
            <text:p>2,018</text:p>
          </table:table-cell>
          <table:table-cell table:formula="of:=1/(LN(2)*[.$D$4]*([.$D$1]+2*([.$D$2]+[.$A71]*[.$D$3])))" office:value-type="float" office:value="2.18590157710449">
            <text:p>2,186</text:p>
          </table:table-cell>
          <table:table-cell/>
          <table:table-cell office:value-type="percentage" office:value="0.63">
            <text:p>63%</text:p>
          </table:table-cell>
          <table:table-cell table:formula="of:=1/(LN(2)*[.$D$4]*([.$D$1]+(([.$F71]*[.$D$3]*[.$I$3])/([.$F71]*[.$D$3]+[.$I$3]))+2*[.$D$2]))" office:value-type="float" office:value="6.46219542909868">
            <text:p>6,462</text:p>
          </table:table-cell>
          <table:table-cell table:formula="of:=1/(LN(2)*[.$D$4]*([.$D$1]+(([.$F71]*[.$D$3]*[.$I$3])/([.$F71]*[.$D$3]+[.$I$3]))+2*((1-[.$F71])*[.$D$3]+[.$D$2])))" office:value-type="float" office:value="2.43184376075389">
            <text:p>2,432</text:p>
          </table:table-cell>
          <table:table-cell table:formula="of:=1/(LN(2)*[.$D$4]*([.$D$1]+2*([.$D$2]+(([.$F71]*[.$D$3]*[.$I$3])/([.$F71]*[.$D$3]+[.$I$3])))))" office:value-type="float" office:value="3.46382812880985">
            <text:p>3,464</text:p>
          </table:table-cell>
          <table:table-cell/>
        </table:table-row>
        <table:table-row table:style-name="ro1">
          <table:table-cell office:value-type="percentage" office:value="0.64">
            <text:p>64%</text:p>
          </table:table-cell>
          <table:table-cell table:formula="of:=1/(LN(2)*[.$D$4]*([.$D$1]+[.$A72]*[.$D$3]+2*[.$D$2]))" office:value-type="float" office:value="4.12198583111132">
            <text:p>4,122</text:p>
          </table:table-cell>
          <table:table-cell table:formula="of:=1/(LN(2)*[.$D$4]*([.$D$1]+[.$A72]*[.$D$3]+2*((1-[.$A72])*[.$D$3]+[.$D$2])))" office:value-type="float" office:value="2.03196484632248">
            <text:p>2,032</text:p>
          </table:table-cell>
          <table:table-cell table:formula="of:=1/(LN(2)*[.$D$4]*([.$D$1]+2*([.$D$2]+[.$A72]*[.$D$3])))" office:value-type="float" office:value="2.15327618043129">
            <text:p>2,153</text:p>
          </table:table-cell>
          <table:table-cell/>
          <table:table-cell office:value-type="percentage" office:value="0.64">
            <text:p>64%</text:p>
          </table:table-cell>
          <table:table-cell table:formula="of:=1/(LN(2)*[.$D$4]*([.$D$1]+(([.$F72]*[.$D$3]*[.$I$3])/([.$F72]*[.$D$3]+[.$I$3]))+2*[.$D$2]))" office:value-type="float" office:value="6.40850451532476">
            <text:p>6,409</text:p>
          </table:table-cell>
          <table:table-cell table:formula="of:=1/(LN(2)*[.$D$4]*([.$D$1]+(([.$F72]*[.$D$3]*[.$I$3])/([.$F72]*[.$D$3]+[.$I$3]))+2*((1-[.$F72])*[.$D$3]+[.$D$2])))" office:value-type="float" office:value="2.46563137459139">
            <text:p>2,466</text:p>
          </table:table-cell>
          <table:table-cell table:formula="of:=1/(LN(2)*[.$D$4]*([.$D$1]+2*([.$D$2]+(([.$F72]*[.$D$3]*[.$I$3])/([.$F72]*[.$D$3]+[.$I$3])))))" office:value-type="float" office:value="3.43299458365917">
            <text:p>3,433</text:p>
          </table:table-cell>
          <table:table-cell/>
        </table:table-row>
        <table:table-row table:style-name="ro1">
          <table:table-cell office:value-type="percentage" office:value="0.65">
            <text:p>65%</text:p>
          </table:table-cell>
          <table:table-cell table:formula="of:=1/(LN(2)*[.$D$4]*([.$D$1]+[.$A73]*[.$D$3]+2*[.$D$2]))" office:value-type="float" office:value="4.06392969264497">
            <text:p>4,064</text:p>
          </table:table-cell>
          <table:table-cell table:formula="of:=1/(LN(2)*[.$D$4]*([.$D$1]+[.$A73]*[.$D$3]+2*((1-[.$A73])*[.$D$3]+[.$D$2])))" office:value-type="float" office:value="2.04637594452335">
            <text:p>2,046</text:p>
          </table:table-cell>
          <table:table-cell table:formula="of:=1/(LN(2)*[.$D$4]*([.$D$1]+2*([.$D$2]+[.$A73]*[.$D$3])))" office:value-type="float" office:value="2.12161035424848">
            <text:p>2,122</text:p>
          </table:table-cell>
          <table:table-cell/>
          <table:table-cell office:value-type="percentage" office:value="0.65">
            <text:p>65%</text:p>
          </table:table-cell>
          <table:table-cell table:formula="of:=1/(LN(2)*[.$D$4]*([.$D$1]+(([.$F73]*[.$D$3]*[.$I$3])/([.$F73]*[.$D$3]+[.$I$3]))+2*[.$D$2]))" office:value-type="float" office:value="6.35633329096606">
            <text:p>6,356</text:p>
          </table:table-cell>
          <table:table-cell table:formula="of:=1/(LN(2)*[.$D$4]*([.$D$1]+(([.$F73]*[.$D$3]*[.$I$3])/([.$F73]*[.$D$3]+[.$I$3]))+2*((1-[.$F73])*[.$D$3]+[.$D$2])))" office:value-type="float" office:value="2.50046934607856">
            <text:p>2,500</text:p>
          </table:table-cell>
          <table:table-cell table:formula="of:=1/(LN(2)*[.$D$4]*([.$D$1]+2*([.$D$2]+(([.$F73]*[.$D$3]*[.$I$3])/([.$F73]*[.$D$3]+[.$I$3])))))" office:value-type="float" office:value="3.40306907429134">
            <text:p>3,403</text:p>
          </table:table-cell>
          <table:table-cell/>
        </table:table-row>
        <table:table-row table:style-name="ro1">
          <table:table-cell office:value-type="percentage" office:value="0.66">
            <text:p>66%</text:p>
          </table:table-cell>
          <table:table-cell table:formula="of:=1/(LN(2)*[.$D$4]*([.$D$1]+[.$A74]*[.$D$3]+2*[.$D$2]))" office:value-type="float" office:value="4.00748622469157">
            <text:p>4,007</text:p>
          </table:table-cell>
          <table:table-cell table:formula="of:=1/(LN(2)*[.$D$4]*([.$D$1]+[.$A74]*[.$D$3]+2*((1-[.$A74])*[.$D$3]+[.$D$2])))" office:value-type="float" office:value="2.06099291555566">
            <text:p>2,061</text:p>
          </table:table-cell>
          <table:table-cell table:formula="of:=1/(LN(2)*[.$D$4]*([.$D$1]+2*([.$D$2]+[.$A74]*[.$D$3])))" office:value-type="float" office:value="2.09086237809995">
            <text:p>2,091</text:p>
          </table:table-cell>
          <table:table-cell/>
          <table:table-cell office:value-type="percentage" office:value="0.66">
            <text:p>66%</text:p>
          </table:table-cell>
          <table:table-cell table:formula="of:=1/(LN(2)*[.$D$4]*([.$D$1]+(([.$F74]*[.$D$3]*[.$I$3])/([.$F74]*[.$D$3]+[.$I$3]))+2*[.$D$2]))" office:value-type="float" office:value="6.30561813553365">
            <text:p>6,306</text:p>
          </table:table-cell>
          <table:table-cell table:formula="of:=1/(LN(2)*[.$D$4]*([.$D$1]+(([.$F74]*[.$D$3]*[.$I$3])/([.$F74]*[.$D$3]+[.$I$3]))+2*((1-[.$F74])*[.$D$3]+[.$D$2])))" office:value-type="float" office:value="2.53640517673764">
            <text:p>2,536</text:p>
          </table:table-cell>
          <table:table-cell table:formula="of:=1/(LN(2)*[.$D$4]*([.$D$1]+2*([.$D$2]+(([.$F74]*[.$D$3]*[.$I$3])/([.$F74]*[.$D$3]+[.$I$3])))))" office:value-type="float" office:value="3.37401207083077">
            <text:p>3,374</text:p>
          </table:table-cell>
          <table:table-cell/>
        </table:table-row>
        <table:table-row table:style-name="ro1">
          <table:table-cell office:value-type="percentage" office:value="0.67">
            <text:p>67%</text:p>
          </table:table-cell>
          <table:table-cell table:formula="of:=1/(LN(2)*[.$D$4]*([.$D$1]+[.$A75]*[.$D$3]+2*[.$D$2]))" office:value-type="float" office:value="3.95258915312045">
            <text:p>3,953</text:p>
          </table:table-cell>
          <table:table-cell table:formula="of:=1/(LN(2)*[.$D$4]*([.$D$1]+[.$A75]*[.$D$3]+2*((1-[.$A75])*[.$D$3]+[.$D$2])))" office:value-type="float" office:value="2.07582020271793">
            <text:p>2,076</text:p>
          </table:table-cell>
          <table:table-cell table:formula="of:=1/(LN(2)*[.$D$4]*([.$D$1]+2*([.$D$2]+[.$A75]*[.$D$3])))" office:value-type="float" office:value="2.06099291555566">
            <text:p>2,061</text:p>
          </table:table-cell>
          <table:table-cell/>
          <table:table-cell office:value-type="percentage" office:value="0.67">
            <text:p>67%</text:p>
          </table:table-cell>
          <table:table-cell table:formula="of:=1/(LN(2)*[.$D$4]*([.$D$1]+(([.$F75]*[.$D$3]*[.$I$3])/([.$F75]*[.$D$3]+[.$I$3]))+2*[.$D$2]))" office:value-type="float" office:value="6.25629893088696">
            <text:p>6,256</text:p>
          </table:table-cell>
          <table:table-cell table:formula="of:=1/(LN(2)*[.$D$4]*([.$D$1]+(([.$F75]*[.$D$3]*[.$I$3])/([.$F75]*[.$D$3]+[.$I$3]))+2*((1-[.$F75])*[.$D$3]+[.$D$2])))" office:value-type="float" office:value="2.57348933805231">
            <text:p>2,573</text:p>
          </table:table-cell>
          <table:table-cell table:formula="of:=1/(LN(2)*[.$D$4]*([.$D$1]+2*([.$D$2]+(([.$F75]*[.$D$3]*[.$I$3])/([.$F75]*[.$D$3]+[.$I$3])))))" office:value-type="float" office:value="3.34578630507509">
            <text:p>3,346</text:p>
          </table:table-cell>
          <table:table-cell/>
        </table:table-row>
        <table:table-row table:style-name="ro1">
          <table:table-cell office:value-type="percentage" office:value="0.68">
            <text:p>68%</text:p>
          </table:table-cell>
          <table:table-cell table:formula="of:=1/(LN(2)*[.$D$4]*([.$D$1]+[.$A76]*[.$D$3]+2*[.$D$2]))" office:value-type="float" office:value="3.89917578618639">
            <text:p>3,899</text:p>
          </table:table-cell>
          <table:table-cell table:formula="of:=1/(LN(2)*[.$D$4]*([.$D$1]+[.$A76]*[.$D$3]+2*((1-[.$A76])*[.$D$3]+[.$D$2])))" office:value-type="float" office:value="2.09086237809995">
            <text:p>2,091</text:p>
          </table:table-cell>
          <table:table-cell table:formula="of:=1/(LN(2)*[.$D$4]*([.$D$1]+2*([.$D$2]+[.$A76]*[.$D$3])))" office:value-type="float" office:value="2.03196484632248">
            <text:p>2,032</text:p>
          </table:table-cell>
          <table:table-cell/>
          <table:table-cell office:value-type="percentage" office:value="0.68">
            <text:p>68%</text:p>
          </table:table-cell>
          <table:table-cell table:formula="of:=1/(LN(2)*[.$D$4]*([.$D$1]+(([.$F76]*[.$D$3]*[.$I$3])/([.$F76]*[.$D$3]+[.$I$3]))+2*[.$D$2]))" office:value-type="float" office:value="6.20831882349759">
            <text:p>6,208</text:p>
          </table:table-cell>
          <table:table-cell table:formula="of:=1/(LN(2)*[.$D$4]*([.$D$1]+(([.$F76]*[.$D$3]*[.$I$3])/([.$F76]*[.$D$3]+[.$I$3]))+2*((1-[.$F76])*[.$D$3]+[.$D$2])))" office:value-type="float" office:value="2.61177550505761">
            <text:p>2,612</text:p>
          </table:table-cell>
          <table:table-cell table:formula="of:=1/(LN(2)*[.$D$4]*([.$D$1]+2*([.$D$2]+(([.$F76]*[.$D$3]*[.$I$3])/([.$F76]*[.$D$3]+[.$I$3])))))" office:value-type="float" office:value="3.31835661102609">
            <text:p>3,318</text:p>
          </table:table-cell>
          <table:table-cell/>
        </table:table-row>
        <table:table-row table:style-name="ro1">
          <table:table-cell office:value-type="percentage" office:value="0.69">
            <text:p>69%</text:p>
          </table:table-cell>
          <table:table-cell table:formula="of:=1/(LN(2)*[.$D$4]*([.$D$1]+[.$A77]*[.$D$3]+2*[.$D$2]))" office:value-type="float" office:value="3.8471867757039">
            <text:p>3,847</text:p>
          </table:table-cell>
          <table:table-cell table:formula="of:=1/(LN(2)*[.$D$4]*([.$D$1]+[.$A77]*[.$D$3]+2*((1-[.$A77])*[.$D$3]+[.$D$2])))" office:value-type="float" office:value="2.10612414728316">
            <text:p>2,106</text:p>
          </table:table-cell>
          <table:table-cell table:formula="of:=1/(LN(2)*[.$D$4]*([.$D$1]+2*([.$D$2]+[.$A77]*[.$D$3])))" office:value-type="float" office:value="2.00374311234578">
            <text:p>2,004</text:p>
          </table:table-cell>
          <table:table-cell/>
          <table:table-cell office:value-type="percentage" office:value="0.69">
            <text:p>69%</text:p>
          </table:table-cell>
          <table:table-cell table:formula="of:=1/(LN(2)*[.$D$4]*([.$D$1]+(([.$F77]*[.$D$3]*[.$I$3])/([.$F77]*[.$D$3]+[.$I$3]))+2*[.$D$2]))" office:value-type="float" office:value="6.16162400581842">
            <text:p>6,162</text:p>
          </table:table-cell>
          <table:table-cell table:formula="of:=1/(LN(2)*[.$D$4]*([.$D$1]+(([.$F77]*[.$D$3]*[.$I$3])/([.$F77]*[.$D$3]+[.$I$3]))+2*((1-[.$F77])*[.$D$3]+[.$D$2])))" office:value-type="float" office:value="2.651320812421">
            <text:p>2,651</text:p>
          </table:table-cell>
          <table:table-cell table:formula="of:=1/(LN(2)*[.$D$4]*([.$D$1]+2*([.$D$2]+(([.$F77]*[.$D$3]*[.$I$3])/([.$F77]*[.$D$3]+[.$I$3])))))" office:value-type="float" office:value="3.291689778726">
            <text:p>3,292</text:p>
          </table:table-cell>
          <table:table-cell/>
        </table:table-row>
        <table:table-row table:style-name="ro1">
          <table:table-cell office:value-type="percentage" office:value="0.7">
            <text:p>70%</text:p>
          </table:table-cell>
          <table:table-cell table:formula="of:=1/(LN(2)*[.$D$4]*([.$D$1]+[.$A78]*[.$D$3]+2*[.$D$2]))" office:value-type="float" office:value="3.79656589707622">
            <text:p>3,797</text:p>
          </table:table-cell>
          <table:table-cell table:formula="of:=1/(LN(2)*[.$D$4]*([.$D$1]+[.$A78]*[.$D$3]+2*((1-[.$A78])*[.$D$3]+[.$D$2])))" office:value-type="float" office:value="2.12161035424848">
            <text:p>2,122</text:p>
          </table:table-cell>
          <table:table-cell table:formula="of:=1/(LN(2)*[.$D$4]*([.$D$1]+2*([.$D$2]+[.$A78]*[.$D$3])))" office:value-type="float" office:value="1.97629457656022">
            <text:p>1,976</text:p>
          </table:table-cell>
          <table:table-cell/>
          <table:table-cell office:value-type="percentage" office:value="0.7">
            <text:p>70%</text:p>
          </table:table-cell>
          <table:table-cell table:formula="of:=1/(LN(2)*[.$D$4]*([.$D$1]+(([.$F78]*[.$D$3]*[.$I$3])/([.$F78]*[.$D$3]+[.$I$3]))+2*[.$D$2]))" office:value-type="float" office:value="6.11616351499062">
            <text:p>6,116</text:p>
          </table:table-cell>
          <table:table-cell table:formula="of:=1/(LN(2)*[.$D$4]*([.$D$1]+(([.$F78]*[.$D$3]*[.$I$3])/([.$F78]*[.$D$3]+[.$I$3]))+2*((1-[.$F78])*[.$D$3]+[.$D$2])))" office:value-type="float" office:value="2.69218613557765">
            <text:p>2,692</text:p>
          </table:table-cell>
          <table:table-cell table:formula="of:=1/(LN(2)*[.$D$4]*([.$D$1]+2*([.$D$2]+(([.$F78]*[.$D$3]*[.$I$3])/([.$F78]*[.$D$3]+[.$I$3])))))" office:value-type="float" office:value="3.26575442012149">
            <text:p>3,266</text:p>
          </table:table-cell>
          <table:table-cell/>
        </table:table-row>
        <table:table-row table:style-name="ro1">
          <table:table-cell office:value-type="percentage" office:value="0.71">
            <text:p>71%</text:p>
          </table:table-cell>
          <table:table-cell table:formula="of:=1/(LN(2)*[.$D$4]*([.$D$1]+[.$A79]*[.$D$3]+2*[.$D$2]))" office:value-type="float" office:value="3.74725984646484">
            <text:p>3,747</text:p>
          </table:table-cell>
          <table:table-cell table:formula="of:=1/(LN(2)*[.$D$4]*([.$D$1]+[.$A79]*[.$D$3]+2*((1-[.$A79])*[.$D$3]+[.$D$2])))" office:value-type="float" office:value="2.13732598650217">
            <text:p>2,137</text:p>
          </table:table-cell>
          <table:table-cell table:formula="of:=1/(LN(2)*[.$D$4]*([.$D$1]+2*([.$D$2]+[.$A79]*[.$D$3])))" office:value-type="float" office:value="1.94958789309319">
            <text:p>1,950</text:p>
          </table:table-cell>
          <table:table-cell/>
          <table:table-cell office:value-type="percentage" office:value="0.71">
            <text:p>71%</text:p>
          </table:table-cell>
          <table:table-cell table:formula="of:=1/(LN(2)*[.$D$4]*([.$D$1]+(([.$F79]*[.$D$3]*[.$I$3])/([.$F79]*[.$D$3]+[.$I$3]))+2*[.$D$2]))" office:value-type="float" office:value="6.07188904730526">
            <text:p>6,072</text:p>
          </table:table-cell>
          <table:table-cell table:formula="of:=1/(LN(2)*[.$D$4]*([.$D$1]+(([.$F79]*[.$D$3]*[.$I$3])/([.$F79]*[.$D$3]+[.$I$3]))+2*((1-[.$F79])*[.$D$3]+[.$D$2])))" office:value-type="float" office:value="2.7344363998228">
            <text:p>2,734</text:p>
          </table:table-cell>
          <table:table-cell table:formula="of:=1/(LN(2)*[.$D$4]*([.$D$1]+2*([.$D$2]+(([.$F79]*[.$D$3]*[.$I$3])/([.$F79]*[.$D$3]+[.$I$3])))))" office:value-type="float" office:value="3.24052084581653">
            <text:p>3,241</text:p>
          </table:table-cell>
          <table:table-cell/>
        </table:table-row>
        <table:table-row table:style-name="ro1">
          <table:table-cell office:value-type="percentage" office:value="0.72">
            <text:p>72%</text:p>
          </table:table-cell>
          <table:table-cell table:formula="of:=1/(LN(2)*[.$D$4]*([.$D$1]+[.$A80]*[.$D$3]+2*[.$D$2]))" office:value-type="float" office:value="3.69921805356144">
            <text:p>3,699</text:p>
          </table:table-cell>
          <table:table-cell table:formula="of:=1/(LN(2)*[.$D$4]*([.$D$1]+[.$A80]*[.$D$3]+2*((1-[.$A80])*[.$D$3]+[.$D$2])))" office:value-type="float" office:value="2.15327618043129">
            <text:p>2,153</text:p>
          </table:table-cell>
          <table:table-cell table:formula="of:=1/(LN(2)*[.$D$4]*([.$D$1]+2*([.$D$2]+[.$A80]*[.$D$3])))" office:value-type="float" office:value="1.92359338785195">
            <text:p>1,924</text:p>
          </table:table-cell>
          <table:table-cell/>
          <table:table-cell office:value-type="percentage" office:value="0.72">
            <text:p>72%</text:p>
          </table:table-cell>
          <table:table-cell table:formula="of:=1/(LN(2)*[.$D$4]*([.$D$1]+(([.$F80]*[.$D$3]*[.$I$3])/([.$F80]*[.$D$3]+[.$I$3]))+2*[.$D$2]))" office:value-type="float" office:value="6.02875478699956">
            <text:p>6,029</text:p>
          </table:table-cell>
          <table:table-cell table:formula="of:=1/(LN(2)*[.$D$4]*([.$D$1]+(([.$F80]*[.$D$3]*[.$I$3])/([.$F80]*[.$D$3]+[.$I$3]))+2*((1-[.$F80])*[.$D$3]+[.$D$2])))" office:value-type="float" office:value="2.77814092065497">
            <text:p>2,778</text:p>
          </table:table-cell>
          <table:table-cell table:formula="of:=1/(LN(2)*[.$D$4]*([.$D$1]+2*([.$D$2]+(([.$F80]*[.$D$3]*[.$I$3])/([.$F80]*[.$D$3]+[.$I$3])))))" office:value-type="float" office:value="3.2159609516965">
            <text:p>3,216</text:p>
          </table:table-cell>
          <table:table-cell/>
        </table:table-row>
        <table:table-row table:style-name="ro1">
          <table:table-cell office:value-type="percentage" office:value="0.73">
            <text:p>73%</text:p>
          </table:table-cell>
          <table:table-cell table:formula="of:=1/(LN(2)*[.$D$4]*([.$D$1]+[.$A81]*[.$D$3]+2*[.$D$2]))" office:value-type="float" office:value="3.65239250857965">
            <text:p>3,652</text:p>
          </table:table-cell>
          <table:table-cell table:formula="of:=1/(LN(2)*[.$D$4]*([.$D$1]+[.$A81]*[.$D$3]+2*((1-[.$A81])*[.$D$3]+[.$D$2])))" office:value-type="float" office:value="2.1694662269007">
            <text:p>2,169</text:p>
          </table:table-cell>
          <table:table-cell table:formula="of:=1/(LN(2)*[.$D$4]*([.$D$1]+2*([.$D$2]+[.$A81]*[.$D$3])))" office:value-type="float" office:value="1.89828294853811">
            <text:p>1,898</text:p>
          </table:table-cell>
          <table:table-cell/>
          <table:table-cell office:value-type="percentage" office:value="0.73">
            <text:p>73%</text:p>
          </table:table-cell>
          <table:table-cell table:formula="of:=1/(LN(2)*[.$D$4]*([.$D$1]+(([.$F81]*[.$D$3]*[.$I$3])/([.$F81]*[.$D$3]+[.$I$3]))+2*[.$D$2]))" office:value-type="float" office:value="5.98671724811203">
            <text:p>5,987</text:p>
          </table:table-cell>
          <table:table-cell table:formula="of:=1/(LN(2)*[.$D$4]*([.$D$1]+(([.$F81]*[.$D$3]*[.$I$3])/([.$F81]*[.$D$3]+[.$I$3]))+2*((1-[.$F81])*[.$D$3]+[.$D$2])))" office:value-type="float" office:value="2.82337377911528">
            <text:p>2,823</text:p>
          </table:table-cell>
          <table:table-cell table:formula="of:=1/(LN(2)*[.$D$4]*([.$D$1]+2*([.$D$2]+(([.$F81]*[.$D$3]*[.$I$3])/([.$F81]*[.$D$3]+[.$I$3])))))" office:value-type="float" office:value="3.19204811451325">
            <text:p>3,192</text:p>
          </table:table-cell>
          <table:table-cell/>
        </table:table-row>
        <table:table-row table:style-name="ro1">
          <table:table-cell office:value-type="percentage" office:value="0.74">
            <text:p>74%</text:p>
          </table:table-cell>
          <table:table-cell table:formula="of:=1/(LN(2)*[.$D$4]*([.$D$1]+[.$A82]*[.$D$3]+2*[.$D$2]))" office:value-type="float" office:value="3.60673760222241">
            <text:p>3,607</text:p>
          </table:table-cell>
          <table:table-cell table:formula="of:=1/(LN(2)*[.$D$4]*([.$D$1]+[.$A82]*[.$D$3]+2*((1-[.$A82])*[.$D$3]+[.$D$2])))" office:value-type="float" office:value="2.18590157710449">
            <text:p>2,186</text:p>
          </table:table-cell>
          <table:table-cell table:formula="of:=1/(LN(2)*[.$D$4]*([.$D$1]+2*([.$D$2]+[.$A82]*[.$D$3])))" office:value-type="float" office:value="1.87362992323242">
            <text:p>1,874</text:p>
          </table:table-cell>
          <table:table-cell/>
          <table:table-cell office:value-type="percentage" office:value="0.74">
            <text:p>74%</text:p>
          </table:table-cell>
          <table:table-cell table:formula="of:=1/(LN(2)*[.$D$4]*([.$D$1]+(([.$F82]*[.$D$3]*[.$I$3])/([.$F82]*[.$D$3]+[.$I$3]))+2*[.$D$2]))" office:value-type="float" office:value="5.94573512824916">
            <text:p>5,946</text:p>
          </table:table-cell>
          <table:table-cell table:formula="of:=1/(LN(2)*[.$D$4]*([.$D$1]+(([.$F82]*[.$D$3]*[.$I$3])/([.$F82]*[.$D$3]+[.$I$3]))+2*((1-[.$F82])*[.$D$3]+[.$D$2])))" office:value-type="float" office:value="2.87021423639012">
            <text:p>2,870</text:p>
          </table:table-cell>
          <table:table-cell table:formula="of:=1/(LN(2)*[.$D$4]*([.$D$1]+2*([.$D$2]+(([.$F82]*[.$D$3]*[.$I$3])/([.$F82]*[.$D$3]+[.$I$3])))))" office:value-type="float" office:value="3.16875709561575">
            <text:p>3,169</text:p>
          </table:table-cell>
          <table:table-cell/>
        </table:table-row>
        <table:table-row table:style-name="ro1">
          <table:table-cell office:value-type="percentage" office:value="0.75">
            <text:p>75%</text:p>
          </table:table-cell>
          <table:table-cell table:formula="of:=1/(LN(2)*[.$D$4]*([.$D$1]+[.$A83]*[.$D$3]+2*[.$D$2]))" office:value-type="float" office:value="3.56220997750361">
            <text:p>3,562</text:p>
          </table:table-cell>
          <table:table-cell table:formula="of:=1/(LN(2)*[.$D$4]*([.$D$1]+[.$A83]*[.$D$3]+2*((1-[.$A83])*[.$D$3]+[.$D$2])))" office:value-type="float" office:value="2.20258784868544">
            <text:p>2,203</text:p>
          </table:table-cell>
          <table:table-cell table:formula="of:=1/(LN(2)*[.$D$4]*([.$D$1]+2*([.$D$2]+[.$A83]*[.$D$3])))" office:value-type="float" office:value="1.84960902678072">
            <text:p>1,850</text:p>
          </table:table-cell>
          <table:table-cell/>
          <table:table-cell office:value-type="percentage" office:value="0.75">
            <text:p>75%</text:p>
          </table:table-cell>
          <table:table-cell table:formula="of:=1/(LN(2)*[.$D$4]*([.$D$1]+(([.$F83]*[.$D$3]*[.$I$3])/([.$F83]*[.$D$3]+[.$I$3]))+2*[.$D$2]))" office:value-type="float" office:value="5.90576917322968">
            <text:p>5,906</text:p>
          </table:table-cell>
          <table:table-cell table:formula="of:=1/(LN(2)*[.$D$4]*([.$D$1]+(([.$F83]*[.$D$3]*[.$I$3])/([.$F83]*[.$D$3]+[.$I$3]))+2*((1-[.$F83])*[.$D$3]+[.$D$2])))" office:value-type="float" office:value="2.91874719254993">
            <text:p>2,919</text:p>
          </table:table-cell>
          <table:table-cell table:formula="of:=1/(LN(2)*[.$D$4]*([.$D$1]+2*([.$D$2]+(([.$F83]*[.$D$3]*[.$I$3])/([.$F83]*[.$D$3]+[.$I$3])))))" office:value-type="float" office:value="3.14606395209431">
            <text:p>3,146</text:p>
          </table:table-cell>
          <table:table-cell/>
        </table:table-row>
        <table:table-row table:style-name="ro1">
          <table:table-cell office:value-type="percentage" office:value="0.76">
            <text:p>76%</text:p>
          </table:table-cell>
          <table:table-cell table:formula="of:=1/(LN(2)*[.$D$4]*([.$D$1]+[.$A84]*[.$D$3]+2*[.$D$2]))" office:value-type="float" office:value="3.51876839241211">
            <text:p>3,519</text:p>
          </table:table-cell>
          <table:table-cell table:formula="of:=1/(LN(2)*[.$D$4]*([.$D$1]+[.$A84]*[.$D$3]+2*((1-[.$A84])*[.$D$3]+[.$D$2])))" office:value-type="float" office:value="2.21953083213687">
            <text:p>2,220</text:p>
          </table:table-cell>
          <table:table-cell table:formula="of:=1/(LN(2)*[.$D$4]*([.$D$1]+2*([.$D$2]+[.$A84]*[.$D$3])))" office:value-type="float" office:value="1.82619625428983">
            <text:p>1,826</text:p>
          </table:table-cell>
          <table:table-cell/>
          <table:table-cell office:value-type="percentage" office:value="0.76">
            <text:p>76%</text:p>
          </table:table-cell>
          <table:table-cell table:formula="of:=1/(LN(2)*[.$D$4]*([.$D$1]+(([.$F84]*[.$D$3]*[.$I$3])/([.$F84]*[.$D$3]+[.$I$3]))+2*[.$D$2]))" office:value-type="float" office:value="5.86678205167416">
            <text:p>5,867</text:p>
          </table:table-cell>
          <table:table-cell table:formula="of:=1/(LN(2)*[.$D$4]*([.$D$1]+(([.$F84]*[.$D$3]*[.$I$3])/([.$F84]*[.$D$3]+[.$I$3]))+2*((1-[.$F84])*[.$D$3]+[.$D$2])))" office:value-type="float" office:value="2.96906369500067">
            <text:p>2,969</text:p>
          </table:table-cell>
          <table:table-cell table:formula="of:=1/(LN(2)*[.$D$4]*([.$D$1]+2*([.$D$2]+(([.$F84]*[.$D$3]*[.$I$3])/([.$F84]*[.$D$3]+[.$I$3])))))" office:value-type="float" office:value="3.12394595468083">
            <text:p>3,124</text:p>
          </table:table-cell>
          <table:table-cell/>
        </table:table-row>
        <table:table-row table:style-name="ro1">
          <table:table-cell office:value-type="percentage" office:value="0.77">
            <text:p>77%</text:p>
          </table:table-cell>
          <table:table-cell table:formula="of:=1/(LN(2)*[.$D$4]*([.$D$1]+[.$A85]*[.$D$3]+2*[.$D$2]))" office:value-type="float" office:value="3.47637359250353">
            <text:p>3,476</text:p>
          </table:table-cell>
          <table:table-cell table:formula="of:=1/(LN(2)*[.$D$4]*([.$D$1]+[.$A85]*[.$D$3]+2*((1-[.$A85])*[.$D$3]+[.$D$2])))" office:value-type="float" office:value="2.23673649750227">
            <text:p>2,237</text:p>
          </table:table-cell>
          <table:table-cell table:formula="of:=1/(LN(2)*[.$D$4]*([.$D$1]+2*([.$D$2]+[.$A85]*[.$D$3])))" office:value-type="float" office:value="1.8033688011112">
            <text:p>1,803</text:p>
          </table:table-cell>
          <table:table-cell/>
          <table:table-cell office:value-type="percentage" office:value="0.77">
            <text:p>77%</text:p>
          </table:table-cell>
          <table:table-cell table:formula="of:=1/(LN(2)*[.$D$4]*([.$D$1]+(([.$F85]*[.$D$3]*[.$I$3])/([.$F85]*[.$D$3]+[.$I$3]))+2*[.$D$2]))" office:value-type="float" office:value="5.82873823869771">
            <text:p>5,829</text:p>
          </table:table-cell>
          <table:table-cell table:formula="of:=1/(LN(2)*[.$D$4]*([.$D$1]+(([.$F85]*[.$D$3]*[.$I$3])/([.$F85]*[.$D$3]+[.$I$3]))+2*((1-[.$F85])*[.$D$3]+[.$D$2])))" office:value-type="float" office:value="3.0212615030448">
            <text:p>3,021</text:p>
          </table:table-cell>
          <table:table-cell table:formula="of:=1/(LN(2)*[.$D$4]*([.$D$1]+2*([.$D$2]+(([.$F85]*[.$D$3]*[.$I$3])/([.$F85]*[.$D$3]+[.$I$3])))))" office:value-type="float" office:value="3.10238151181322">
            <text:p>3,102</text:p>
          </table:table-cell>
          <table:table-cell/>
        </table:table-row>
        <table:table-row table:style-name="ro1">
          <table:table-cell office:value-type="percentage" office:value="0.78">
            <text:p>78%</text:p>
          </table:table-cell>
          <table:table-cell table:formula="of:=1/(LN(2)*[.$D$4]*([.$D$1]+[.$A86]*[.$D$3]+2*[.$D$2]))" office:value-type="float" office:value="3.43498819259277">
            <text:p>3,435</text:p>
          </table:table-cell>
          <table:table-cell table:formula="of:=1/(LN(2)*[.$D$4]*([.$D$1]+[.$A86]*[.$D$3]+2*((1-[.$A86])*[.$D$3]+[.$D$2])))" office:value-type="float" office:value="2.25421100138901">
            <text:p>2,254</text:p>
          </table:table-cell>
          <table:table-cell table:formula="of:=1/(LN(2)*[.$D$4]*([.$D$1]+2*([.$D$2]+[.$A86]*[.$D$3])))" office:value-type="float" office:value="1.78110498875181">
            <text:p>1,781</text:p>
          </table:table-cell>
          <table:table-cell/>
          <table:table-cell office:value-type="percentage" office:value="0.78">
            <text:p>78%</text:p>
          </table:table-cell>
          <table:table-cell table:formula="of:=1/(LN(2)*[.$D$4]*([.$D$1]+(([.$F86]*[.$D$3]*[.$I$3])/([.$F86]*[.$D$3]+[.$I$3]))+2*[.$D$2]))" office:value-type="float" office:value="5.79160390794397">
            <text:p>5,792</text:p>
          </table:table-cell>
          <table:table-cell table:formula="of:=1/(LN(2)*[.$D$4]*([.$D$1]+(([.$F86]*[.$D$3]*[.$I$3])/([.$F86]*[.$D$3]+[.$I$3]))+2*((1-[.$F86])*[.$D$3]+[.$D$2])))" office:value-type="float" office:value="3.07544571590701">
            <text:p>3,075</text:p>
          </table:table-cell>
          <table:table-cell table:formula="of:=1/(LN(2)*[.$D$4]*([.$D$1]+2*([.$D$2]+(([.$F86]*[.$D$3]*[.$I$3])/([.$F86]*[.$D$3]+[.$I$3])))))" office:value-type="float" office:value="3.08135009933088">
            <text:p>3,081</text:p>
          </table:table-cell>
          <table:table-cell/>
        </table:table-row>
        <table:table-row table:style-name="ro1">
          <table:table-cell office:value-type="percentage" office:value="0.79">
            <text:p>79%</text:p>
          </table:table-cell>
          <table:table-cell table:formula="of:=1/(LN(2)*[.$D$4]*([.$D$1]+[.$A87]*[.$D$3]+2*[.$D$2]))" office:value-type="float" office:value="3.39457656679756">
            <text:p>3,395</text:p>
          </table:table-cell>
          <table:table-cell table:formula="of:=1/(LN(2)*[.$D$4]*([.$D$1]+[.$A87]*[.$D$3]+2*((1-[.$A87])*[.$D$3]+[.$D$2])))" office:value-type="float" office:value="2.27196069431333">
            <text:p>2,272</text:p>
          </table:table-cell>
          <table:table-cell table:formula="of:=1/(LN(2)*[.$D$4]*([.$D$1]+2*([.$D$2]+[.$A87]*[.$D$3])))" office:value-type="float" office:value="1.75938419620605">
            <text:p>1,759</text:p>
          </table:table-cell>
          <table:table-cell/>
          <table:table-cell office:value-type="percentage" office:value="0.79">
            <text:p>79%</text:p>
          </table:table-cell>
          <table:table-cell table:formula="of:=1/(LN(2)*[.$D$4]*([.$D$1]+(([.$F87]*[.$D$3]*[.$I$3])/([.$F87]*[.$D$3]+[.$I$3]))+2*[.$D$2]))" office:value-type="float" office:value="5.75534683127088">
            <text:p>5,755</text:p>
          </table:table-cell>
          <table:table-cell table:formula="of:=1/(LN(2)*[.$D$4]*([.$D$1]+(([.$F87]*[.$D$3]*[.$I$3])/([.$F87]*[.$D$3]+[.$I$3]))+2*((1-[.$F87])*[.$D$3]+[.$D$2])))" office:value-type="float" office:value="3.13172947270343">
            <text:p>3,132</text:p>
          </table:table-cell>
          <table:table-cell table:formula="of:=1/(LN(2)*[.$D$4]*([.$D$1]+2*([.$D$2]+(([.$F87]*[.$D$3]*[.$I$3])/([.$F87]*[.$D$3]+[.$I$3])))))" office:value-type="float" office:value="3.06083219531972">
            <text:p>3,061</text:p>
          </table:table-cell>
          <table:table-cell/>
        </table:table-row>
        <table:table-row table:style-name="ro1">
          <table:table-cell office:value-type="percentage" office:value="0.8">
            <text:p>80%</text:p>
          </table:table-cell>
          <table:table-cell table:formula="of:=1/(LN(2)*[.$D$4]*([.$D$1]+[.$A88]*[.$D$3]+2*[.$D$2]))" office:value-type="float" office:value="3.3551047462534">
            <text:p>3,355</text:p>
          </table:table-cell>
          <table:table-cell table:formula="of:=1/(LN(2)*[.$D$4]*([.$D$1]+[.$A88]*[.$D$3]+2*((1-[.$A88])*[.$D$3]+[.$D$2])))" office:value-type="float" office:value="2.28999212839518">
            <text:p>2,290</text:p>
          </table:table-cell>
          <table:table-cell table:formula="of:=1/(LN(2)*[.$D$4]*([.$D$1]+2*([.$D$2]+[.$A88]*[.$D$3])))" office:value-type="float" office:value="1.73818679625176">
            <text:p>1,738</text:p>
          </table:table-cell>
          <table:table-cell/>
          <table:table-cell office:value-type="percentage" office:value="0.8">
            <text:p>80%</text:p>
          </table:table-cell>
          <table:table-cell table:formula="of:=1/(LN(2)*[.$D$4]*([.$D$1]+(([.$F88]*[.$D$3]*[.$I$3])/([.$F88]*[.$D$3]+[.$I$3]))+2*[.$D$2]))" office:value-type="float" office:value="5.71993628546285">
            <text:p>5,720</text:p>
          </table:table-cell>
          <table:table-cell table:formula="of:=1/(LN(2)*[.$D$4]*([.$D$1]+(([.$F88]*[.$D$3]*[.$I$3])/([.$F88]*[.$D$3]+[.$I$3]))+2*((1-[.$F88])*[.$D$3]+[.$D$2])))" office:value-type="float" office:value="3.1902347341525">
            <text:p>3,190</text:p>
          </table:table-cell>
          <table:table-cell table:formula="of:=1/(LN(2)*[.$D$4]*([.$D$1]+2*([.$D$2]+(([.$F88]*[.$D$3]*[.$I$3])/([.$F88]*[.$D$3]+[.$I$3])))))" office:value-type="float" office:value="3.04080921967229">
            <text:p>3,041</text:p>
          </table:table-cell>
          <table:table-cell/>
        </table:table-row>
        <table:table-row table:style-name="ro1">
          <table:table-cell office:value-type="percentage" office:value="0.81">
            <text:p>81%</text:p>
          </table:table-cell>
          <table:table-cell table:formula="of:=1/(LN(2)*[.$D$4]*([.$D$1]+[.$A89]*[.$D$3]+2*[.$D$2]))" office:value-type="float" office:value="3.31654032388267">
            <text:p>3,317</text:p>
          </table:table-cell>
          <table:table-cell table:formula="of:=1/(LN(2)*[.$D$4]*([.$D$1]+[.$A89]*[.$D$3]+2*((1-[.$A89])*[.$D$3]+[.$D$2])))" office:value-type="float" office:value="2.30831206542234">
            <text:p>2,308</text:p>
          </table:table-cell>
          <table:table-cell table:formula="of:=1/(LN(2)*[.$D$4]*([.$D$1]+2*([.$D$2]+[.$A89]*[.$D$3])))" office:value-type="float" office:value="1.71749409629639">
            <text:p>1,717</text:p>
          </table:table-cell>
          <table:table-cell/>
          <table:table-cell office:value-type="percentage" office:value="0.81">
            <text:p>81%</text:p>
          </table:table-cell>
          <table:table-cell table:formula="of:=1/(LN(2)*[.$D$4]*([.$D$1]+(([.$F89]*[.$D$3]*[.$I$3])/([.$F89]*[.$D$3]+[.$I$3]))+2*[.$D$2]))" office:value-type="float" office:value="5.68534296540175">
            <text:p>5,685</text:p>
          </table:table-cell>
          <table:table-cell table:formula="of:=1/(LN(2)*[.$D$4]*([.$D$1]+(([.$F89]*[.$D$3]*[.$I$3])/([.$F89]*[.$D$3]+[.$I$3]))+2*((1-[.$F89])*[.$D$3]+[.$D$2])))" office:value-type="float" office:value="3.25109315738175">
            <text:p>3,251</text:p>
          </table:table-cell>
          <table:table-cell table:formula="of:=1/(LN(2)*[.$D$4]*([.$D$1]+2*([.$D$2]+(([.$F89]*[.$D$3]*[.$I$3])/([.$F89]*[.$D$3]+[.$I$3])))))" office:value-type="float" office:value="3.02126347796948">
            <text:p>3,021</text:p>
          </table:table-cell>
          <table:table-cell/>
        </table:table-row>
        <table:table-row table:style-name="ro1">
          <table:table-cell office:value-type="percentage" office:value="0.82">
            <text:p>82%</text:p>
          </table:table-cell>
          <table:table-cell table:formula="of:=1/(LN(2)*[.$D$4]*([.$D$1]+[.$A90]*[.$D$3]+2*[.$D$2]))" office:value-type="float" office:value="3.27885236565674">
            <text:p>3,279</text:p>
          </table:table-cell>
          <table:table-cell table:formula="of:=1/(LN(2)*[.$D$4]*([.$D$1]+[.$A90]*[.$D$3]+2*((1-[.$A90])*[.$D$3]+[.$D$2])))" office:value-type="float" office:value="2.32692748530478">
            <text:p>2,327</text:p>
          </table:table-cell>
          <table:table-cell table:formula="of:=1/(LN(2)*[.$D$4]*([.$D$1]+2*([.$D$2]+[.$A90]*[.$D$3])))" office:value-type="float" office:value="1.69728828339878">
            <text:p>1,697</text:p>
          </table:table-cell>
          <table:table-cell/>
          <table:table-cell office:value-type="percentage" office:value="0.82">
            <text:p>82%</text:p>
          </table:table-cell>
          <table:table-cell table:formula="of:=1/(LN(2)*[.$D$4]*([.$D$1]+(([.$F90]*[.$D$3]*[.$I$3])/([.$F90]*[.$D$3]+[.$I$3]))+2*[.$D$2]))" office:value-type="float" office:value="5.65153890318105">
            <text:p>5,652</text:p>
          </table:table-cell>
          <table:table-cell table:formula="of:=1/(LN(2)*[.$D$4]*([.$D$1]+(([.$F90]*[.$D$3]*[.$I$3])/([.$F90]*[.$D$3]+[.$I$3]))+2*((1-[.$F90])*[.$D$3]+[.$D$2])))" office:value-type="float" office:value="3.31444707702337">
            <text:p>3,314</text:p>
          </table:table-cell>
          <table:table-cell table:formula="of:=1/(LN(2)*[.$D$4]*([.$D$1]+2*([.$D$2]+(([.$F90]*[.$D$3]*[.$I$3])/([.$F90]*[.$D$3]+[.$I$3])))))" office:value-type="float" office:value="3.00217810932759">
            <text:p>3,002</text:p>
          </table:table-cell>
          <table:table-cell/>
        </table:table-row>
        <table:table-row table:style-name="ro1">
          <table:table-cell office:value-type="percentage" office:value="0.83">
            <text:p>83%</text:p>
          </table:table-cell>
          <table:table-cell table:formula="of:=1/(LN(2)*[.$D$4]*([.$D$1]+[.$A91]*[.$D$3]+2*[.$D$2]))" office:value-type="float" office:value="3.24201132784037">
            <text:p>3,242</text:p>
          </table:table-cell>
          <table:table-cell table:formula="of:=1/(LN(2)*[.$D$4]*([.$D$1]+[.$A91]*[.$D$3]+2*((1-[.$A91])*[.$D$3]+[.$D$2])))" office:value-type="float" office:value="2.3458455949414">
            <text:p>2,346</text:p>
          </table:table-cell>
          <table:table-cell table:formula="of:=1/(LN(2)*[.$D$4]*([.$D$1]+2*([.$D$2]+[.$A91]*[.$D$3])))" office:value-type="float" office:value="1.6775523731267">
            <text:p>1,678</text:p>
          </table:table-cell>
          <table:table-cell/>
          <table:table-cell office:value-type="percentage" office:value="0.83">
            <text:p>83%</text:p>
          </table:table-cell>
          <table:table-cell table:formula="of:=1/(LN(2)*[.$D$4]*([.$D$1]+(([.$F91]*[.$D$3]*[.$I$3])/([.$F91]*[.$D$3]+[.$I$3]))+2*[.$D$2]))" office:value-type="float" office:value="5.61849739269377">
            <text:p>5,618</text:p>
          </table:table-cell>
          <table:table-cell table:formula="of:=1/(LN(2)*[.$D$4]*([.$D$1]+(([.$F91]*[.$D$3]*[.$I$3])/([.$F91]*[.$D$3]+[.$I$3]))+2*((1-[.$F91])*[.$D$3]+[.$D$2])))" office:value-type="float" office:value="3.38045060797286">
            <text:p>3,380</text:p>
          </table:table-cell>
          <table:table-cell table:formula="of:=1/(LN(2)*[.$D$4]*([.$D$1]+2*([.$D$2]+(([.$F91]*[.$D$3]*[.$I$3])/([.$F91]*[.$D$3]+[.$I$3])))))" office:value-type="float" office:value="2.98353703788767">
            <text:p>2,984</text:p>
          </table:table-cell>
          <table:table-cell/>
        </table:table-row>
        <table:table-row table:style-name="ro1">
          <table:table-cell office:value-type="percentage" office:value="0.84">
            <text:p>84%</text:p>
          </table:table-cell>
          <table:table-cell table:formula="of:=1/(LN(2)*[.$D$4]*([.$D$1]+[.$A92]*[.$D$3]+2*[.$D$2]))" office:value-type="float" office:value="3.20598897975325">
            <text:p>3,206</text:p>
          </table:table-cell>
          <table:table-cell table:formula="of:=1/(LN(2)*[.$D$4]*([.$D$1]+[.$A92]*[.$D$3]+2*((1-[.$A92])*[.$D$3]+[.$D$2])))" office:value-type="float" office:value="2.36507383752289">
            <text:p>2,365</text:p>
          </table:table-cell>
          <table:table-cell table:formula="of:=1/(LN(2)*[.$D$4]*([.$D$1]+2*([.$D$2]+[.$A92]*[.$D$3])))" office:value-type="float" office:value="1.65827016194134">
            <text:p>1,658</text:p>
          </table:table-cell>
          <table:table-cell/>
          <table:table-cell office:value-type="percentage" office:value="0.84">
            <text:p>84%</text:p>
          </table:table-cell>
          <table:table-cell table:formula="of:=1/(LN(2)*[.$D$4]*([.$D$1]+(([.$F92]*[.$D$3]*[.$I$3])/([.$F92]*[.$D$3]+[.$I$3]))+2*[.$D$2]))" office:value-type="float" office:value="5.58619291926703">
            <text:p>5,586</text:p>
          </table:table-cell>
          <table:table-cell table:formula="of:=1/(LN(2)*[.$D$4]*([.$D$1]+(([.$F92]*[.$D$3]*[.$I$3])/([.$F92]*[.$D$3]+[.$I$3]))+2*((1-[.$F92])*[.$D$3]+[.$D$2])))" office:value-type="float" office:value="3.44927088778027">
            <text:p>3,449</text:p>
          </table:table-cell>
          <table:table-cell table:formula="of:=1/(LN(2)*[.$D$4]*([.$D$1]+2*([.$D$2]+(([.$F92]*[.$D$3]*[.$I$3])/([.$F92]*[.$D$3]+[.$I$3])))))" office:value-type="float" office:value="2.96532492765381">
            <text:p>2,965</text:p>
          </table:table-cell>
          <table:table-cell/>
        </table:table-row>
        <table:table-row table:style-name="ro1">
          <table:table-cell office:value-type="percentage" office:value="0.85">
            <text:p>85%</text:p>
          </table:table-cell>
          <table:table-cell table:formula="of:=1/(LN(2)*[.$D$4]*([.$D$1]+[.$A93]*[.$D$3]+2*[.$D$2]))" office:value-type="float" office:value="3.1707583316241">
            <text:p>3,171</text:p>
          </table:table-cell>
          <table:table-cell table:formula="of:=1/(LN(2)*[.$D$4]*([.$D$1]+[.$A93]*[.$D$3]+2*((1-[.$A93])*[.$D$3]+[.$D$2])))" office:value-type="float" office:value="2.38461990229581">
            <text:p>2,385</text:p>
          </table:table-cell>
          <table:table-cell table:formula="of:=1/(LN(2)*[.$D$4]*([.$D$1]+2*([.$D$2]+[.$A93]*[.$D$3])))" office:value-type="float" office:value="1.63942618282837">
            <text:p>1,639</text:p>
          </table:table-cell>
          <table:table-cell/>
          <table:table-cell office:value-type="percentage" office:value="0.85">
            <text:p>85%</text:p>
          </table:table-cell>
          <table:table-cell table:formula="of:=1/(LN(2)*[.$D$4]*([.$D$1]+(([.$F93]*[.$D$3]*[.$I$3])/([.$F93]*[.$D$3]+[.$I$3]))+2*[.$D$2]))" office:value-type="float" office:value="5.55460109395335">
            <text:p>5,555</text:p>
          </table:table-cell>
          <table:table-cell table:formula="of:=1/(LN(2)*[.$D$4]*([.$D$1]+(([.$F93]*[.$D$3]*[.$I$3])/([.$F93]*[.$D$3]+[.$I$3]))+2*((1-[.$F93])*[.$D$3]+[.$D$2])))" office:value-type="float" office:value="3.52108947974219">
            <text:p>3,521</text:p>
          </table:table-cell>
          <table:table-cell table:formula="of:=1/(LN(2)*[.$D$4]*([.$D$1]+2*([.$D$2]+(([.$F93]*[.$D$3]*[.$I$3])/([.$F93]*[.$D$3]+[.$I$3])))))" office:value-type="float" office:value="2.94752714041367">
            <text:p>2,948</text:p>
          </table:table-cell>
          <table:table-cell/>
        </table:table-row>
        <table:table-row table:style-name="ro1">
          <table:table-cell office:value-type="percentage" office:value="0.86">
            <text:p>86%</text:p>
          </table:table-cell>
          <table:table-cell table:formula="of:=1/(LN(2)*[.$D$4]*([.$D$1]+[.$A94]*[.$D$3]+2*[.$D$2]))" office:value-type="float" office:value="3.13629356714992">
            <text:p>3,136</text:p>
          </table:table-cell>
          <table:table-cell table:formula="of:=1/(LN(2)*[.$D$4]*([.$D$1]+[.$A94]*[.$D$3]+2*((1-[.$A94])*[.$D$3]+[.$D$2])))" office:value-type="float" office:value="2.40449173481494">
            <text:p>2,404</text:p>
          </table:table-cell>
          <table:table-cell table:formula="of:=1/(LN(2)*[.$D$4]*([.$D$1]+2*([.$D$2]+[.$A94]*[.$D$3])))" office:value-type="float" office:value="1.62100566392018">
            <text:p>1,621</text:p>
          </table:table-cell>
          <table:table-cell/>
          <table:table-cell office:value-type="percentage" office:value="0.86">
            <text:p>86%</text:p>
          </table:table-cell>
          <table:table-cell table:formula="of:=1/(LN(2)*[.$D$4]*([.$D$1]+(([.$F94]*[.$D$3]*[.$I$3])/([.$F94]*[.$D$3]+[.$I$3]))+2*[.$D$2]))" office:value-type="float" office:value="5.52369859212324">
            <text:p>5,524</text:p>
          </table:table-cell>
          <table:table-cell table:formula="of:=1/(LN(2)*[.$D$4]*([.$D$1]+(([.$F94]*[.$D$3]*[.$I$3])/([.$F94]*[.$D$3]+[.$I$3]))+2*((1-[.$F94])*[.$D$3]+[.$D$2])))" office:value-type="float" office:value="3.59610396147611">
            <text:p>3,596</text:p>
          </table:table-cell>
          <table:table-cell table:formula="of:=1/(LN(2)*[.$D$4]*([.$D$1]+2*([.$D$2]+(([.$F94]*[.$D$3]*[.$I$3])/([.$F94]*[.$D$3]+[.$I$3])))))" office:value-type="float" office:value="2.93012969649866">
            <text:p>2,930</text:p>
          </table:table-cell>
          <table:table-cell/>
        </table:table-row>
        <table:table-row table:style-name="ro1">
          <table:table-cell office:value-type="percentage" office:value="0.87">
            <text:p>87%</text:p>
          </table:table-cell>
          <table:table-cell table:formula="of:=1/(LN(2)*[.$D$4]*([.$D$1]+[.$A95]*[.$D$3]+2*[.$D$2]))" office:value-type="float" office:value="3.10256998040637">
            <text:p>3,103</text:p>
          </table:table-cell>
          <table:table-cell table:formula="of:=1/(LN(2)*[.$D$4]*([.$D$1]+[.$A95]*[.$D$3]+2*((1-[.$A95])*[.$D$3]+[.$D$2])))" office:value-type="float" office:value="2.42469754771254">
            <text:p>2,425</text:p>
          </table:table-cell>
          <table:table-cell table:formula="of:=1/(LN(2)*[.$D$4]*([.$D$1]+2*([.$D$2]+[.$A95]*[.$D$3])))" office:value-type="float" office:value="1.60299448987663">
            <text:p>1,603</text:p>
          </table:table-cell>
          <table:table-cell/>
          <table:table-cell office:value-type="percentage" office:value="0.87">
            <text:p>87%</text:p>
          </table:table-cell>
          <table:table-cell table:formula="of:=1/(LN(2)*[.$D$4]*([.$D$1]+(([.$F95]*[.$D$3]*[.$I$3])/([.$F95]*[.$D$3]+[.$I$3]))+2*[.$D$2]))" office:value-type="float" office:value="5.49346309603413">
            <text:p>5,493</text:p>
          </table:table-cell>
          <table:table-cell table:formula="of:=1/(LN(2)*[.$D$4]*([.$D$1]+(([.$F95]*[.$D$3]*[.$I$3])/([.$F95]*[.$D$3]+[.$I$3]))+2*((1-[.$F95])*[.$D$3]+[.$D$2])))" office:value-type="float" office:value="3.67452972822441">
            <text:p>3,675</text:p>
          </table:table-cell>
          <table:table-cell table:formula="of:=1/(LN(2)*[.$D$4]*([.$D$1]+2*([.$D$2]+(([.$F95]*[.$D$3]*[.$I$3])/([.$F95]*[.$D$3]+[.$I$3])))))" office:value-type="float" office:value="2.91311923816258">
            <text:p>2,913</text:p>
          </table:table-cell>
          <table:table-cell/>
        </table:table-row>
        <table:table-row table:style-name="ro1">
          <table:table-cell office:value-type="percentage" office:value="0.88">
            <text:p>88%</text:p>
          </table:table-cell>
          <table:table-cell table:formula="of:=1/(LN(2)*[.$D$4]*([.$D$1]+[.$A96]*[.$D$3]+2*[.$D$2]))" office:value-type="float" office:value="3.06956391678503">
            <text:p>3,070</text:p>
          </table:table-cell>
          <table:table-cell table:formula="of:=1/(LN(2)*[.$D$4]*([.$D$1]+[.$A96]*[.$D$3]+2*((1-[.$A96])*[.$D$3]+[.$D$2])))" office:value-type="float" office:value="2.44524583201519">
            <text:p>2,445</text:p>
          </table:table-cell>
          <table:table-cell table:formula="of:=1/(LN(2)*[.$D$4]*([.$D$1]+2*([.$D$2]+[.$A96]*[.$D$3])))" office:value-type="float" office:value="1.58537916581205">
            <text:p>1,585</text:p>
          </table:table-cell>
          <table:table-cell/>
          <table:table-cell office:value-type="percentage" office:value="0.88">
            <text:p>88%</text:p>
          </table:table-cell>
          <table:table-cell table:formula="of:=1/(LN(2)*[.$D$4]*([.$D$1]+(([.$F96]*[.$D$3]*[.$I$3])/([.$F96]*[.$D$3]+[.$I$3]))+2*[.$D$2]))" office:value-type="float" office:value="5.46387324107827">
            <text:p>5,464</text:p>
          </table:table-cell>
          <table:table-cell table:formula="of:=1/(LN(2)*[.$D$4]*([.$D$1]+(([.$F96]*[.$D$3]*[.$I$3])/([.$F96]*[.$D$3]+[.$I$3]))+2*((1-[.$F96])*[.$D$3]+[.$D$2])))" office:value-type="float" office:value="3.75660204552805">
            <text:p>3,757</text:p>
          </table:table-cell>
          <table:table-cell table:formula="of:=1/(LN(2)*[.$D$4]*([.$D$1]+2*([.$D$2]+(([.$F96]*[.$D$3]*[.$I$3])/([.$F96]*[.$D$3]+[.$I$3])))))" office:value-type="float" office:value="2.89648299537724">
            <text:p>2,896</text:p>
          </table:table-cell>
          <table:table-cell/>
        </table:table-row>
        <table:table-row table:style-name="ro1">
          <table:table-cell office:value-type="percentage" office:value="0.89">
            <text:p>89%</text:p>
          </table:table-cell>
          <table:table-cell table:formula="of:=1/(LN(2)*[.$D$4]*([.$D$1]+[.$A97]*[.$D$3]+2*[.$D$2]))" office:value-type="float" office:value="3.03725271766098">
            <text:p>3,037</text:p>
          </table:table-cell>
          <table:table-cell table:formula="of:=1/(LN(2)*[.$D$4]*([.$D$1]+[.$A97]*[.$D$3]+2*((1-[.$A97])*[.$D$3]+[.$D$2])))" office:value-type="float" office:value="2.46614536904096">
            <text:p>2,466</text:p>
          </table:table-cell>
          <table:table-cell table:formula="of:=1/(LN(2)*[.$D$4]*([.$D$1]+2*([.$D$2]+[.$A97]*[.$D$3])))" office:value-type="float" office:value="1.56814678357496">
            <text:p>1,568</text:p>
          </table:table-cell>
          <table:table-cell/>
          <table:table-cell office:value-type="percentage" office:value="0.89">
            <text:p>89%</text:p>
          </table:table-cell>
          <table:table-cell table:formula="of:=1/(LN(2)*[.$D$4]*([.$D$1]+(([.$F97]*[.$D$3]*[.$I$3])/([.$F97]*[.$D$3]+[.$I$3]))+2*[.$D$2]))" office:value-type="float" office:value="5.43490856543779">
            <text:p>5,435</text:p>
          </table:table-cell>
          <table:table-cell table:formula="of:=1/(LN(2)*[.$D$4]*([.$D$1]+(([.$F97]*[.$D$3]*[.$I$3])/([.$F97]*[.$D$3]+[.$I$3]))+2*((1-[.$F97])*[.$D$3]+[.$D$2])))" office:value-type="float" office:value="3.84257839244665">
            <text:p>3,843</text:p>
          </table:table-cell>
          <table:table-cell table:formula="of:=1/(LN(2)*[.$D$4]*([.$D$1]+2*([.$D$2]+(([.$F97]*[.$D$3]*[.$I$3])/([.$F97]*[.$D$3]+[.$I$3])))))" office:value-type="float" office:value="2.88020875386093">
            <text:p>2,880</text:p>
          </table:table-cell>
          <table:table-cell/>
        </table:table-row>
        <table:table-row table:style-name="ro1">
          <table:table-cell office:value-type="percentage" office:value="0.9">
            <text:p>90%</text:p>
          </table:table-cell>
          <table:table-cell table:formula="of:=1/(LN(2)*[.$D$4]*([.$D$1]+[.$A98]*[.$D$3]+2*[.$D$2]))" office:value-type="float" office:value="3.00561466851867">
            <text:p>3,006</text:p>
          </table:table-cell>
          <table:table-cell table:formula="of:=1/(LN(2)*[.$D$4]*([.$D$1]+[.$A98]*[.$D$3]+2*((1-[.$A98])*[.$D$3]+[.$D$2])))" office:value-type="float" office:value="2.48740524291201">
            <text:p>2,487</text:p>
          </table:table-cell>
          <table:table-cell table:formula="of:=1/(LN(2)*[.$D$4]*([.$D$1]+2*([.$D$2]+[.$A98]*[.$D$3])))" office:value-type="float" office:value="1.55128499020319">
            <text:p>1,551</text:p>
          </table:table-cell>
          <table:table-cell/>
          <table:table-cell office:value-type="percentage" office:value="0.9">
            <text:p>90%</text:p>
          </table:table-cell>
          <table:table-cell table:formula="of:=1/(LN(2)*[.$D$4]*([.$D$1]+(([.$F98]*[.$D$3]*[.$I$3])/([.$F98]*[.$D$3]+[.$I$3]))+2*[.$D$2]))" office:value-type="float" office:value="5.4065494628975">
            <text:p>5,407</text:p>
          </table:table-cell>
          <table:table-cell table:formula="of:=1/(LN(2)*[.$D$4]*([.$D$1]+(([.$F98]*[.$D$3]*[.$I$3])/([.$F98]*[.$D$3]+[.$I$3]))+2*((1-[.$F98])*[.$D$3]+[.$D$2])))" office:value-type="float" office:value="3.93274114446059">
            <text:p>3,933</text:p>
          </table:table-cell>
          <table:table-cell table:formula="of:=1/(LN(2)*[.$D$4]*([.$D$1]+2*([.$D$2]+(([.$F98]*[.$D$3]*[.$I$3])/([.$F98]*[.$D$3]+[.$I$3])))))" office:value-type="float" office:value="2.8642848251714">
            <text:p>2,864</text:p>
          </table:table-cell>
          <table:table-cell/>
        </table:table-row>
        <table:table-row table:style-name="ro1">
          <table:table-cell office:value-type="percentage" office:value="0.91">
            <text:p>91%</text:p>
          </table:table-cell>
          <table:table-cell table:formula="of:=1/(LN(2)*[.$D$4]*([.$D$1]+[.$A99]*[.$D$3]+2*[.$D$2]))" office:value-type="float" office:value="2.97462895028652">
            <text:p>2,975</text:p>
          </table:table-cell>
          <table:table-cell table:formula="of:=1/(LN(2)*[.$D$4]*([.$D$1]+[.$A99]*[.$D$3]+2*((1-[.$A99])*[.$D$3]+[.$D$2])))" office:value-type="float" office:value="2.50903485371994">
            <text:p>2,509</text:p>
          </table:table-cell>
          <table:table-cell table:formula="of:=1/(LN(2)*[.$D$4]*([.$D$1]+2*([.$D$2]+[.$A99]*[.$D$3])))" office:value-type="float" office:value="1.53478195839251">
            <text:p>1,535</text:p>
          </table:table-cell>
          <table:table-cell/>
          <table:table-cell office:value-type="percentage" office:value="0.91">
            <text:p>91%</text:p>
          </table:table-cell>
          <table:table-cell table:formula="of:=1/(LN(2)*[.$D$4]*([.$D$1]+(([.$F99]*[.$D$3]*[.$I$3])/([.$F99]*[.$D$3]+[.$I$3]))+2*[.$D$2]))" office:value-type="float" office:value="5.37877713858661">
            <text:p>5,379</text:p>
          </table:table-cell>
          <table:table-cell table:formula="of:=1/(LN(2)*[.$D$4]*([.$D$1]+(([.$F99]*[.$D$3]*[.$I$3])/([.$F99]*[.$D$3]+[.$I$3]))+2*((1-[.$F99])*[.$D$3]+[.$D$2])))" office:value-type="float" office:value="4.02740065492242">
            <text:p>4,027</text:p>
          </table:table-cell>
          <table:table-cell table:formula="of:=1/(LN(2)*[.$D$4]*([.$D$1]+2*([.$D$2]+(([.$F99]*[.$D$3]*[.$I$3])/([.$F99]*[.$D$3]+[.$I$3])))))" office:value-type="float" office:value="2.84870001870973">
            <text:p>2,849</text:p>
          </table:table-cell>
          <table:table-cell/>
        </table:table-row>
        <table:table-row table:style-name="ro1">
          <table:table-cell office:value-type="percentage" office:value="0.92">
            <text:p>92%</text:p>
          </table:table-cell>
          <table:table-cell table:formula="of:=1/(LN(2)*[.$D$4]*([.$D$1]+[.$A100]*[.$D$3]+2*[.$D$2]))" office:value-type="float" office:value="2.94427559365095">
            <text:p>2,944</text:p>
          </table:table-cell>
          <table:table-cell table:formula="of:=1/(LN(2)*[.$D$4]*([.$D$1]+[.$A100]*[.$D$3]+2*((1-[.$A100])*[.$D$3]+[.$D$2])))" office:value-type="float" office:value="2.53104393138415">
            <text:p>2,531</text:p>
          </table:table-cell>
          <table:table-cell table:formula="of:=1/(LN(2)*[.$D$4]*([.$D$1]+2*([.$D$2]+[.$A100]*[.$D$3])))" office:value-type="float" office:value="1.51862635883049">
            <text:p>1,519</text:p>
          </table:table-cell>
          <table:table-cell/>
          <table:table-cell office:value-type="percentage" office:value="0.92">
            <text:p>92%</text:p>
          </table:table-cell>
          <table:table-cell table:formula="of:=1/(LN(2)*[.$D$4]*([.$D$1]+(([.$F100]*[.$D$3]*[.$I$3])/([.$F100]*[.$D$3]+[.$I$3]))+2*[.$D$2]))" office:value-type="float" office:value="5.35157356743974">
            <text:p>5,352</text:p>
          </table:table-cell>
          <table:table-cell table:formula="of:=1/(LN(2)*[.$D$4]*([.$D$1]+(([.$F100]*[.$D$3]*[.$I$3])/([.$F100]*[.$D$3]+[.$I$3]))+2*((1-[.$F100])*[.$D$3]+[.$D$2])))" office:value-type="float" office:value="4.12689880588023">
            <text:p>4,127</text:p>
          </table:table-cell>
          <table:table-cell table:formula="of:=1/(LN(2)*[.$D$4]*([.$D$1]+2*([.$D$2]+(([.$F100]*[.$D$3]*[.$I$3])/([.$F100]*[.$D$3]+[.$I$3])))))" office:value-type="float" office:value="2.83344361549387">
            <text:p>2,833</text:p>
          </table:table-cell>
          <table:table-cell/>
        </table:table-row>
        <table:table-row table:style-name="ro1">
          <table:table-cell office:value-type="percentage" office:value="0.93">
            <text:p>93%</text:p>
          </table:table-cell>
          <table:table-cell table:formula="of:=1/(LN(2)*[.$D$4]*([.$D$1]+[.$A101]*[.$D$3]+2*[.$D$2]))" office:value-type="float" office:value="2.91453543613932">
            <text:p>2,915</text:p>
          </table:table-cell>
          <table:table-cell table:formula="of:=1/(LN(2)*[.$D$4]*([.$D$1]+[.$A101]*[.$D$3]+2*((1-[.$A101])*[.$D$3]+[.$D$2])))" office:value-type="float" office:value="2.55344255024595">
            <text:p>2,553</text:p>
          </table:table-cell>
          <table:table-cell table:formula="of:=1/(LN(2)*[.$D$4]*([.$D$1]+2*([.$D$2]+[.$A101]*[.$D$3])))" office:value-type="float" office:value="1.50280733425934">
            <text:p>1,503</text:p>
          </table:table-cell>
          <table:table-cell/>
          <table:table-cell office:value-type="percentage" office:value="0.93">
            <text:p>93%</text:p>
          </table:table-cell>
          <table:table-cell table:formula="of:=1/(LN(2)*[.$D$4]*([.$D$1]+(([.$F101]*[.$D$3]*[.$I$3])/([.$F101]*[.$D$3]+[.$I$3]))+2*[.$D$2]))" office:value-type="float" office:value="5.32492145518397">
            <text:p>5,325</text:p>
          </table:table-cell>
          <table:table-cell table:formula="of:=1/(LN(2)*[.$D$4]*([.$D$1]+(([.$F101]*[.$D$3]*[.$I$3])/([.$F101]*[.$D$3]+[.$I$3]))+2*((1-[.$F101])*[.$D$3]+[.$D$2])))" office:value-type="float" office:value="4.23161311385365">
            <text:p>4,232</text:p>
          </table:table-cell>
          <table:table-cell table:formula="of:=1/(LN(2)*[.$D$4]*([.$D$1]+2*([.$D$2]+(([.$F101]*[.$D$3]*[.$I$3])/([.$F101]*[.$D$3]+[.$I$3])))))" office:value-type="float" office:value="2.81850534357293">
            <text:p>2,819</text:p>
          </table:table-cell>
          <table:table-cell/>
        </table:table-row>
        <table:table-row table:style-name="ro1">
          <table:table-cell office:value-type="percentage" office:value="0.94">
            <text:p>94%</text:p>
          </table:table-cell>
          <table:table-cell table:formula="of:=1/(LN(2)*[.$D$4]*([.$D$1]+[.$A102]*[.$D$3]+2*[.$D$2]))" office:value-type="float" office:value="2.88539008177793">
            <text:p>2,885</text:p>
          </table:table-cell>
          <table:table-cell table:formula="of:=1/(LN(2)*[.$D$4]*([.$D$1]+[.$A102]*[.$D$3]+2*((1-[.$A102])*[.$D$3]+[.$D$2])))" office:value-type="float" office:value="2.57624114444458">
            <text:p>2,576</text:p>
          </table:table-cell>
          <table:table-cell table:formula="of:=1/(LN(2)*[.$D$4]*([.$D$1]+2*([.$D$2]+[.$A102]*[.$D$3])))" office:value-type="float" office:value="1.48731447514326">
            <text:p>1,487</text:p>
          </table:table-cell>
          <table:table-cell/>
          <table:table-cell office:value-type="percentage" office:value="0.94">
            <text:p>94%</text:p>
          </table:table-cell>
          <table:table-cell table:formula="of:=1/(LN(2)*[.$D$4]*([.$D$1]+(([.$F102]*[.$D$3]*[.$I$3])/([.$F102]*[.$D$3]+[.$I$3]))+2*[.$D$2]))" office:value-type="float" office:value="5.29880420167472">
            <text:p>5,299</text:p>
          </table:table-cell>
          <table:table-cell table:formula="of:=1/(LN(2)*[.$D$4]*([.$D$1]+(([.$F102]*[.$D$3]*[.$I$3])/([.$F102]*[.$D$3]+[.$I$3]))+2*((1-[.$F102])*[.$D$3]+[.$D$2])))" office:value-type="float" office:value="4.34196149445329">
            <text:p>4,342</text:p>
          </table:table-cell>
          <table:table-cell table:formula="of:=1/(LN(2)*[.$D$4]*([.$D$1]+2*([.$D$2]+(([.$F102]*[.$D$3]*[.$I$3])/([.$F102]*[.$D$3]+[.$I$3])))))" office:value-type="float" office:value="2.80387535496352">
            <text:p>2,804</text:p>
          </table:table-cell>
          <table:table-cell/>
        </table:table-row>
        <table:table-row table:style-name="ro1">
          <table:table-cell office:value-type="percentage" office:value="0.95">
            <text:p>95%</text:p>
          </table:table-cell>
          <table:table-cell table:formula="of:=1/(LN(2)*[.$D$4]*([.$D$1]+[.$A103]*[.$D$3]+2*[.$D$2]))" office:value-type="float" office:value="2.85682186314646">
            <text:p>2,857</text:p>
          </table:table-cell>
          <table:table-cell table:formula="of:=1/(LN(2)*[.$D$4]*([.$D$1]+[.$A103]*[.$D$3]+2*((1-[.$A103])*[.$D$3]+[.$D$2])))" office:value-type="float" office:value="2.59945052412426">
            <text:p>2,599</text:p>
          </table:table-cell>
          <table:table-cell table:formula="of:=1/(LN(2)*[.$D$4]*([.$D$1]+2*([.$D$2]+[.$A103]*[.$D$3])))" office:value-type="float" office:value="1.47213779682547">
            <text:p>1,472</text:p>
          </table:table-cell>
          <table:table-cell/>
          <table:table-cell office:value-type="percentage" office:value="0.95">
            <text:p>95%</text:p>
          </table:table-cell>
          <table:table-cell table:formula="of:=1/(LN(2)*[.$D$4]*([.$D$1]+(([.$F103]*[.$D$3]*[.$I$3])/([.$F103]*[.$D$3]+[.$I$3]))+2*[.$D$2]))" office:value-type="float" office:value="5.27320586641702">
            <text:p>5,273</text:p>
          </table:table-cell>
          <table:table-cell table:formula="of:=1/(LN(2)*[.$D$4]*([.$D$1]+(([.$F103]*[.$D$3]*[.$I$3])/([.$F103]*[.$D$3]+[.$I$3]))+2*((1-[.$F103])*[.$D$3]+[.$D$2])))" office:value-type="float" office:value="4.45840781257287">
            <text:p>4,458</text:p>
          </table:table-cell>
          <table:table-cell table:formula="of:=1/(LN(2)*[.$D$4]*([.$D$1]+2*([.$D$2]+(([.$F103]*[.$D$3]*[.$I$3])/([.$F103]*[.$D$3]+[.$I$3])))))" office:value-type="float" office:value="2.78954420399948">
            <text:p>2,790</text:p>
          </table:table-cell>
          <table:table-cell/>
        </table:table-row>
        <table:table-row table:style-name="ro1">
          <table:table-cell office:value-type="percentage" office:value="0.96">
            <text:p>96%</text:p>
          </table:table-cell>
          <table:table-cell table:formula="of:=1/(LN(2)*[.$D$4]*([.$D$1]+[.$A104]*[.$D$3]+2*[.$D$2]))" office:value-type="float" office:value="2.82881380566463">
            <text:p>2,829</text:p>
          </table:table-cell>
          <table:table-cell table:formula="of:=1/(LN(2)*[.$D$4]*([.$D$1]+[.$A104]*[.$D$3]+2*((1-[.$A104])*[.$D$3]+[.$D$2])))" office:value-type="float" office:value="2.62308189252539">
            <text:p>2,623</text:p>
          </table:table-cell>
          <table:table-cell table:formula="of:=1/(LN(2)*[.$D$4]*([.$D$1]+2*([.$D$2]+[.$A104]*[.$D$3])))" office:value-type="float" office:value="1.45726771806966">
            <text:p>1,457</text:p>
          </table:table-cell>
          <table:table-cell/>
          <table:table-cell office:value-type="percentage" office:value="0.96">
            <text:p>96%</text:p>
          </table:table-cell>
          <table:table-cell table:formula="of:=1/(LN(2)*[.$D$4]*([.$D$1]+(([.$F104]*[.$D$3]*[.$I$3])/([.$F104]*[.$D$3]+[.$I$3]))+2*[.$D$2]))" office:value-type="float" office:value="5.24811113612169">
            <text:p>5,248</text:p>
          </table:table-cell>
          <table:table-cell table:formula="of:=1/(LN(2)*[.$D$4]*([.$D$1]+(([.$F104]*[.$D$3]*[.$I$3])/([.$F104]*[.$D$3]+[.$I$3]))+2*((1-[.$F104])*[.$D$3]+[.$D$2])))" office:value-type="float" office:value="4.58146837352944">
            <text:p>4,581</text:p>
          </table:table-cell>
          <table:table-cell table:formula="of:=1/(LN(2)*[.$D$4]*([.$D$1]+2*([.$D$2]+(([.$F104]*[.$D$3]*[.$I$3])/([.$F104]*[.$D$3]+[.$I$3])))))" office:value-type="float" office:value="2.77550282699486">
            <text:p>2,776</text:p>
          </table:table-cell>
          <table:table-cell/>
        </table:table-row>
        <table:table-row table:style-name="ro1">
          <table:table-cell office:value-type="percentage" office:value="0.97">
            <text:p>97%</text:p>
          </table:table-cell>
          <table:table-cell table:formula="of:=1/(LN(2)*[.$D$4]*([.$D$1]+[.$A105]*[.$D$3]+2*[.$D$2]))" office:value-type="float" office:value="2.80134959395915">
            <text:p>2,801</text:p>
          </table:table-cell>
          <table:table-cell table:formula="of:=1/(LN(2)*[.$D$4]*([.$D$1]+[.$A105]*[.$D$3]+2*((1-[.$A105])*[.$D$3]+[.$D$2])))" office:value-type="float" office:value="2.64714686401645">
            <text:p>2,647</text:p>
          </table:table-cell>
          <table:table-cell table:formula="of:=1/(LN(2)*[.$D$4]*([.$D$1]+2*([.$D$2]+[.$A105]*[.$D$3])))" office:value-type="float" office:value="1.44269504088896">
            <text:p>1,443</text:p>
          </table:table-cell>
          <table:table-cell/>
          <table:table-cell office:value-type="percentage" office:value="0.97">
            <text:p>97%</text:p>
          </table:table-cell>
          <table:table-cell table:formula="of:=1/(LN(2)*[.$D$4]*([.$D$1]+(([.$F105]*[.$D$3]*[.$I$3])/([.$F105]*[.$D$3]+[.$I$3]))+2*[.$D$2]))" office:value-type="float" office:value="5.2235052941578">
            <text:p>5,224</text:p>
          </table:table-cell>
          <table:table-cell table:formula="of:=1/(LN(2)*[.$D$4]*([.$D$1]+(([.$F105]*[.$D$3]*[.$I$3])/([.$F105]*[.$D$3]+[.$I$3]))+2*((1-[.$F105])*[.$D$3]+[.$D$2])))" office:value-type="float" office:value="4.71171954666986">
            <text:p>4,712</text:p>
          </table:table-cell>
          <table:table-cell table:formula="of:=1/(LN(2)*[.$D$4]*([.$D$1]+2*([.$D$2]+(([.$F105]*[.$D$3]*[.$I$3])/([.$F105]*[.$D$3]+[.$I$3])))))" office:value-type="float" office:value="2.76174252312823">
            <text:p>2,762</text:p>
          </table:table-cell>
          <table:table-cell/>
        </table:table-row>
        <table:table-row table:style-name="ro1">
          <table:table-cell office:value-type="percentage" office:value="0.98">
            <text:p>98%</text:p>
          </table:table-cell>
          <table:table-cell table:formula="of:=1/(LN(2)*[.$D$4]*([.$D$1]+[.$A106]*[.$D$3]+2*[.$D$2]))" office:value-type="float" office:value="2.77441354017108">
            <text:p>2,774</text:p>
          </table:table-cell>
          <table:table-cell table:formula="of:=1/(LN(2)*[.$D$4]*([.$D$1]+[.$A106]*[.$D$3]+2*((1-[.$A106])*[.$D$3]+[.$D$2])))" office:value-type="float" office:value="2.67165748312771">
            <text:p>2,672</text:p>
          </table:table-cell>
          <table:table-cell table:formula="of:=1/(LN(2)*[.$D$4]*([.$D$1]+2*([.$D$2]+[.$A106]*[.$D$3])))" office:value-type="float" office:value="1.42841093157323">
            <text:p>1,428</text:p>
          </table:table-cell>
          <table:table-cell/>
          <table:table-cell office:value-type="percentage" office:value="0.98">
            <text:p>98%</text:p>
          </table:table-cell>
          <table:table-cell table:formula="of:=1/(LN(2)*[.$D$4]*([.$D$1]+(([.$F106]*[.$D$3]*[.$I$3])/([.$F106]*[.$D$3]+[.$I$3]))+2*[.$D$2]))" office:value-type="float" office:value="5.19937419177311">
            <text:p>5,199</text:p>
          </table:table-cell>
          <table:table-cell table:formula="of:=1/(LN(2)*[.$D$4]*([.$D$1]+(([.$F106]*[.$D$3]*[.$I$3])/([.$F106]*[.$D$3]+[.$I$3]))+2*((1-[.$F106])*[.$D$3]+[.$D$2])))" office:value-type="float" office:value="4.84980675884575">
            <text:p>4,850</text:p>
          </table:table-cell>
          <table:table-cell table:formula="of:=1/(LN(2)*[.$D$4]*([.$D$1]+2*([.$D$2]+(([.$F106]*[.$D$3]*[.$I$3])/([.$F106]*[.$D$3]+[.$I$3])))))" office:value-type="float" office:value="2.74825493646349">
            <text:p>2,748</text:p>
          </table:table-cell>
          <table:table-cell/>
        </table:table-row>
        <table:table-row table:style-name="ro1">
          <table:table-cell office:value-type="percentage" office:value="0.99">
            <text:p>99%</text:p>
          </table:table-cell>
          <table:table-cell table:formula="of:=1/(LN(2)*[.$D$4]*([.$D$1]+[.$A107]*[.$D$3]+2*[.$D$2]))" office:value-type="float" office:value="2.74799055407422">
            <text:p>2,748</text:p>
          </table:table-cell>
          <table:table-cell table:formula="of:=1/(LN(2)*[.$D$4]*([.$D$1]+[.$A107]*[.$D$3]+2*((1-[.$A107])*[.$D$3]+[.$D$2])))" office:value-type="float" office:value="2.69662624465227">
            <text:p>2,697</text:p>
          </table:table-cell>
          <table:table-cell table:formula="of:=1/(LN(2)*[.$D$4]*([.$D$1]+2*([.$D$2]+[.$A107]*[.$D$3])))" office:value-type="float" office:value="1.41440690283232">
            <text:p>1,414</text:p>
          </table:table-cell>
          <table:table-cell/>
          <table:table-cell office:value-type="percentage" office:value="0.99">
            <text:p>99%</text:p>
          </table:table-cell>
          <table:table-cell table:formula="of:=1/(LN(2)*[.$D$4]*([.$D$1]+(([.$F107]*[.$D$3]*[.$I$3])/([.$F107]*[.$D$3]+[.$I$3]))+2*[.$D$2]))" office:value-type="float" office:value="5.17570422096455">
            <text:p>5,176</text:p>
          </table:table-cell>
          <table:table-cell table:formula="of:=1/(LN(2)*[.$D$4]*([.$D$1]+(([.$F107]*[.$D$3]*[.$I$3])/([.$F107]*[.$D$3]+[.$I$3]))+2*((1-[.$F107])*[.$D$3]+[.$D$2])))" office:value-type="float" office:value="4.99645515379227">
            <text:p>4,996</text:p>
          </table:table-cell>
          <table:table-cell table:formula="of:=1/(LN(2)*[.$D$4]*([.$D$1]+2*([.$D$2]+(([.$F107]*[.$D$3]*[.$I$3])/([.$F107]*[.$D$3]+[.$I$3])))))" office:value-type="float" office:value="2.73503203902928">
            <text:p>2,735</text:p>
          </table:table-cell>
          <table:table-cell/>
        </table:table-row>
        <table:table-row table:style-name="ro1">
          <table:table-cell office:value-type="percentage" office:value="1">
            <text:p>100%</text:p>
          </table:table-cell>
          <table:table-cell table:formula="of:=1/(LN(2)*[.$D$4]*([.$D$1]+[.$A108]*[.$D$3]+2*[.$D$2]))" office:value-type="float" office:value="2.72206611488484">
            <text:p>2,722</text:p>
          </table:table-cell>
          <table:table-cell table:formula="of:=1/(LN(2)*[.$D$4]*([.$D$1]+[.$A108]*[.$D$3]+2*((1-[.$A108])*[.$D$3]+[.$D$2])))" office:value-type="float" office:value="2.72206611488484">
            <text:p>2,722</text:p>
          </table:table-cell>
          <table:table-cell table:formula="of:=1/(LN(2)*[.$D$4]*([.$D$1]+2*([.$D$2]+[.$A108]*[.$D$3])))" office:value-type="float" office:value="1.40067479697958">
            <text:p>1,401</text:p>
          </table:table-cell>
          <table:table-cell/>
          <table:table-cell office:value-type="percentage" office:value="1">
            <text:p>100%</text:p>
          </table:table-cell>
          <table:table-cell table:formula="of:=1/(LN(2)*[.$D$4]*([.$D$1]+(([.$F108]*[.$D$3]*[.$I$3])/([.$F108]*[.$D$3]+[.$I$3]))+2*[.$D$2]))" office:value-type="float" office:value="5.15248228888916">
            <text:p>5,152</text:p>
          </table:table-cell>
          <table:table-cell table:formula="of:=1/(LN(2)*[.$D$4]*([.$D$1]+(([.$F108]*[.$D$3]*[.$I$3])/([.$F108]*[.$D$3]+[.$I$3]))+2*((1-[.$F108])*[.$D$3]+[.$D$2])))" office:value-type="float" office:value="5.15248228888916">
            <text:p>5,152</text:p>
          </table:table-cell>
          <table:table-cell table:formula="of:=1/(LN(2)*[.$D$4]*([.$D$1]+2*([.$D$2]+(([.$F108]*[.$D$3]*[.$I$3])/([.$F108]*[.$D$3]+[.$I$3])))))" office:value-type="float" office:value="2.72206611488484">
            <text:p>2,722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1" number:min-integer-digits="1"/>
      <number:text>%</number:text>
    </number:percentage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6">26/01/2023</text:date>, <text:time>03:5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éry Marzlin</meta:initial-creator>
    <meta:creation-date>2023-01-26T01:57:14.53</meta:creation-date>
    <dc:date>2023-01-26T03:55:12.24</dc:date>
    <dc:creator>Valéry Marzlin</dc:creator>
    <meta:editing-duration>PT53M44S</meta:editing-duration>
    <meta:editing-cycles>3</meta:editing-cycles>
    <meta:generator>OpenOffice/4.1.13$Win32 OpenOffice.org_project/4113m1$Build-9810</meta:generator>
    <meta:document-statistic meta:table-count="3" meta:cell-count="8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8.98cm" xlink:href=".." xlink:type="simple" chart:class="chart:line" chart:style-name="ch1">
        <chart:title svg:x="5.828cm" svg:y="0.315cm" chart:style-name="ch2">
          <text:p>Potentiomètre linéaire</text:p>
        </chart:title>
        <chart:legend chart:legend-position="end" svg:x="12.303cm" svg:y="3.654cm" style:legend-expansion="high" chart:style-name="ch3"/>
        <chart:plot-area chart:style-name="ch4" table:cell-range-address="Feuille1.A7:Feuille1.D108" chart:data-source-has-labels="both" svg:x="1.358cm" svg:y="1.631cm" svg:width="10.305cm" svg:height="6.75cm">
          <chartooo:coordinate-region svg:x="2.641cm" svg:y="1.843cm" svg:width="8.584cm" svg:height="5.441cm"/>
          <chart:axis chart:dimension="x" chart:name="primary-x" chart:style-name="ch5" chartooo:axis-type="auto">
            <chartooo:date-scale/>
            <chart:categories table:cell-range-address="Feuille1.A8:Feuille1.A108"/>
          </chart:axis>
          <chart:axis chart:dimension="y" chart:name="primary-y" chart:style-name="ch6">
            <chart:title svg:x="0.451cm" svg:y="5.248cm" chart:style-name="ch7">
              <text:p>Hz</text:p>
            </chart:title>
            <chart:grid chart:style-name="ch8" chart:class="major"/>
          </chart:axis>
          <chart:series chart:style-name="ch9" chart:values-cell-range-address="Feuille1.B8:Feuille1.B108" chart:label-cell-address="Feuille1.B7:Feuille1.B7" chart:class="chart:line">
            <chart:data-point chart:repeated="101"/>
          </chart:series>
          <chart:series chart:style-name="ch10" chart:values-cell-range-address="Feuille1.C8:Feuille1.C108" chart:label-cell-address="Feuille1.C7:Feuille1.C7" chart:class="chart:line">
            <chart:data-point chart:repeated="101"/>
          </chart:series>
          <chart:series chart:style-name="ch11" chart:values-cell-range-address="Feuille1.D8:Feuille1.D108" chart:label-cell-address="Feuille1.D7:Feuille1.D7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 R1 (Hz)</text:p>
                <draw:g>
                  <svg:desc>Feuille1.B7:Feuille1.B7</svg:desc>
                </draw:g>
              </table:table-cell>
              <table:table-cell office:value-type="string">
                <text:p>POT R1+2 (Hz)</text:p>
                <draw:g>
                  <svg:desc>Feuille1.C7:Feuille1.C7</svg:desc>
                </draw:g>
              </table:table-cell>
              <table:table-cell office:value-type="string">
                <text:p>POT R2 (Hz)</text:p>
                <draw:g>
                  <svg:desc>Feuille1.D7:Feuille1.D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A8:Feuille1.A108</svg:desc>
                </draw:g>
              </table:table-cell>
              <table:table-cell office:value-type="float" office:value="48.0898346962988">
                <text:p>48.0898346962988</text:p>
                <draw:g>
                  <svg:desc>Feuille1.B8:Feuille1.B108</svg:desc>
                </draw:g>
              </table:table-cell>
              <table:table-cell office:value-type="float" office:value="1.40067479697958">
                <text:p>1.40067479697958</text:p>
                <draw:g>
                  <svg:desc>Feuille1.C8:Feuille1.C108</svg:desc>
                </draw:g>
              </table:table-cell>
              <table:table-cell office:value-type="float" office:value="48.0898346962988">
                <text:p>48.0898346962988</text:p>
                <draw:g>
                  <svg:desc>Feuille1.D8:Feuille1.D10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41.2198583111132">
                <text:p>41.2198583111132</text:p>
              </table:table-cell>
              <table:table-cell office:value-type="float" office:value="1.40750735696484">
                <text:p>1.40750735696484</text:p>
              </table:table-cell>
              <table:table-cell office:value-type="float" office:value="36.0673760222241">
                <text:p>36.0673760222241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6.0673760222241">
                <text:p>36.0673760222241</text:p>
              </table:table-cell>
              <table:table-cell office:value-type="float" office:value="1.41440690283232">
                <text:p>1.41440690283232</text:p>
              </table:table-cell>
              <table:table-cell office:value-type="float" office:value="28.8539008177793">
                <text:p>28.853900817779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2.0598897975325">
                <text:p>32.0598897975325</text:p>
              </table:table-cell>
              <table:table-cell office:value-type="float" office:value="1.42137442452115">
                <text:p>1.42137442452115</text:p>
              </table:table-cell>
              <table:table-cell office:value-type="float" office:value="24.0449173481494">
                <text:p>24.0449173481494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8.8539008177793">
                <text:p>28.8539008177793</text:p>
              </table:table-cell>
              <table:table-cell office:value-type="float" office:value="1.42841093157323">
                <text:p>1.42841093157323</text:p>
              </table:table-cell>
              <table:table-cell office:value-type="float" office:value="20.6099291555566">
                <text:p>20.6099291555566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6.2308189252539">
                <text:p>26.2308189252539</text:p>
              </table:table-cell>
              <table:table-cell office:value-type="float" office:value="1.43551745362086">
                <text:p>1.43551745362086</text:p>
              </table:table-cell>
              <table:table-cell office:value-type="float" office:value="18.033688011112">
                <text:p>18.033688011112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4.0449173481494">
                <text:p>24.0449173481494</text:p>
              </table:table-cell>
              <table:table-cell office:value-type="float" office:value="1.44269504088896">
                <text:p>1.44269504088896</text:p>
              </table:table-cell>
              <table:table-cell office:value-type="float" office:value="16.0299448987663">
                <text:p>16.0299448987663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2.1953083213687">
                <text:p>22.1953083213687</text:p>
              </table:table-cell>
              <table:table-cell office:value-type="float" office:value="1.44994476471253">
                <text:p>1.44994476471253</text:p>
              </table:table-cell>
              <table:table-cell office:value-type="float" office:value="14.4269504088896">
                <text:p>14.4269504088896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0.6099291555566">
                <text:p>20.6099291555566</text:p>
              </table:table-cell>
              <table:table-cell office:value-type="float" office:value="1.45726771806966">
                <text:p>1.45726771806966</text:p>
              </table:table-cell>
              <table:table-cell office:value-type="float" office:value="13.1154094626269">
                <text:p>13.1154094626269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19.2359338785195">
                <text:p>19.2359338785195</text:p>
              </table:table-cell>
              <table:table-cell office:value-type="float" office:value="1.46466501613093">
                <text:p>1.46466501613093</text:p>
              </table:table-cell>
              <table:table-cell office:value-type="float" office:value="12.0224586740747">
                <text:p>12.022458674074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8.033688011112">
                <text:p>18.033688011112</text:p>
              </table:table-cell>
              <table:table-cell office:value-type="float" office:value="1.47213779682547">
                <text:p>1.47213779682547</text:p>
              </table:table-cell>
              <table:table-cell office:value-type="float" office:value="11.0976541606843">
                <text:p>11.0976541606843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6.9728828339878">
                <text:p>16.9728828339878</text:p>
              </table:table-cell>
              <table:table-cell office:value-type="float" office:value="1.47968722142458">
                <text:p>1.47968722142458</text:p>
              </table:table-cell>
              <table:table-cell office:value-type="float" office:value="10.3049645777783">
                <text:p>10.3049645777783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6.0299448987663">
                <text:p>16.0299448987663</text:p>
              </table:table-cell>
              <table:table-cell office:value-type="float" office:value="1.48731447514326">
                <text:p>1.48731447514326</text:p>
              </table:table-cell>
              <table:table-cell office:value-type="float" office:value="9.61796693925976">
                <text:p>9.61796693925976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5.1862635883049">
                <text:p>15.1862635883049</text:p>
              </table:table-cell>
              <table:table-cell office:value-type="float" office:value="1.49502076776058">
                <text:p>1.49502076776058</text:p>
              </table:table-cell>
              <table:table-cell office:value-type="float" office:value="9.01684400555602">
                <text:p>9.01684400555602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4.4269504088896">
                <text:p>14.4269504088896</text:p>
              </table:table-cell>
              <table:table-cell office:value-type="float" office:value="1.50280733425934">
                <text:p>1.50280733425934</text:p>
              </table:table-cell>
              <table:table-cell office:value-type="float" office:value="8.4864414169939">
                <text:p>8.486441416993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3.7399527703711">
                <text:p>13.7399527703711</text:p>
              </table:table-cell>
              <table:table-cell office:value-type="float" office:value="1.51067543548583">
                <text:p>1.51067543548583</text:p>
              </table:table-cell>
              <table:table-cell office:value-type="float" office:value="8.01497244938313">
                <text:p>8.01497244938313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13.1154094626269">
                <text:p>13.1154094626269</text:p>
              </table:table-cell>
              <table:table-cell office:value-type="float" office:value="1.51862635883049">
                <text:p>1.51862635883049</text:p>
              </table:table-cell>
              <table:table-cell office:value-type="float" office:value="7.59313179415244">
                <text:p>7.59313179415244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12.5451742685997">
                <text:p>12.5451742685997</text:p>
              </table:table-cell>
              <table:table-cell office:value-type="float" office:value="1.52666141893012">
                <text:p>1.52666141893012</text:p>
              </table:table-cell>
              <table:table-cell office:value-type="float" office:value="7.21347520444482">
                <text:p>7.21347520444482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12.0224586740747">
                <text:p>12.0224586740747</text:p>
              </table:table-cell>
              <table:table-cell office:value-type="float" office:value="1.53478195839251">
                <text:p>1.53478195839251</text:p>
              </table:table-cell>
              <table:table-cell office:value-type="float" office:value="6.86997638518554">
                <text:p>6.86997638518554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11.5415603271117">
                <text:p>11.5415603271117</text:p>
              </table:table-cell>
              <table:table-cell office:value-type="float" office:value="1.54298934854435">
                <text:p>1.54298934854435</text:p>
              </table:table-cell>
              <table:table-cell office:value-type="float" office:value="6.55770473131347">
                <text:p>6.55770473131347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1.0976541606843">
                <text:p>11.0976541606843</text:p>
              </table:table-cell>
              <table:table-cell office:value-type="float" office:value="1.55128499020319">
                <text:p>1.55128499020319</text:p>
              </table:table-cell>
              <table:table-cell office:value-type="float" office:value="6.27258713429984">
                <text:p>6.27258713429984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10.6866299325108">
                <text:p>10.6866299325108</text:p>
              </table:table-cell>
              <table:table-cell office:value-type="float" office:value="1.55967031447456">
                <text:p>1.55967031447456</text:p>
              </table:table-cell>
              <table:table-cell office:value-type="float" office:value="6.01122933703735">
                <text:p>6.01122933703735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10.3049645777783">
                <text:p>10.3049645777783</text:p>
              </table:table-cell>
              <table:table-cell office:value-type="float" office:value="1.56814678357496">
                <text:p>1.56814678357496</text:p>
              </table:table-cell>
              <table:table-cell office:value-type="float" office:value="5.77078016355585">
                <text:p>5.77078016355585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9.94962097164802">
                <text:p>9.94962097164802</text:p>
              </table:table-cell>
              <table:table-cell office:value-type="float" office:value="1.57671589168193">
                <text:p>1.57671589168193</text:p>
              </table:table-cell>
              <table:table-cell office:value-type="float" office:value="5.54882708034217">
                <text:p>5.54882708034217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9.61796693925976">
                <text:p>9.61796693925976</text:p>
              </table:table-cell>
              <table:table-cell office:value-type="float" office:value="1.58537916581205">
                <text:p>1.58537916581205</text:p>
              </table:table-cell>
              <table:table-cell office:value-type="float" office:value="5.34331496625542">
                <text:p>5.34331496625542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9.30770994121912">
                <text:p>9.30770994121912</text:p>
              </table:table-cell>
              <table:table-cell office:value-type="float" office:value="1.59413816672814">
                <text:p>1.59413816672814</text:p>
              </table:table-cell>
              <table:table-cell office:value-type="float" office:value="5.15248228888916">
                <text:p>5.15248228888916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9.01684400555602">
                <text:p>9.01684400555602</text:p>
              </table:table-cell>
              <table:table-cell office:value-type="float" office:value="1.60299448987663">
                <text:p>1.60299448987663</text:p>
              </table:table-cell>
              <table:table-cell office:value-type="float" office:value="4.97481048582401">
                <text:p>4.97481048582401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8.74360630841796">
                <text:p>8.74360630841796</text:p>
              </table:table-cell>
              <table:table-cell office:value-type="float" office:value="1.61194976635638">
                <text:p>1.61194976635638</text:p>
              </table:table-cell>
              <table:table-cell office:value-type="float" office:value="4.80898346962988">
                <text:p>4.80898346962988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8.4864414169939">
                <text:p>8.4864414169939</text:p>
              </table:table-cell>
              <table:table-cell office:value-type="float" office:value="1.62100566392018">
                <text:p>1.62100566392018</text:p>
              </table:table-cell>
              <table:table-cell office:value-type="float" office:value="4.65385497060956">
                <text:p>4.65385497060956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8.24397166222265">
                <text:p>8.24397166222265</text:p>
              </table:table-cell>
              <table:table-cell office:value-type="float" office:value="1.63016388801013">
                <text:p>1.63016388801013</text:p>
              </table:table-cell>
              <table:table-cell office:value-type="float" office:value="4.50842200277801">
                <text:p>4.50842200277801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8.01497244938313">
                <text:p>8.01497244938313</text:p>
              </table:table-cell>
              <table:table-cell office:value-type="float" office:value="1.63942618282837">
                <text:p>1.63942618282837</text:p>
              </table:table-cell>
              <table:table-cell office:value-type="float" office:value="4.37180315420898">
                <text:p>4.37180315420898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7.79835157237278">
                <text:p>7.79835157237278</text:p>
              </table:table-cell>
              <table:table-cell office:value-type="float" office:value="1.64879433244453">
                <text:p>1.64879433244453</text:p>
              </table:table-cell>
              <table:table-cell office:value-type="float" office:value="4.24322070849695">
                <text:p>4.24322070849695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7.59313179415244">
                <text:p>7.59313179415244</text:p>
              </table:table-cell>
              <table:table-cell office:value-type="float" office:value="1.65827016194134">
                <text:p>1.65827016194134</text:p>
              </table:table-cell>
              <table:table-cell office:value-type="float" office:value="4.12198583111132">
                <text:p>4.12198583111132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7.39843610712289">
                <text:p>7.39843610712289</text:p>
              </table:table-cell>
              <table:table-cell office:value-type="float" office:value="1.66785553859996">
                <text:p>1.66785553859996</text:p>
              </table:table-cell>
              <table:table-cell office:value-type="float" office:value="4.00748622469157">
                <text:p>4.00748622469157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7.21347520444482">
                <text:p>7.21347520444482</text:p>
              </table:table-cell>
              <table:table-cell office:value-type="float" office:value="1.6775523731267">
                <text:p>1.6775523731267</text:p>
              </table:table-cell>
              <table:table-cell office:value-type="float" office:value="3.89917578618639">
                <text:p>3.8991757861863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7.03753678482421">
                <text:p>7.03753678482421</text:p>
              </table:table-cell>
              <table:table-cell office:value-type="float" office:value="1.68736262092276">
                <text:p>1.68736262092276</text:p>
              </table:table-cell>
              <table:table-cell office:value-type="float" office:value="3.79656589707622">
                <text:p>3.79656589707622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6.86997638518554">
                <text:p>6.86997638518554</text:p>
              </table:table-cell>
              <table:table-cell office:value-type="float" office:value="1.69728828339878">
                <text:p>1.69728828339878</text:p>
              </table:table-cell>
              <table:table-cell office:value-type="float" office:value="3.69921805356144">
                <text:p>3.69921805356144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6.71020949250681">
                <text:p>6.71020949250681</text:p>
              </table:table-cell>
              <table:table-cell office:value-type="float" office:value="1.70733140933605">
                <text:p>1.70733140933605</text:p>
              </table:table-cell>
              <table:table-cell office:value-type="float" office:value="3.60673760222241">
                <text:p>3.60673760222241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6.55770473131347">
                <text:p>6.55770473131347</text:p>
              </table:table-cell>
              <table:table-cell office:value-type="float" office:value="1.71749409629639">
                <text:p>1.71749409629639</text:p>
              </table:table-cell>
              <table:table-cell office:value-type="float" office:value="3.51876839241211">
                <text:p>3.51876839241211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6.41197795950651">
                <text:p>6.41197795950651</text:p>
              </table:table-cell>
              <table:table-cell office:value-type="float" office:value="1.72777849208259">
                <text:p>1.72777849208259</text:p>
              </table:table-cell>
              <table:table-cell office:value-type="float" office:value="3.43498819259277">
                <text:p>3.43498819259277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6.27258713429984">
                <text:p>6.27258713429984</text:p>
              </table:table-cell>
              <table:table-cell office:value-type="float" office:value="1.73818679625176">
                <text:p>1.73818679625176</text:p>
              </table:table-cell>
              <table:table-cell office:value-type="float" office:value="3.3551047462534">
                <text:p>3.3551047462534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6.13912783357006">
                <text:p>6.13912783357006</text:p>
              </table:table-cell>
              <table:table-cell office:value-type="float" office:value="1.74872126168359">
                <text:p>1.74872126168359</text:p>
              </table:table-cell>
              <table:table-cell office:value-type="float" office:value="3.27885236565674">
                <text:p>3.27885236565674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6.01122933703735">
                <text:p>6.01122933703735</text:p>
              </table:table-cell>
              <table:table-cell office:value-type="float" office:value="1.75938419620605">
                <text:p>1.75938419620605</text:p>
              </table:table-cell>
              <table:table-cell office:value-type="float" office:value="3.20598897975325">
                <text:p>3.20598897975325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5.88855118730189">
                <text:p>5.88855118730189</text:p>
              </table:table-cell>
              <table:table-cell office:value-type="float" office:value="1.77017796428094">
                <text:p>1.77017796428094</text:p>
              </table:table-cell>
              <table:table-cell office:value-type="float" office:value="3.13629356714992">
                <text:p>3.13629356714992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5.77078016355585">
                <text:p>5.77078016355585</text:p>
              </table:table-cell>
              <table:table-cell office:value-type="float" office:value="1.78110498875181">
                <text:p>1.78110498875181</text:p>
              </table:table-cell>
              <table:table-cell office:value-type="float" office:value="3.06956391678503">
                <text:p>3.06956391678503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5.65762761132927">
                <text:p>5.65762761132927</text:p>
              </table:table-cell>
              <table:table-cell office:value-type="float" office:value="1.7921677526571">
                <text:p>1.7921677526571</text:p>
              </table:table-cell>
              <table:table-cell office:value-type="float" office:value="3.00561466851867">
                <text:p>3.00561466851867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5.54882708034217">
                <text:p>5.54882708034217</text:p>
              </table:table-cell>
              <table:table-cell office:value-type="float" office:value="1.8033688011112">
                <text:p>1.8033688011112</text:p>
              </table:table-cell>
              <table:table-cell office:value-type="float" office:value="2.94427559365095">
                <text:p>2.94427559365095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5.44413222976967">
                <text:p>5.44413222976967</text:p>
              </table:table-cell>
              <table:table-cell office:value-type="float" office:value="1.81471074325656">
                <text:p>1.81471074325656</text:p>
              </table:table-cell>
              <table:table-cell office:value-type="float" office:value="2.88539008177793">
                <text:p>2.88539008177793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5.34331496625542">
                <text:p>5.34331496625542</text:p>
              </table:table-cell>
              <table:table-cell office:value-type="float" office:value="1.82619625428983">
                <text:p>1.82619625428983</text:p>
              </table:table-cell>
              <table:table-cell office:value-type="float" office:value="2.82881380566463">
                <text:p>2.82881380566463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5.24616378505078">
                <text:p>5.24616378505078</text:p>
              </table:table-cell>
              <table:table-cell office:value-type="float" office:value="1.83782807756556">
                <text:p>1.83782807756556</text:p>
              </table:table-cell>
              <table:table-cell office:value-type="float" office:value="2.77441354017108">
                <text:p>2.7744135401710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.15248228888916">
                <text:p>5.15248228888916</text:p>
              </table:table-cell>
              <table:table-cell office:value-type="float" office:value="1.84960902678072">
                <text:p>1.84960902678072</text:p>
              </table:table-cell>
              <table:table-cell office:value-type="float" office:value="2.72206611488484">
                <text:p>2.72206611488484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5.06208786276829">
                <text:p>5.06208786276829</text:p>
              </table:table-cell>
              <table:table-cell office:value-type="float" office:value="1.86154198824382">
                <text:p>1.86154198824382</text:p>
              </table:table-cell>
              <table:table-cell office:value-type="float" office:value="2.67165748312771">
                <text:p>2.67165748312771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4.97481048582401">
                <text:p>4.97481048582401</text:p>
              </table:table-cell>
              <table:table-cell office:value-type="float" office:value="1.87362992323242">
                <text:p>1.87362992323242</text:p>
              </table:table-cell>
              <table:table-cell office:value-type="float" office:value="2.62308189252539">
                <text:p>2.62308189252539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4.89049166403039">
                <text:p>4.89049166403039</text:p>
              </table:table-cell>
              <table:table-cell office:value-type="float" office:value="1.88587587044309">
                <text:p>1.88587587044309</text:p>
              </table:table-cell>
              <table:table-cell office:value-type="float" office:value="2.57624114444458">
                <text:p>2.57624114444458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4.80898346962988">
                <text:p>4.80898346962988</text:p>
              </table:table-cell>
              <table:table-cell office:value-type="float" office:value="1.89828294853811">
                <text:p>1.89828294853811</text:p>
              </table:table-cell>
              <table:table-cell office:value-type="float" office:value="2.53104393138415">
                <text:p>2.5310439313841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4.73014767504578">
                <text:p>4.73014767504578</text:p>
              </table:table-cell>
              <table:table-cell office:value-type="float" office:value="1.91085435879333">
                <text:p>1.91085435879333</text:p>
              </table:table-cell>
              <table:table-cell office:value-type="float" office:value="2.48740524291201">
                <text:p>2.48740524291201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4.65385497060956">
                <text:p>4.65385497060956</text:p>
              </table:table-cell>
              <table:table-cell office:value-type="float" office:value="1.92359338785195">
                <text:p>1.92359338785195</text:p>
              </table:table-cell>
              <table:table-cell office:value-type="float" office:value="2.44524583201519">
                <text:p>2.44524583201519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4.57998425679036">
                <text:p>4.57998425679036</text:p>
              </table:table-cell>
              <table:table-cell office:value-type="float" office:value="1.93650341058921">
                <text:p>1.93650341058921</text:p>
              </table:table-cell>
              <table:table-cell office:value-type="float" office:value="2.40449173481494">
                <text:p>2.40449173481494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4.50842200277801">
                <text:p>4.50842200277801</text:p>
              </table:table-cell>
              <table:table-cell office:value-type="float" office:value="1.94958789309319">
                <text:p>1.94958789309319</text:p>
              </table:table-cell>
              <table:table-cell office:value-type="float" office:value="2.36507383752289">
                <text:p>2.36507383752289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4.43906166427373">
                <text:p>4.43906166427373</text:p>
              </table:table-cell>
              <table:table-cell office:value-type="float" office:value="1.9628503957673">
                <text:p>1.9628503957673</text:p>
              </table:table-cell>
              <table:table-cell office:value-type="float" office:value="2.32692748530478">
                <text:p>2.32692748530478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4.37180315420898">
                <text:p>4.37180315420898</text:p>
              </table:table-cell>
              <table:table-cell office:value-type="float" office:value="1.97629457656022">
                <text:p>1.97629457656022</text:p>
              </table:table-cell>
              <table:table-cell office:value-type="float" office:value="2.28999212839518">
                <text:p>2.28999212839518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4.30655236086258">
                <text:p>4.30655236086258</text:p>
              </table:table-cell>
              <table:table-cell office:value-type="float" office:value="1.98992419432961">
                <text:p>1.98992419432961</text:p>
              </table:table-cell>
              <table:table-cell office:value-type="float" office:value="2.25421100138901">
                <text:p>2.25421100138901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4.24322070849695">
                <text:p>4.24322070849695</text:p>
              </table:table-cell>
              <table:table-cell office:value-type="float" office:value="2.00374311234578">
                <text:p>2.00374311234578</text:p>
              </table:table-cell>
              <table:table-cell office:value-type="float" office:value="2.21953083213687">
                <text:p>2.21953083213687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4.1817247561999">
                <text:p>4.1817247561999</text:p>
              </table:table-cell>
              <table:table-cell office:value-type="float" office:value="2.01775530194261">
                <text:p>2.01775530194261</text:p>
              </table:table-cell>
              <table:table-cell office:value-type="float" office:value="2.18590157710449">
                <text:p>2.18590157710449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4.12198583111132">
                <text:p>4.12198583111132</text:p>
              </table:table-cell>
              <table:table-cell office:value-type="float" office:value="2.03196484632248">
                <text:p>2.03196484632248</text:p>
              </table:table-cell>
              <table:table-cell office:value-type="float" office:value="2.15327618043129">
                <text:p>2.15327618043129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4.06392969264497">
                <text:p>4.06392969264497</text:p>
              </table:table-cell>
              <table:table-cell office:value-type="float" office:value="2.04637594452335">
                <text:p>2.04637594452335</text:p>
              </table:table-cell>
              <table:table-cell office:value-type="float" office:value="2.12161035424848">
                <text:p>2.12161035424848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4.00748622469157">
                <text:p>4.00748622469157</text:p>
              </table:table-cell>
              <table:table-cell office:value-type="float" office:value="2.06099291555566">
                <text:p>2.06099291555566</text:p>
              </table:table-cell>
              <table:table-cell office:value-type="float" office:value="2.09086237809995">
                <text:p>2.09086237809995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3.95258915312045">
                <text:p>3.95258915312045</text:p>
              </table:table-cell>
              <table:table-cell office:value-type="float" office:value="2.07582020271793">
                <text:p>2.07582020271793</text:p>
              </table:table-cell>
              <table:table-cell office:value-type="float" office:value="2.06099291555566">
                <text:p>2.06099291555566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3.89917578618639">
                <text:p>3.89917578618639</text:p>
              </table:table-cell>
              <table:table-cell office:value-type="float" office:value="2.09086237809995">
                <text:p>2.09086237809995</text:p>
              </table:table-cell>
              <table:table-cell office:value-type="float" office:value="2.03196484632248">
                <text:p>2.03196484632248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3.8471867757039">
                <text:p>3.8471867757039</text:p>
              </table:table-cell>
              <table:table-cell office:value-type="float" office:value="2.10612414728316">
                <text:p>2.10612414728316</text:p>
              </table:table-cell>
              <table:table-cell office:value-type="float" office:value="2.00374311234578">
                <text:p>2.00374311234578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3.79656589707622">
                <text:p>3.79656589707622</text:p>
              </table:table-cell>
              <table:table-cell office:value-type="float" office:value="2.12161035424848">
                <text:p>2.12161035424848</text:p>
              </table:table-cell>
              <table:table-cell office:value-type="float" office:value="1.97629457656022">
                <text:p>1.97629457656022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3.74725984646484">
                <text:p>3.74725984646484</text:p>
              </table:table-cell>
              <table:table-cell office:value-type="float" office:value="2.13732598650217">
                <text:p>2.13732598650217</text:p>
              </table:table-cell>
              <table:table-cell office:value-type="float" office:value="1.94958789309319">
                <text:p>1.94958789309319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3.69921805356144">
                <text:p>3.69921805356144</text:p>
              </table:table-cell>
              <table:table-cell office:value-type="float" office:value="2.15327618043129">
                <text:p>2.15327618043129</text:p>
              </table:table-cell>
              <table:table-cell office:value-type="float" office:value="1.92359338785195">
                <text:p>1.92359338785195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3.65239250857965">
                <text:p>3.65239250857965</text:p>
              </table:table-cell>
              <table:table-cell office:value-type="float" office:value="2.1694662269007">
                <text:p>2.1694662269007</text:p>
              </table:table-cell>
              <table:table-cell office:value-type="float" office:value="1.89828294853811">
                <text:p>1.89828294853811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3.60673760222241">
                <text:p>3.60673760222241</text:p>
              </table:table-cell>
              <table:table-cell office:value-type="float" office:value="2.18590157710449">
                <text:p>2.18590157710449</text:p>
              </table:table-cell>
              <table:table-cell office:value-type="float" office:value="1.87362992323242">
                <text:p>1.87362992323242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3.56220997750361">
                <text:p>3.56220997750361</text:p>
              </table:table-cell>
              <table:table-cell office:value-type="float" office:value="2.20258784868544">
                <text:p>2.20258784868544</text:p>
              </table:table-cell>
              <table:table-cell office:value-type="float" office:value="1.84960902678072">
                <text:p>1.84960902678072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3.51876839241211">
                <text:p>3.51876839241211</text:p>
              </table:table-cell>
              <table:table-cell office:value-type="float" office:value="2.21953083213687">
                <text:p>2.21953083213687</text:p>
              </table:table-cell>
              <table:table-cell office:value-type="float" office:value="1.82619625428983">
                <text:p>1.82619625428983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3.47637359250353">
                <text:p>3.47637359250353</text:p>
              </table:table-cell>
              <table:table-cell office:value-type="float" office:value="2.23673649750227">
                <text:p>2.23673649750227</text:p>
              </table:table-cell>
              <table:table-cell office:value-type="float" office:value="1.8033688011112">
                <text:p>1.8033688011112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3.43498819259277">
                <text:p>3.43498819259277</text:p>
              </table:table-cell>
              <table:table-cell office:value-type="float" office:value="2.25421100138901">
                <text:p>2.25421100138901</text:p>
              </table:table-cell>
              <table:table-cell office:value-type="float" office:value="1.78110498875181">
                <text:p>1.78110498875181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3.39457656679756">
                <text:p>3.39457656679756</text:p>
              </table:table-cell>
              <table:table-cell office:value-type="float" office:value="2.27196069431333">
                <text:p>2.27196069431333</text:p>
              </table:table-cell>
              <table:table-cell office:value-type="float" office:value="1.75938419620605">
                <text:p>1.7593841962060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3.3551047462534">
                <text:p>3.3551047462534</text:p>
              </table:table-cell>
              <table:table-cell office:value-type="float" office:value="2.28999212839518">
                <text:p>2.28999212839518</text:p>
              </table:table-cell>
              <table:table-cell office:value-type="float" office:value="1.73818679625176">
                <text:p>1.73818679625176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3.31654032388267">
                <text:p>3.31654032388267</text:p>
              </table:table-cell>
              <table:table-cell office:value-type="float" office:value="2.30831206542234">
                <text:p>2.30831206542234</text:p>
              </table:table-cell>
              <table:table-cell office:value-type="float" office:value="1.71749409629639">
                <text:p>1.71749409629639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3.27885236565674">
                <text:p>3.27885236565674</text:p>
              </table:table-cell>
              <table:table-cell office:value-type="float" office:value="2.32692748530478">
                <text:p>2.32692748530478</text:p>
              </table:table-cell>
              <table:table-cell office:value-type="float" office:value="1.69728828339878">
                <text:p>1.69728828339878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3.24201132784037">
                <text:p>3.24201132784037</text:p>
              </table:table-cell>
              <table:table-cell office:value-type="float" office:value="2.3458455949414">
                <text:p>2.3458455949414</text:p>
              </table:table-cell>
              <table:table-cell office:value-type="float" office:value="1.6775523731267">
                <text:p>1.6775523731267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3.20598897975325">
                <text:p>3.20598897975325</text:p>
              </table:table-cell>
              <table:table-cell office:value-type="float" office:value="2.36507383752289">
                <text:p>2.36507383752289</text:p>
              </table:table-cell>
              <table:table-cell office:value-type="float" office:value="1.65827016194134">
                <text:p>1.65827016194134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3.1707583316241">
                <text:p>3.1707583316241</text:p>
              </table:table-cell>
              <table:table-cell office:value-type="float" office:value="2.38461990229581">
                <text:p>2.38461990229581</text:p>
              </table:table-cell>
              <table:table-cell office:value-type="float" office:value="1.63942618282837">
                <text:p>1.63942618282837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3.13629356714992">
                <text:p>3.13629356714992</text:p>
              </table:table-cell>
              <table:table-cell office:value-type="float" office:value="2.40449173481494">
                <text:p>2.40449173481494</text:p>
              </table:table-cell>
              <table:table-cell office:value-type="float" office:value="1.62100566392018">
                <text:p>1.62100566392018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3.10256998040637">
                <text:p>3.10256998040637</text:p>
              </table:table-cell>
              <table:table-cell office:value-type="float" office:value="2.42469754771254">
                <text:p>2.42469754771254</text:p>
              </table:table-cell>
              <table:table-cell office:value-type="float" office:value="1.60299448987663">
                <text:p>1.60299448987663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3.06956391678503">
                <text:p>3.06956391678503</text:p>
              </table:table-cell>
              <table:table-cell office:value-type="float" office:value="2.44524583201519">
                <text:p>2.44524583201519</text:p>
              </table:table-cell>
              <table:table-cell office:value-type="float" office:value="1.58537916581205">
                <text:p>1.58537916581205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3.03725271766098">
                <text:p>3.03725271766098</text:p>
              </table:table-cell>
              <table:table-cell office:value-type="float" office:value="2.46614536904096">
                <text:p>2.46614536904096</text:p>
              </table:table-cell>
              <table:table-cell office:value-type="float" office:value="1.56814678357496">
                <text:p>1.56814678357496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3.00561466851867">
                <text:p>3.00561466851867</text:p>
              </table:table-cell>
              <table:table-cell office:value-type="float" office:value="2.48740524291201">
                <text:p>2.48740524291201</text:p>
              </table:table-cell>
              <table:table-cell office:value-type="float" office:value="1.55128499020319">
                <text:p>1.55128499020319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2.97462895028652">
                <text:p>2.97462895028652</text:p>
              </table:table-cell>
              <table:table-cell office:value-type="float" office:value="2.50903485371994">
                <text:p>2.50903485371994</text:p>
              </table:table-cell>
              <table:table-cell office:value-type="float" office:value="1.53478195839251">
                <text:p>1.53478195839251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2.94427559365095">
                <text:p>2.94427559365095</text:p>
              </table:table-cell>
              <table:table-cell office:value-type="float" office:value="2.53104393138415">
                <text:p>2.53104393138415</text:p>
              </table:table-cell>
              <table:table-cell office:value-type="float" office:value="1.51862635883049">
                <text:p>1.51862635883049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2.91453543613932">
                <text:p>2.91453543613932</text:p>
              </table:table-cell>
              <table:table-cell office:value-type="float" office:value="2.55344255024595">
                <text:p>2.55344255024595</text:p>
              </table:table-cell>
              <table:table-cell office:value-type="float" office:value="1.50280733425934">
                <text:p>1.50280733425934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2.88539008177793">
                <text:p>2.88539008177793</text:p>
              </table:table-cell>
              <table:table-cell office:value-type="float" office:value="2.57624114444458">
                <text:p>2.57624114444458</text:p>
              </table:table-cell>
              <table:table-cell office:value-type="float" office:value="1.48731447514326">
                <text:p>1.48731447514326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2.85682186314646">
                <text:p>2.85682186314646</text:p>
              </table:table-cell>
              <table:table-cell office:value-type="float" office:value="2.59945052412426">
                <text:p>2.59945052412426</text:p>
              </table:table-cell>
              <table:table-cell office:value-type="float" office:value="1.47213779682547">
                <text:p>1.47213779682547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2.82881380566463">
                <text:p>2.82881380566463</text:p>
              </table:table-cell>
              <table:table-cell office:value-type="float" office:value="2.62308189252539">
                <text:p>2.62308189252539</text:p>
              </table:table-cell>
              <table:table-cell office:value-type="float" office:value="1.45726771806966">
                <text:p>1.45726771806966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2.80134959395915">
                <text:p>2.80134959395915</text:p>
              </table:table-cell>
              <table:table-cell office:value-type="float" office:value="2.64714686401645">
                <text:p>2.64714686401645</text:p>
              </table:table-cell>
              <table:table-cell office:value-type="float" office:value="1.44269504088896">
                <text:p>1.44269504088896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2.77441354017108">
                <text:p>2.77441354017108</text:p>
              </table:table-cell>
              <table:table-cell office:value-type="float" office:value="2.67165748312771">
                <text:p>2.67165748312771</text:p>
              </table:table-cell>
              <table:table-cell office:value-type="float" office:value="1.42841093157323">
                <text:p>1.42841093157323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2.74799055407422">
                <text:p>2.74799055407422</text:p>
              </table:table-cell>
              <table:table-cell office:value-type="float" office:value="2.69662624465227">
                <text:p>2.69662624465227</text:p>
              </table:table-cell>
              <table:table-cell office:value-type="float" office:value="1.41440690283232">
                <text:p>1.41440690283232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.72206611488484">
                <text:p>2.72206611488484</text:p>
              </table:table-cell>
              <table:table-cell office:value-type="float" office:value="2.72206611488484">
                <text:p>2.72206611488484</text:p>
              </table:table-cell>
              <table:table-cell office:value-type="float" office:value="1.40067479697958">
                <text:p>1.400674796979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percentage-style style:name="N10">
      <number:number number:decimal-places="0" number:min-integer-digits="1"/>
      <number:text>%</number:text>
    </number:percentage-style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title svg:x="4.822cm" svg:y="0.315cm" chart:style-name="ch2">
          <text:p>Potentiomètre anti-logarithmique</text:p>
        </chart:title>
        <chart:legend chart:legend-position="end" svg:x="12.304cm" svg:y="3.654cm" style:legend-expansion="high" chart:style-name="ch3"/>
        <chart:plot-area chart:style-name="ch4" table:cell-range-address="Feuille1.F7:Feuille1.I108" chart:data-source-has-labels="both" svg:x="1.358cm" svg:y="1.631cm" svg:width="10.306cm" svg:height="6.75cm">
          <chartooo:coordinate-region svg:x="2.641cm" svg:y="1.843cm" svg:width="8.585cm" svg:height="5.441cm"/>
          <chart:axis chart:dimension="x" chart:name="primary-x" chart:style-name="ch5" chartooo:axis-type="auto">
            <chartooo:date-scale/>
            <chart:categories table:cell-range-address="Feuille1.F8:Feuille1.F108"/>
          </chart:axis>
          <chart:axis chart:dimension="y" chart:name="primary-y" chart:style-name="ch6">
            <chart:title svg:x="0.451cm" svg:y="5.248cm" chart:style-name="ch7">
              <text:p>Hz</text:p>
            </chart:title>
            <chart:grid chart:style-name="ch8" chart:class="major"/>
          </chart:axis>
          <chart:series chart:style-name="ch9" chart:values-cell-range-address="Feuille1.G8:Feuille1.G108" chart:label-cell-address="Feuille1.G7:Feuille1.G7" chart:class="chart:line">
            <chart:data-point chart:repeated="101"/>
          </chart:series>
          <chart:series chart:style-name="ch10" chart:values-cell-range-address="Feuille1.H8:Feuille1.H108" chart:label-cell-address="Feuille1.H7:Feuille1.H7" chart:class="chart:line">
            <chart:data-point chart:repeated="101"/>
          </chart:series>
          <chart:series chart:style-name="ch11" chart:values-cell-range-address="Feuille1.I8:Feuille1.I108" chart:label-cell-address="Feuille1.I7:Feuille1.I7" chart:class="chart:line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T R1 (Hz)</text:p>
                <draw:g>
                  <svg:desc>Feuille1.G7:Feuille1.G7</svg:desc>
                </draw:g>
              </table:table-cell>
              <table:table-cell office:value-type="string">
                <text:p>POT R1+2 (Hz)</text:p>
                <draw:g>
                  <svg:desc>Feuille1.H7:Feuille1.H7</svg:desc>
                </draw:g>
              </table:table-cell>
              <table:table-cell office:value-type="string">
                <text:p>POT R2 (Hz)</text:p>
                <draw:g>
                  <svg:desc>Feuille1.I7:Feuille1.I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F8:Feuille1.F108</svg:desc>
                </draw:g>
              </table:table-cell>
              <table:table-cell office:value-type="float" office:value="48.0898346962988">
                <text:p>48.0898346962988</text:p>
                <draw:g>
                  <svg:desc>Feuille1.G8:Feuille1.G108</svg:desc>
                </draw:g>
              </table:table-cell>
              <table:table-cell office:value-type="float" office:value="1.40067479697958">
                <text:p>1.40067479697958</text:p>
                <draw:g>
                  <svg:desc>Feuille1.H8:Feuille1.H108</svg:desc>
                </draw:g>
              </table:table-cell>
              <table:table-cell office:value-type="float" office:value="48.0898346962988">
                <text:p>48.0898346962988</text:p>
                <draw:g>
                  <svg:desc>Feuille1.I8:Feuille1.I10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41.2782433795426">
                <text:p>41.2782433795426</text:p>
              </table:table-cell>
              <table:table-cell office:value-type="float" office:value="1.40757533935264">
                <text:p>1.40757533935264</text:p>
              </table:table-cell>
              <table:table-cell office:value-type="float" office:value="36.1568732331973">
                <text:p>36.1568732331973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36.2450478252892">
                <text:p>36.2450478252892</text:p>
              </table:table-cell>
              <table:table-cell office:value-type="float" office:value="1.41467885186189">
                <text:p>1.41467885186189</text:p>
              </table:table-cell>
              <table:table-cell office:value-type="float" office:value="29.0819948953902">
                <text:p>29.0819948953902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32.3742024426064">
                <text:p>32.3742024426064</text:p>
              </table:table-cell>
              <table:table-cell office:value-type="float" office:value="1.42198649963218">
                <text:p>1.42198649963218</text:p>
              </table:table-cell>
              <table:table-cell office:value-type="float" office:value="24.4002609542797">
                <text:p>24.4002609542797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29.3047430180571">
                <text:p>29.3047430180571</text:p>
              </table:table-cell>
              <table:table-cell office:value-type="float" office:value="1.42949965941742">
                <text:p>1.42949965941742</text:p>
              </table:table-cell>
              <table:table-cell office:value-type="float" office:value="21.0730736309624">
                <text:p>21.0730736309624</text:p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26.8111467775825">
                <text:p>26.8111467775825</text:p>
              </table:table-cell>
              <table:table-cell office:value-type="float" office:value="1.43721991739413">
                <text:p>1.43721991739413</text:p>
              </table:table-cell>
              <table:table-cell office:value-type="float" office:value="18.5868686249498">
                <text:p>18.5868686249498</text:p>
              </table:table-cell>
            </table:table-row>
            <table:table-row>
              <table:table-cell office:value-type="float" office:value="0.06">
                <text:p>0</text:p>
              </table:table-cell>
              <table:table-cell office:value-type="float" office:value="24.7452547466392">
                <text:p>24.7452547466392</text:p>
              </table:table-cell>
              <table:table-cell office:value-type="float" office:value="1.44514906760754">
                <text:p>1.44514906760754</text:p>
              </table:table-cell>
              <table:table-cell office:value-type="float" office:value="16.658570188914">
                <text:p>16.658570188914</text:p>
              </table:table-cell>
            </table:table-row>
            <table:table-row>
              <table:table-cell office:value-type="float" office:value="0.07">
                <text:p>0</text:p>
              </table:table-cell>
              <table:table-cell office:value-type="float" office:value="23.0057182377227">
                <text:p>23.0057182377227</text:p>
              </table:table-cell>
              <table:table-cell office:value-type="float" office:value="1.45328911104424">
                <text:p>1.45328911104424</text:p>
              </table:table-cell>
              <table:table-cell office:value-type="float" office:value="15.1193309867893">
                <text:p>15.1193309867893</text:p>
              </table:table-cell>
            </table:table-row>
            <table:table-row>
              <table:table-cell office:value-type="float" office:value="0.08">
                <text:p>0</text:p>
              </table:table-cell>
              <table:table-cell office:value-type="float" office:value="21.5208652508298">
                <text:p>21.5208652508298</text:p>
              </table:table-cell>
              <table:table-cell office:value-type="float" office:value="1.46164225530964">
                <text:p>1.46164225530964</text:p>
              </table:table-cell>
              <table:table-cell office:value-type="float" office:value="13.8621943430612">
                <text:p>13.8621943430612</text:p>
              </table:table-cell>
            </table:table-row>
            <table:table-row>
              <table:table-cell office:value-type="float" office:value="0.09">
                <text:p>0</text:p>
              </table:table-cell>
              <table:table-cell office:value-type="float" office:value="20.2385790806817">
                <text:p>20.2385790806817</text:p>
              </table:table-cell>
              <table:table-cell office:value-type="float" office:value="1.47021091489246">
                <text:p>1.47021091489246</text:p>
              </table:table-cell>
              <table:table-cell office:value-type="float" office:value="12.8161173151505">
                <text:p>12.816117315150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9.1200547587694">
                <text:p>19.1200547587694</text:p>
              </table:table-cell>
              <table:table-cell office:value-type="float" office:value="1.47899771200173">
                <text:p>1.47899771200173</text:p>
              </table:table-cell>
              <table:table-cell office:value-type="float" office:value="11.9320642479538">
                <text:p>11.9320642479538</text:p>
              </table:table-cell>
            </table:table-row>
            <table:table-row>
              <table:table-cell office:value-type="float" office:value="0.11">
                <text:p>0</text:p>
              </table:table-cell>
              <table:table-cell office:value-type="float" office:value="18.135804024765">
                <text:p>18.135804024765</text:p>
              </table:table-cell>
              <table:table-cell office:value-type="float" office:value="1.48800547796576">
                <text:p>1.48800547796576</text:p>
              </table:table-cell>
              <table:table-cell office:value-type="float" office:value="11.1750976649459">
                <text:p>11.1750976649459</text:p>
              </table:table-cell>
            </table:table-row>
            <table:table-row>
              <table:table-cell office:value-type="float" office:value="0.12">
                <text:p>0</text:p>
              </table:table-cell>
              <table:table-cell office:value-type="float" office:value="17.2630175832867">
                <text:p>17.2630175832867</text:p>
              </table:table-cell>
              <table:table-cell office:value-type="float" office:value="1.49723725518499">
                <text:p>1.49723725518499</text:p>
              </table:table-cell>
              <table:table-cell office:value-type="float" office:value="10.5196513398154">
                <text:p>10.5196513398154</text:p>
              </table:table-cell>
            </table:table-row>
            <table:table-row>
              <table:table-cell office:value-type="float" office:value="0.13">
                <text:p>0</text:p>
              </table:table-cell>
              <table:table-cell office:value-type="float" office:value="16.4837754924624">
                <text:p>16.4837754924624</text:p>
              </table:table-cell>
              <table:table-cell office:value-type="float" office:value="1.5066962996345">
                <text:p>1.5066962996345</text:p>
              </table:table-cell>
              <table:table-cell office:value-type="float" office:value="9.94658569984459">
                <text:p>9.94658569984459</text:p>
              </table:table-cell>
            </table:table-row>
            <table:table-row>
              <table:table-cell office:value-type="float" office:value="0.14">
                <text:p>0</text:p>
              </table:table-cell>
              <table:table-cell office:value-type="float" office:value="15.7838037103015">
                <text:p>15.7838037103015</text:p>
              </table:table-cell>
              <table:table-cell office:value-type="float" office:value="1.51638608391427">
                <text:p>1.51638608391427</text:p>
              </table:table-cell>
              <table:table-cell office:value-type="float" office:value="9.44128786804488">
                <text:p>9.44128786804488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15.1515917536284">
                <text:p>15.1515917536284</text:p>
              </table:table-cell>
              <table:table-cell office:value-type="float" office:value="1.52631030084849">
                <text:p>1.52631030084849</text:p>
              </table:table-cell>
              <table:table-cell office:value-type="float" office:value="8.99240811394205">
                <text:p>8.99240811394205</text:p>
              </table:table-cell>
            </table:table-row>
            <table:table-row>
              <table:table-cell office:value-type="float" office:value="0.16">
                <text:p>0</text:p>
              </table:table-cell>
              <table:table-cell office:value-type="float" office:value="14.5777547685644">
                <text:p>14.5777547685644</text:p>
              </table:table-cell>
              <table:table-cell office:value-type="float" office:value="1.5364728676379">
                <text:p>1.5364728676379</text:p>
              </table:table-cell>
              <table:table-cell office:value-type="float" office:value="8.59099716340451">
                <text:p>8.59099716340451</text:p>
              </table:table-cell>
            </table:table-row>
            <table:table-row>
              <table:table-cell office:value-type="float" office:value="0.17">
                <text:p>0</text:p>
              </table:table-cell>
              <table:table-cell office:value-type="float" office:value="14.0545645115744">
                <text:p>14.0545645115744</text:p>
              </table:table-cell>
              <table:table-cell office:value-type="float" office:value="1.54687793057193">
                <text:p>1.54687793057193</text:p>
              </table:table-cell>
              <table:table-cell office:value-type="float" office:value="8.22990345119496">
                <text:p>8.22990345119496</text:p>
              </table:table-cell>
            </table:table-row>
            <table:table-row>
              <table:table-cell office:value-type="float" office:value="0.18">
                <text:p>0</text:p>
              </table:table-cell>
              <table:table-cell office:value-type="float" office:value="13.5755992683332">
                <text:p>13.5755992683332</text:p>
              </table:table-cell>
              <table:table-cell office:value-type="float" office:value="1.55752987031013">
                <text:p>1.55752987031013</text:p>
              </table:table-cell>
              <table:table-cell office:value-type="float" office:value="7.90334330663406">
                <text:p>7.90334330663406</text:p>
              </table:table-cell>
            </table:table-row>
            <table:table-row>
              <table:table-cell office:value-type="float" office:value="0.19">
                <text:p>0</text:p>
              </table:table-cell>
              <table:table-cell office:value-type="float" office:value="13.1354789491803">
                <text:p>13.1354789491803</text:p>
              </table:table-cell>
              <table:table-cell office:value-type="float" office:value="1.56843330774517">
                <text:p>1.56843330774517</text:p>
              </table:table-cell>
              <table:table-cell office:value-type="float" office:value="7.60658882878984">
                <text:p>7.60658882878984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12.7296621254909">
                <text:p>12.7296621254909</text:p>
              </table:table-cell>
              <table:table-cell office:value-type="float" office:value="1.57959311046237">
                <text:p>1.57959311046237</text:p>
              </table:table-cell>
              <table:table-cell office:value-type="float" office:value="7.33573749604558">
                <text:p>7.33573749604558</text:p>
              </table:table-cell>
            </table:table-row>
            <table:table-row>
              <table:table-cell office:value-type="float" office:value="0.21">
                <text:p>0</text:p>
              </table:table-cell>
              <table:table-cell office:value-type="float" office:value="12.3542887436351">
                <text:p>12.3542887436351</text:p>
              </table:table-cell>
              <table:table-cell office:value-type="float" office:value="1.59101439981375">
                <text:p>1.59101439981375</text:p>
              </table:table-cell>
              <table:table-cell office:value-type="float" office:value="7.08753958374196">
                <text:p>7.08753958374196</text:p>
              </table:table-cell>
            </table:table-row>
            <table:table-row>
              <table:table-cell office:value-type="float" office:value="0.22">
                <text:p>0</text:p>
              </table:table-cell>
              <table:table-cell office:value-type="float" office:value="12.0060569569204">
                <text:p>12.0060569569204</text:p>
              </table:table-cell>
              <table:table-cell office:value-type="float" office:value="1.60270255862733">
                <text:p>1.60270255862733</text:p>
              </table:table-cell>
              <table:table-cell office:value-type="float" office:value="6.85926714686101">
                <text:p>6.85926714686101</text:p>
              </table:table-cell>
            </table:table-row>
            <table:table-row>
              <table:table-cell office:value-type="float" office:value="0.23">
                <text:p>0</text:p>
              </table:table-cell>
              <table:table-cell office:value-type="float" office:value="11.6821257425505">
                <text:p>11.6821257425505</text:p>
              </table:table-cell>
              <table:table-cell office:value-type="float" office:value="1.61466323957546">
                <text:p>1.61466323957546</text:p>
              </table:table-cell>
              <table:table-cell office:value-type="float" office:value="6.64861333942834">
                <text:p>6.64861333942834</text:p>
              </table:table-cell>
            </table:table-row>
            <table:table-row>
              <table:table-cell office:value-type="float" office:value="0.24">
                <text:p>0</text:p>
              </table:table-cell>
              <table:table-cell office:value-type="float" office:value="11.3800372182081">
                <text:p>11.3800372182081</text:p>
              </table:table-cell>
              <table:table-cell office:value-type="float" office:value="1.6269023742291">
                <text:p>1.6269023742291</text:p>
              </table:table-cell>
              <table:table-cell office:value-type="float" office:value="6.45361418002278">
                <text:p>6.45361418002278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11.0976541606843">
                <text:p>11.0976541606843</text:p>
              </table:table-cell>
              <table:table-cell office:value-type="float" office:value="1.63942618282837">
                <text:p>1.63942618282837</text:p>
              </table:table-cell>
              <table:table-cell office:value-type="float" office:value="6.27258713429984">
                <text:p>6.27258713429984</text:p>
              </table:table-cell>
            </table:table-row>
            <table:table-row>
              <table:table-cell office:value-type="float" office:value="0.26">
                <text:p>0</text:p>
              </table:table-cell>
              <table:table-cell office:value-type="float" office:value="10.8331093654356">
                <text:p>10.8331093654356</text:p>
              </table:table-cell>
              <table:table-cell office:value-type="float" office:value="1.65224118480285">
                <text:p>1.65224118480285</text:p>
              </table:table-cell>
              <table:table-cell office:value-type="float" office:value="6.10408244298218">
                <text:p>6.10408244298218</text:p>
              </table:table-cell>
            </table:table-row>
            <table:table-row>
              <table:table-cell office:value-type="float" office:value="0.27">
                <text:p>0</text:p>
              </table:table-cell>
              <table:table-cell office:value-type="float" office:value="10.5847643092373">
                <text:p>10.5847643092373</text:p>
              </table:table-cell>
              <table:table-cell office:value-type="float" office:value="1.66535421007906">
                <text:p>1.66535421007906</text:p>
              </table:table-cell>
              <table:table-cell office:value-type="float" office:value="5.94684421268739">
                <text:p>5.94684421268739</text:p>
              </table:table-cell>
            </table:table-row>
            <table:table-row>
              <table:table-cell office:value-type="float" office:value="0.28">
                <text:p>0</text:p>
              </table:table-cell>
              <table:table-cell office:value-type="float" office:value="10.3511751812661">
                <text:p>10.3511751812661</text:p>
              </table:table-cell>
              <table:table-cell office:value-type="float" office:value="1.67877241121625">
                <text:p>1.67877241121625</text:p>
              </table:table-cell>
              <table:table-cell office:value-type="float" office:value="5.7997790588501">
                <text:p>5.7997790588501</text:p>
              </table:table-cell>
            </table:table-row>
            <table:table-row>
              <table:table-cell office:value-type="float" office:value="0.29">
                <text:p>0</text:p>
              </table:table-cell>
              <table:table-cell office:value-type="float" office:value="10.1310647944843">
                <text:p>10.1310647944843</text:p>
              </table:table-cell>
              <table:table-cell office:value-type="float" office:value="1.69250327641575">
                <text:p>1.69250327641575</text:p>
              </table:table-cell>
              <table:table-cell office:value-type="float" office:value="5.66193064419459">
                <text:p>5.66193064419459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9.92329922304578">
                <text:p>9.92329922304578</text:p>
              </table:table-cell>
              <table:table-cell office:value-type="float" office:value="1.70655464345373">
                <text:p>1.70655464345373</text:p>
              </table:table-cell>
              <table:table-cell office:value-type="float" office:value="5.53245885886623">
                <text:p>5.53245885886623</text:p>
              </table:table-cell>
            </table:table-row>
            <table:table-row>
              <table:table-cell office:value-type="float" office:value="0.31">
                <text:p>0</text:p>
              </table:table-cell>
              <table:table-cell office:value-type="float" office:value="9.72686826332755">
                <text:p>9.72686826332755</text:p>
              </table:table-cell>
              <table:table-cell office:value-type="float" office:value="1.72093471459164">
                <text:p>1.72093471459164</text:p>
              </table:table-cell>
              <table:table-cell office:value-type="float" office:value="5.41062268412408">
                <text:p>5.41062268412408</text:p>
              </table:table-cell>
            </table:table-row>
            <table:table-row>
              <table:table-cell office:value-type="float" office:value="0.32">
                <text:p>0</text:p>
              </table:table-cell>
              <table:table-cell office:value-type="float" office:value="9.54086900788292">
                <text:p>9.54086900788292</text:p>
              </table:table-cell>
              <table:table-cell office:value-type="float" office:value="1.73565207252409">
                <text:p>1.73565207252409</text:p>
              </table:table-cell>
              <table:table-cell office:value-type="float" office:value="5.29576600103846">
                <text:p>5.29576600103846</text:p>
              </table:table-cell>
            </table:table-row>
            <table:table-row>
              <table:table-cell office:value-type="float" office:value="0.33">
                <text:p>0</text:p>
              </table:table-cell>
              <table:table-cell office:value-type="float" office:value="9.36449196867897">
                <text:p>9.36449196867897</text:p>
              </table:table-cell>
              <table:table-cell office:value-type="float" office:value="1.75071569742913">
                <text:p>1.75071569742913</text:p>
              </table:table-cell>
              <table:table-cell office:value-type="float" office:value="5.18730577016037">
                <text:p>5.18730577016037</text:p>
              </table:table-cell>
            </table:table-row>
            <table:table-row>
              <table:table-cell office:value-type="float" office:value="0.34">
                <text:p>0</text:p>
              </table:table-cell>
              <table:table-cell office:value-type="float" office:value="9.19700929967275">
                <text:p>9.19700929967275</text:p>
              </table:table-cell>
              <table:table-cell office:value-type="float" office:value="1.76613498519204">
                <text:p>1.76613498519204</text:p>
              </table:table-cell>
              <table:table-cell office:value-type="float" office:value="5.08472213253869">
                <text:p>5.08472213253869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9.03776475730905">
                <text:p>9.03776475730905</text:p>
              </table:table-cell>
              <table:table-cell office:value-type="float" office:value="1.78191976688024">
                <text:p>1.78191976688024</text:p>
              </table:table-cell>
              <table:table-cell office:value-type="float" office:value="4.98755007733701">
                <text:p>4.98755007733701</text:p>
              </table:table-cell>
            </table:table-row>
            <table:table-row>
              <table:table-cell office:value-type="float" office:value="0.36">
                <text:p>0</text:p>
              </table:table-cell>
              <table:table-cell office:value-type="float" office:value="8.88616510692478">
                <text:p>8.88616510692478</text:p>
              </table:table-cell>
              <table:table-cell office:value-type="float" office:value="1.79808032955369">
                <text:p>1.79808032955369</text:p>
              </table:table-cell>
              <table:table-cell office:value-type="float" office:value="4.89537239423401">
                <text:p>4.89537239423401</text:p>
              </table:table-cell>
            </table:table-row>
            <table:table-row>
              <table:table-cell office:value-type="float" office:value="0.37">
                <text:p>0</text:p>
              </table:table-cell>
              <table:table-cell office:value-type="float" office:value="8.74167273780575">
                <text:p>8.74167273780575</text:p>
              </table:table-cell>
              <table:table-cell office:value-type="float" office:value="1.81462743850338">
                <text:p>1.81462743850338</text:p>
              </table:table-cell>
              <table:table-cell office:value-type="float" office:value="4.80781368527823">
                <text:p>4.80781368527823</text:p>
              </table:table-cell>
            </table:table-row>
            <table:table-row>
              <table:table-cell office:value-type="float" office:value="0.38">
                <text:p>0</text:p>
              </table:table-cell>
              <table:table-cell office:value-type="float" office:value="8.60379929311482">
                <text:p>8.60379929311482</text:p>
              </table:table-cell>
              <table:table-cell office:value-type="float" office:value="1.83157236101819">
                <text:p>1.83157236101819</text:p>
              </table:table-cell>
              <table:table-cell office:value-type="float" office:value="4.72453525492826">
                <text:p>4.72453525492826</text:p>
              </table:table-cell>
            </table:table-row>
            <table:table-row>
              <table:table-cell office:value-type="float" office:value="0.39">
                <text:p>0</text:p>
              </table:table-cell>
              <table:table-cell office:value-type="float" office:value="8.47210015562171">
                <text:p>8.47210015562171</text:p>
              </table:table-cell>
              <table:table-cell office:value-type="float" office:value="1.84892689179021">
                <text:p>1.84892689179021</text:p>
              </table:table-cell>
              <table:table-cell office:value-type="float" office:value="4.64523073160913">
                <text:p>4.64523073160913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8.34616965803533">
                <text:p>8.34616965803533</text:p>
              </table:table-cell>
              <table:table-cell office:value-type="float" office:value="1.86670338007814">
                <text:p>1.86670338007814</text:p>
              </table:table-cell>
              <table:table-cell office:value-type="float" office:value="4.56962230145826">
                <text:p>4.56962230145826</text:p>
              </table:table-cell>
            </table:table-row>
            <table:table-row>
              <table:table-cell office:value-type="float" office:value="0.41">
                <text:p>0</text:p>
              </table:table-cell>
              <table:table-cell office:value-type="float" office:value="8.22563690923348">
                <text:p>8.22563690923348</text:p>
              </table:table-cell>
              <table:table-cell office:value-type="float" office:value="1.88491475875967">
                <text:p>1.88491475875967</text:p>
              </table:table-cell>
              <table:table-cell office:value-type="float" office:value="4.49745745667353">
                <text:p>4.49745745667353</text:p>
              </table:table-cell>
            </table:table-row>
            <table:table-row>
              <table:table-cell office:value-type="float" office:value="0.42">
                <text:p>0</text:p>
              </table:table-cell>
              <table:table-cell office:value-type="float" office:value="8.11016214593162">
                <text:p>8.11016214593162</text:p>
              </table:table-cell>
              <table:table-cell office:value-type="float" office:value="1.90357457541566">
                <text:p>1.90357457541566</text:p>
              </table:table-cell>
              <table:table-cell office:value-type="float" office:value="4.42850617825838">
                <text:p>4.42850617825838</text:p>
              </table:table-cell>
            </table:table-row>
            <table:table-row>
              <table:table-cell office:value-type="float" office:value="0.43">
                <text:p>0</text:p>
              </table:table-cell>
              <table:table-cell office:value-type="float" office:value="7.99943353420403">
                <text:p>7.99943353420403</text:p>
              </table:table-cell>
              <table:table-cell office:value-type="float" office:value="1.92269702560225">
                <text:p>1.92269702560225</text:p>
              </table:table-cell>
              <table:table-cell office:value-type="float" office:value="4.36255848693427">
                <text:p>4.36255848693427</text:p>
              </table:table-cell>
            </table:table-row>
            <table:table-row>
              <table:table-cell office:value-type="float" office:value="0.44">
                <text:p>0</text:p>
              </table:table-cell>
              <table:table-cell office:value-type="float" office:value="7.89316435744722">
                <text:p>7.89316435744722</text:p>
              </table:table-cell>
              <table:table-cell office:value-type="float" office:value="1.94229698848178">
                <text:p>1.94229698848178</text:p>
              </table:table-cell>
              <table:table-cell office:value-type="float" office:value="4.29942230728499">
                <text:p>4.29942230728499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7.79109053738919">
                <text:p>7.79109053738919</text:p>
              </table:table-cell>
              <table:table-cell office:value-type="float" office:value="1.96239006499906">
                <text:p>1.96239006499906</text:p>
              </table:table-cell>
              <table:table-cell office:value-type="float" office:value="4.2389215993698">
                <text:p>4.2389215993698</text:p>
              </table:table-cell>
            </table:table-row>
            <table:table-row>
              <table:table-cell office:value-type="float" office:value="0.46">
                <text:p>0</text:p>
              </table:table-cell>
              <table:table-cell office:value-type="float" office:value="7.69296844301639">
                <text:p>7.69296844301639</text:p>
              </table:table-cell>
              <table:table-cell office:value-type="float" office:value="1.98299261880803">
                <text:p>1.98299261880803</text:p>
              </table:table-cell>
              <table:table-cell office:value-type="float" office:value="4.18089471952737">
                <text:p>4.18089471952737</text:p>
              </table:table-cell>
            </table:table-row>
            <table:table-row>
              <table:table-cell office:value-type="float" office:value="0.47">
                <text:p>0</text:p>
              </table:table-cell>
              <table:table-cell office:value-type="float" office:value="7.59857294914646">
                <text:p>7.59857294914646</text:p>
              </table:table-cell>
              <table:table-cell office:value-type="float" office:value="2.00412182017272">
                <text:p>2.00412182017272</text:p>
              </table:table-cell>
              <table:table-cell office:value-type="float" office:value="4.12519297822754">
                <text:p>4.12519297822754</text:p>
              </table:table-cell>
            </table:table-row>
            <table:table-row>
              <table:table-cell office:value-type="float" office:value="0.48">
                <text:p>0</text:p>
              </table:table-cell>
              <table:table-cell office:value-type="float" office:value="7.5076957120804">
                <text:p>7.5076957120804</text:p>
              </table:table-cell>
              <table:table-cell office:value-type="float" office:value="2.02579569308887">
                <text:p>2.02579569308887</text:p>
              </table:table-cell>
              <table:table-cell office:value-type="float" office:value="4.07167936787884">
                <text:p>4.07167936787884</text:p>
              </table:table-cell>
            </table:table-row>
            <table:table-row>
              <table:table-cell office:value-type="float" office:value="0.49">
                <text:p>0</text:p>
              </table:table-cell>
              <table:table-cell office:value-type="float" office:value="7.42014363453419">
                <text:p>7.42014363453419</text:p>
              </table:table-cell>
              <table:table-cell office:value-type="float" office:value="2.04803316589611">
                <text:p>2.04803316589611</text:p>
              </table:table-cell>
              <table:table-cell office:value-type="float" office:value="4.0202274376745">
                <text:p>4.020227437674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7.33573749604558">
                <text:p>7.33573749604558</text:p>
              </table:table-cell>
              <table:table-cell office:value-type="float" office:value="2.07085412567794">
                <text:p>2.07085412567794</text:p>
              </table:table-cell>
              <table:table-cell office:value-type="float" office:value="3.97072029602467">
                <text:p>3.97072029602467</text:p>
              </table:table-cell>
            </table:table-row>
            <table:table-row>
              <table:table-cell office:value-type="float" office:value="0.51">
                <text:p>0</text:p>
              </table:table-cell>
              <table:table-cell office:value-type="float" office:value="7.2543107284127">
                <text:p>7.2543107284127</text:p>
              </table:table-cell>
              <table:table-cell office:value-type="float" office:value="2.09427947677594">
                <text:p>2.09427947677594</text:p>
              </table:table-cell>
              <table:table-cell office:value-type="float" office:value="3.92304972400925">
                <text:p>3.92304972400925</text:p>
              </table:table-cell>
            </table:table-row>
            <table:table-row>
              <table:table-cell office:value-type="float" office:value="0.52">
                <text:p>0</text:p>
              </table:table-cell>
              <table:table-cell office:value-type="float" office:value="7.17570831855767">
                <text:p>7.17570831855767</text:p>
              </table:table-cell>
              <table:table-cell office:value-type="float" office:value="2.11833120377823">
                <text:p>2.11833120377823</text:p>
              </table:table-cell>
              <table:table-cell office:value-type="float" office:value="3.87711538569877">
                <text:p>3.87711538569877</text:p>
              </table:table-cell>
            </table:table-row>
            <table:table-row>
              <table:table-cell office:value-type="float" office:value="0.53">
                <text:p>0</text:p>
              </table:table-cell>
              <table:table-cell office:value-type="float" office:value="7.09978582360925">
                <text:p>7.09978582360925</text:p>
              </table:table-cell>
              <table:table-cell office:value-type="float" office:value="2.14303243937875">
                <text:p>2.14303243937875</text:p>
              </table:table-cell>
              <table:table-cell office:value-type="float" office:value="3.83282412321603">
                <text:p>3.83282412321603</text:p>
              </table:table-cell>
            </table:table-row>
            <table:table-row>
              <table:table-cell office:value-type="float" office:value="0.54">
                <text:p>0</text:p>
              </table:table-cell>
              <table:table-cell office:value-type="float" office:value="7.02640848503796">
                <text:p>7.02640848503796</text:p>
              </table:table-cell>
              <table:table-cell office:value-type="float" office:value="2.16840753754539">
                <text:p>2.16840753754539</text:p>
              </table:table-cell>
              <table:table-cell office:value-type="float" office:value="3.79008932611567">
                <text:p>3.79008932611567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6.95545043041335">
                <text:p>6.95545043041335</text:p>
              </table:table-cell>
              <table:table-cell office:value-type="float" office:value="2.19448215248076">
                <text:p>2.19448215248076</text:p>
              </table:table-cell>
              <table:table-cell office:value-type="float" office:value="3.74883036609873">
                <text:p>3.74883036609873</text:p>
              </table:table-cell>
            </table:table-row>
            <table:table-row>
              <table:table-cell office:value-type="float" office:value="0.56">
                <text:p>0</text:p>
              </table:table-cell>
              <table:table-cell office:value-type="float" office:value="6.88679395283593">
                <text:p>6.88679395283593</text:p>
              </table:table-cell>
              <table:table-cell office:value-type="float" office:value="2.22128332391116">
                <text:p>2.22128332391116</text:p>
              </table:table-cell>
              <table:table-cell office:value-type="float" office:value="3.70897208929925">
                <text:p>3.70897208929925</text:p>
              </table:table-cell>
            </table:table-row>
            <table:table-row>
              <table:table-cell office:value-type="float" office:value="0.57">
                <text:p>0</text:p>
              </table:table-cell>
              <table:table-cell office:value-type="float" office:value="6.82032885936667">
                <text:p>6.82032885936667</text:p>
              </table:table-cell>
              <table:table-cell office:value-type="float" office:value="2.24883956929674">
                <text:p>2.24883956929674</text:p>
              </table:table-cell>
              <table:table-cell office:value-type="float" office:value="3.6704443594161">
                <text:p>3.6704443594161</text:p>
              </table:table-cell>
            </table:table-row>
            <table:table-row>
              <table:table-cell office:value-type="float" office:value="0.58">
                <text:p>0</text:p>
              </table:table-cell>
              <table:table-cell office:value-type="float" office:value="6.75595188086711">
                <text:p>6.75595188086711</text:p>
              </table:table-cell>
              <table:table-cell office:value-type="float" office:value="2.27718098362094">
                <text:p>2.27718098362094</text:p>
              </table:table-cell>
              <table:table-cell office:value-type="float" office:value="3.63318164584725">
                <text:p>3.63318164584725</text:p>
              </table:table-cell>
            </table:table-row>
            <table:table-row>
              <table:table-cell office:value-type="float" office:value="0.59">
                <text:p>0</text:p>
              </table:table-cell>
              <table:table-cell office:value-type="float" office:value="6.69356613660184">
                <text:p>6.69356613660184</text:p>
              </table:table-cell>
              <table:table-cell office:value-type="float" office:value="2.3063393474899">
                <text:p>2.3063393474899</text:p>
              </table:table-cell>
              <table:table-cell office:value-type="float" office:value="3.5971226517382">
                <text:p>3.5971226517382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6.63308064776535">
                <text:p>6.63308064776535</text:p>
              </table:table-cell>
              <table:table-cell office:value-type="float" office:value="2.3363482443546">
                <text:p>2.3363482443546</text:p>
              </table:table-cell>
              <table:table-cell office:value-type="float" office:value="3.56220997750361">
                <text:p>3.56220997750361</text:p>
              </table:table-cell>
            </table:table-row>
            <table:table-row>
              <table:table-cell office:value-type="float" office:value="0.61">
                <text:p>0</text:p>
              </table:table-cell>
              <table:table-cell office:value-type="float" office:value="6.57440989479545">
                <text:p>6.57440989479545</text:p>
              </table:table-cell>
              <table:table-cell office:value-type="float" office:value="2.36724318776114">
                <text:p>2.36724318776114</text:p>
              </table:table-cell>
              <table:table-cell office:value-type="float" office:value="3.52838981593685">
                <text:p>3.52838981593685</text:p>
              </table:table-cell>
            </table:table-row>
            <table:table-row>
              <table:table-cell office:value-type="float" office:value="0.62">
                <text:p>0</text:p>
              </table:table-cell>
              <table:table-cell office:value-type="float" office:value="6.51747341394345">
                <text:p>6.51747341394345</text:p>
              </table:table-cell>
              <table:table-cell office:value-type="float" office:value="2.3990617596388">
                <text:p>2.3990617596388</text:p>
              </table:table-cell>
              <table:table-cell office:value-type="float" office:value="3.49561167550123">
                <text:p>3.49561167550123</text:p>
              </table:table-cell>
            </table:table-row>
            <table:table-row>
              <table:table-cell office:value-type="float" office:value="0.63">
                <text:p>0</text:p>
              </table:table-cell>
              <table:table-cell office:value-type="float" office:value="6.46219542909868">
                <text:p>6.46219542909868</text:p>
              </table:table-cell>
              <table:table-cell office:value-type="float" office:value="2.43184376075389">
                <text:p>2.43184376075389</text:p>
              </table:table-cell>
              <table:table-cell office:value-type="float" office:value="3.46382812880985">
                <text:p>3.46382812880985</text:p>
              </table:table-cell>
            </table:table-row>
            <table:table-row>
              <table:table-cell office:value-type="float" office:value="0.64">
                <text:p>0</text:p>
              </table:table-cell>
              <table:table-cell office:value-type="float" office:value="6.40850451532476">
                <text:p>6.40850451532476</text:p>
              </table:table-cell>
              <table:table-cell office:value-type="float" office:value="2.46563137459139">
                <text:p>2.46563137459139</text:p>
              </table:table-cell>
              <table:table-cell office:value-type="float" office:value="3.43299458365917">
                <text:p>3.43299458365917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6.35633329096606">
                <text:p>6.35633329096606</text:p>
              </table:table-cell>
              <table:table-cell office:value-type="float" office:value="2.50046934607856">
                <text:p>2.50046934607856</text:p>
              </table:table-cell>
              <table:table-cell office:value-type="float" office:value="3.40306907429134">
                <text:p>3.40306907429134</text:p>
              </table:table-cell>
            </table:table-row>
            <table:table-row>
              <table:table-cell office:value-type="float" office:value="0.66">
                <text:p>0</text:p>
              </table:table-cell>
              <table:table-cell office:value-type="float" office:value="6.30561813553365">
                <text:p>6.30561813553365</text:p>
              </table:table-cell>
              <table:table-cell office:value-type="float" office:value="2.53640517673764">
                <text:p>2.53640517673764</text:p>
              </table:table-cell>
              <table:table-cell office:value-type="float" office:value="3.37401207083077">
                <text:p>3.37401207083077</text:p>
              </table:table-cell>
            </table:table-row>
            <table:table-row>
              <table:table-cell office:value-type="float" office:value="0.67">
                <text:p>0</text:p>
              </table:table-cell>
              <table:table-cell office:value-type="float" office:value="6.25629893088696">
                <text:p>6.25629893088696</text:p>
              </table:table-cell>
              <table:table-cell office:value-type="float" office:value="2.57348933805231">
                <text:p>2.57348933805231</text:p>
              </table:table-cell>
              <table:table-cell office:value-type="float" office:value="3.34578630507509">
                <text:p>3.34578630507509</text:p>
              </table:table-cell>
            </table:table-row>
            <table:table-row>
              <table:table-cell office:value-type="float" office:value="0.68">
                <text:p>0</text:p>
              </table:table-cell>
              <table:table-cell office:value-type="float" office:value="6.20831882349759">
                <text:p>6.20831882349759</text:p>
              </table:table-cell>
              <table:table-cell office:value-type="float" office:value="2.61177550505761">
                <text:p>2.61177550505761</text:p>
              </table:table-cell>
              <table:table-cell office:value-type="float" office:value="3.31835661102609">
                <text:p>3.31835661102609</text:p>
              </table:table-cell>
            </table:table-row>
            <table:table-row>
              <table:table-cell office:value-type="float" office:value="0.69">
                <text:p>0</text:p>
              </table:table-cell>
              <table:table-cell office:value-type="float" office:value="6.16162400581842">
                <text:p>6.16162400581842</text:p>
              </table:table-cell>
              <table:table-cell office:value-type="float" office:value="2.651320812421">
                <text:p>2.651320812421</text:p>
              </table:table-cell>
              <table:table-cell office:value-type="float" office:value="3.291689778726">
                <text:p>3.291689778726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6.11616351499062">
                <text:p>6.11616351499062</text:p>
              </table:table-cell>
              <table:table-cell office:value-type="float" office:value="2.69218613557765">
                <text:p>2.69218613557765</text:p>
              </table:table-cell>
              <table:table-cell office:value-type="float" office:value="3.26575442012149">
                <text:p>3.26575442012149</text:p>
              </table:table-cell>
            </table:table-row>
            <table:table-row>
              <table:table-cell office:value-type="float" office:value="0.71">
                <text:p>0</text:p>
              </table:table-cell>
              <table:table-cell office:value-type="float" office:value="6.07188904730526">
                <text:p>6.07188904730526</text:p>
              </table:table-cell>
              <table:table-cell office:value-type="float" office:value="2.7344363998228">
                <text:p>2.7344363998228</text:p>
              </table:table-cell>
              <table:table-cell office:value-type="float" office:value="3.24052084581653">
                <text:p>3.24052084581653</text:p>
              </table:table-cell>
            </table:table-row>
            <table:table-row>
              <table:table-cell office:value-type="float" office:value="0.72">
                <text:p>0</text:p>
              </table:table-cell>
              <table:table-cell office:value-type="float" office:value="6.02875478699956">
                <text:p>6.02875478699956</text:p>
              </table:table-cell>
              <table:table-cell office:value-type="float" office:value="2.77814092065497">
                <text:p>2.77814092065497</text:p>
              </table:table-cell>
              <table:table-cell office:value-type="float" office:value="3.2159609516965">
                <text:p>3.2159609516965</text:p>
              </table:table-cell>
            </table:table-row>
            <table:table-row>
              <table:table-cell office:value-type="float" office:value="0.73">
                <text:p>0</text:p>
              </table:table-cell>
              <table:table-cell office:value-type="float" office:value="5.98671724811203">
                <text:p>5.98671724811203</text:p>
              </table:table-cell>
              <table:table-cell office:value-type="float" office:value="2.82337377911528">
                <text:p>2.82337377911528</text:p>
              </table:table-cell>
              <table:table-cell office:value-type="float" office:value="3.19204811451325">
                <text:p>3.19204811451325</text:p>
              </table:table-cell>
            </table:table-row>
            <table:table-row>
              <table:table-cell office:value-type="float" office:value="0.74">
                <text:p>0</text:p>
              </table:table-cell>
              <table:table-cell office:value-type="float" office:value="5.94573512824916">
                <text:p>5.94573512824916</text:p>
              </table:table-cell>
              <table:table-cell office:value-type="float" office:value="2.87021423639012">
                <text:p>2.87021423639012</text:p>
              </table:table-cell>
              <table:table-cell office:value-type="float" office:value="3.16875709561575">
                <text:p>3.16875709561575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5.90576917322968">
                <text:p>5.90576917322968</text:p>
              </table:table-cell>
              <table:table-cell office:value-type="float" office:value="2.91874719254993">
                <text:p>2.91874719254993</text:p>
              </table:table-cell>
              <table:table-cell office:value-type="float" office:value="3.14606395209431">
                <text:p>3.14606395209431</text:p>
              </table:table-cell>
            </table:table-row>
            <table:table-row>
              <table:table-cell office:value-type="float" office:value="0.76">
                <text:p>0</text:p>
              </table:table-cell>
              <table:table-cell office:value-type="float" office:value="5.86678205167416">
                <text:p>5.86678205167416</text:p>
              </table:table-cell>
              <table:table-cell office:value-type="float" office:value="2.96906369500067">
                <text:p>2.96906369500067</text:p>
              </table:table-cell>
              <table:table-cell office:value-type="float" office:value="3.12394595468083">
                <text:p>3.12394595468083</text:p>
              </table:table-cell>
            </table:table-row>
            <table:table-row>
              <table:table-cell office:value-type="float" office:value="0.77">
                <text:p>0</text:p>
              </table:table-cell>
              <table:table-cell office:value-type="float" office:value="5.82873823869771">
                <text:p>5.82873823869771</text:p>
              </table:table-cell>
              <table:table-cell office:value-type="float" office:value="3.0212615030448">
                <text:p>3.0212615030448</text:p>
              </table:table-cell>
              <table:table-cell office:value-type="float" office:value="3.10238151181322">
                <text:p>3.10238151181322</text:p>
              </table:table-cell>
            </table:table-row>
            <table:table-row>
              <table:table-cell office:value-type="float" office:value="0.78">
                <text:p>0</text:p>
              </table:table-cell>
              <table:table-cell office:value-type="float" office:value="5.79160390794397">
                <text:p>5.79160390794397</text:p>
              </table:table-cell>
              <table:table-cell office:value-type="float" office:value="3.07544571590701">
                <text:p>3.07544571590701</text:p>
              </table:table-cell>
              <table:table-cell office:value-type="float" office:value="3.08135009933088">
                <text:p>3.08135009933088</text:p>
              </table:table-cell>
            </table:table-row>
            <table:table-row>
              <table:table-cell office:value-type="float" office:value="0.79">
                <text:p>0</text:p>
              </table:table-cell>
              <table:table-cell office:value-type="float" office:value="5.75534683127088">
                <text:p>5.75534683127088</text:p>
              </table:table-cell>
              <table:table-cell office:value-type="float" office:value="3.13172947270343">
                <text:p>3.13172947270343</text:p>
              </table:table-cell>
              <table:table-cell office:value-type="float" office:value="3.06083219531972">
                <text:p>3.06083219531972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5.71993628546285">
                <text:p>5.71993628546285</text:p>
              </table:table-cell>
              <table:table-cell office:value-type="float" office:value="3.1902347341525">
                <text:p>3.1902347341525</text:p>
              </table:table-cell>
              <table:table-cell office:value-type="float" office:value="3.04080921967229">
                <text:p>3.04080921967229</text:p>
              </table:table-cell>
            </table:table-row>
            <table:table-row>
              <table:table-cell office:value-type="float" office:value="0.81">
                <text:p>0</text:p>
              </table:table-cell>
              <table:table-cell office:value-type="float" office:value="5.68534296540175">
                <text:p>5.68534296540175</text:p>
              </table:table-cell>
              <table:table-cell office:value-type="float" office:value="3.25109315738175">
                <text:p>3.25109315738175</text:p>
              </table:table-cell>
              <table:table-cell office:value-type="float" office:value="3.02126347796948">
                <text:p>3.02126347796948</text:p>
              </table:table-cell>
            </table:table-row>
            <table:table-row>
              <table:table-cell office:value-type="float" office:value="0.82">
                <text:p>0</text:p>
              </table:table-cell>
              <table:table-cell office:value-type="float" office:value="5.65153890318105">
                <text:p>5.65153890318105</text:p>
              </table:table-cell>
              <table:table-cell office:value-type="float" office:value="3.31444707702337">
                <text:p>3.31444707702337</text:p>
              </table:table-cell>
              <table:table-cell office:value-type="float" office:value="3.00217810932759">
                <text:p>3.00217810932759</text:p>
              </table:table-cell>
            </table:table-row>
            <table:table-row>
              <table:table-cell office:value-type="float" office:value="0.83">
                <text:p>0</text:p>
              </table:table-cell>
              <table:table-cell office:value-type="float" office:value="5.61849739269377">
                <text:p>5.61849739269377</text:p>
              </table:table-cell>
              <table:table-cell office:value-type="float" office:value="3.38045060797286">
                <text:p>3.38045060797286</text:p>
              </table:table-cell>
              <table:table-cell office:value-type="float" office:value="2.98353703788767">
                <text:p>2.98353703788767</text:p>
              </table:table-cell>
            </table:table-row>
            <table:table-row>
              <table:table-cell office:value-type="float" office:value="0.84">
                <text:p>0</text:p>
              </table:table-cell>
              <table:table-cell office:value-type="float" office:value="5.58619291926703">
                <text:p>5.58619291926703</text:p>
              </table:table-cell>
              <table:table-cell office:value-type="float" office:value="3.44927088778027">
                <text:p>3.44927088778027</text:p>
              </table:table-cell>
              <table:table-cell office:value-type="float" office:value="2.96532492765381">
                <text:p>2.96532492765381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5.55460109395335">
                <text:p>5.55460109395335</text:p>
              </table:table-cell>
              <table:table-cell office:value-type="float" office:value="3.52108947974219">
                <text:p>3.52108947974219</text:p>
              </table:table-cell>
              <table:table-cell office:value-type="float" office:value="2.94752714041367">
                <text:p>2.94752714041367</text:p>
              </table:table-cell>
            </table:table-row>
            <table:table-row>
              <table:table-cell office:value-type="float" office:value="0.86">
                <text:p>0</text:p>
              </table:table-cell>
              <table:table-cell office:value-type="float" office:value="5.52369859212324">
                <text:p>5.52369859212324</text:p>
              </table:table-cell>
              <table:table-cell office:value-type="float" office:value="3.59610396147611">
                <text:p>3.59610396147611</text:p>
              </table:table-cell>
              <table:table-cell office:value-type="float" office:value="2.93012969649866">
                <text:p>2.93012969649866</text:p>
              </table:table-cell>
            </table:table-row>
            <table:table-row>
              <table:table-cell office:value-type="float" office:value="0.87">
                <text:p>0</text:p>
              </table:table-cell>
              <table:table-cell office:value-type="float" office:value="5.49346309603413">
                <text:p>5.49346309603413</text:p>
              </table:table-cell>
              <table:table-cell office:value-type="float" office:value="3.67452972822441">
                <text:p>3.67452972822441</text:p>
              </table:table-cell>
              <table:table-cell office:value-type="float" office:value="2.91311923816258">
                <text:p>2.91311923816258</text:p>
              </table:table-cell>
            </table:table-row>
            <table:table-row>
              <table:table-cell office:value-type="float" office:value="0.88">
                <text:p>0</text:p>
              </table:table-cell>
              <table:table-cell office:value-type="float" office:value="5.46387324107827">
                <text:p>5.46387324107827</text:p>
              </table:table-cell>
              <table:table-cell office:value-type="float" office:value="3.75660204552805">
                <text:p>3.75660204552805</text:p>
              </table:table-cell>
              <table:table-cell office:value-type="float" office:value="2.89648299537724">
                <text:p>2.89648299537724</text:p>
              </table:table-cell>
            </table:table-row>
            <table:table-row>
              <table:table-cell office:value-type="float" office:value="0.89">
                <text:p>0</text:p>
              </table:table-cell>
              <table:table-cell office:value-type="float" office:value="5.43490856543779">
                <text:p>5.43490856543779</text:p>
              </table:table-cell>
              <table:table-cell office:value-type="float" office:value="3.84257839244665">
                <text:p>3.84257839244665</text:p>
              </table:table-cell>
              <table:table-cell office:value-type="float" office:value="2.88020875386093">
                <text:p>2.88020875386093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5.4065494628975">
                <text:p>5.4065494628975</text:p>
              </table:table-cell>
              <table:table-cell office:value-type="float" office:value="3.93274114446059">
                <text:p>3.93274114446059</text:p>
              </table:table-cell>
              <table:table-cell office:value-type="float" office:value="2.8642848251714">
                <text:p>2.8642848251714</text:p>
              </table:table-cell>
            </table:table-row>
            <table:table-row>
              <table:table-cell office:value-type="float" office:value="0.91">
                <text:p>0</text:p>
              </table:table-cell>
              <table:table-cell office:value-type="float" office:value="5.37877713858661">
                <text:p>5.37877713858661</text:p>
              </table:table-cell>
              <table:table-cell office:value-type="float" office:value="4.02740065492242">
                <text:p>4.02740065492242</text:p>
              </table:table-cell>
              <table:table-cell office:value-type="float" office:value="2.84870001870973">
                <text:p>2.84870001870973</text:p>
              </table:table-cell>
            </table:table-row>
            <table:table-row>
              <table:table-cell office:value-type="float" office:value="0.92">
                <text:p>0</text:p>
              </table:table-cell>
              <table:table-cell office:value-type="float" office:value="5.35157356743974">
                <text:p>5.35157356743974</text:p>
              </table:table-cell>
              <table:table-cell office:value-type="float" office:value="4.12689880588023">
                <text:p>4.12689880588023</text:p>
              </table:table-cell>
              <table:table-cell office:value-type="float" office:value="2.83344361549387">
                <text:p>2.83344361549387</text:p>
              </table:table-cell>
            </table:table-row>
            <table:table-row>
              <table:table-cell office:value-type="float" office:value="0.93">
                <text:p>0</text:p>
              </table:table-cell>
              <table:table-cell office:value-type="float" office:value="5.32492145518397">
                <text:p>5.32492145518397</text:p>
              </table:table-cell>
              <table:table-cell office:value-type="float" office:value="4.23161311385365">
                <text:p>4.23161311385365</text:p>
              </table:table-cell>
              <table:table-cell office:value-type="float" office:value="2.81850534357293">
                <text:p>2.81850534357293</text:p>
              </table:table-cell>
            </table:table-row>
            <table:table-row>
              <table:table-cell office:value-type="float" office:value="0.94">
                <text:p>0</text:p>
              </table:table-cell>
              <table:table-cell office:value-type="float" office:value="5.29880420167472">
                <text:p>5.29880420167472</text:p>
              </table:table-cell>
              <table:table-cell office:value-type="float" office:value="4.34196149445329">
                <text:p>4.34196149445329</text:p>
              </table:table-cell>
              <table:table-cell office:value-type="float" office:value="2.80387535496352">
                <text:p>2.80387535496352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5.27320586641702">
                <text:p>5.27320586641702</text:p>
              </table:table-cell>
              <table:table-cell office:value-type="float" office:value="4.45840781257287">
                <text:p>4.45840781257287</text:p>
              </table:table-cell>
              <table:table-cell office:value-type="float" office:value="2.78954420399948">
                <text:p>2.78954420399948</text:p>
              </table:table-cell>
            </table:table-row>
            <table:table-row>
              <table:table-cell office:value-type="float" office:value="0.96">
                <text:p>0</text:p>
              </table:table-cell>
              <table:table-cell office:value-type="float" office:value="5.24811113612169">
                <text:p>5.24811113612169</text:p>
              </table:table-cell>
              <table:table-cell office:value-type="float" office:value="4.58146837352944">
                <text:p>4.58146837352944</text:p>
              </table:table-cell>
              <table:table-cell office:value-type="float" office:value="2.77550282699486">
                <text:p>2.77550282699486</text:p>
              </table:table-cell>
            </table:table-row>
            <table:table-row>
              <table:table-cell office:value-type="float" office:value="0.97">
                <text:p>0</text:p>
              </table:table-cell>
              <table:table-cell office:value-type="float" office:value="5.2235052941578">
                <text:p>5.2235052941578</text:p>
              </table:table-cell>
              <table:table-cell office:value-type="float" office:value="4.71171954666986">
                <text:p>4.71171954666986</text:p>
              </table:table-cell>
              <table:table-cell office:value-type="float" office:value="2.76174252312823">
                <text:p>2.76174252312823</text:p>
              </table:table-cell>
            </table:table-row>
            <table:table-row>
              <table:table-cell office:value-type="float" office:value="0.98">
                <text:p>0</text:p>
              </table:table-cell>
              <table:table-cell office:value-type="float" office:value="5.19937419177311">
                <text:p>5.19937419177311</text:p>
              </table:table-cell>
              <table:table-cell office:value-type="float" office:value="4.84980675884575">
                <text:p>4.84980675884575</text:p>
              </table:table-cell>
              <table:table-cell office:value-type="float" office:value="2.74825493646349">
                <text:p>2.74825493646349</text:p>
              </table:table-cell>
            </table:table-row>
            <table:table-row>
              <table:table-cell office:value-type="float" office:value="0.99">
                <text:p>0</text:p>
              </table:table-cell>
              <table:table-cell office:value-type="float" office:value="5.17570422096455">
                <text:p>5.17570422096455</text:p>
              </table:table-cell>
              <table:table-cell office:value-type="float" office:value="4.99645515379227">
                <text:p>4.99645515379227</text:p>
              </table:table-cell>
              <table:table-cell office:value-type="float" office:value="2.73503203902928">
                <text:p>2.7350320390292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.15248228888916">
                <text:p>5.15248228888916</text:p>
              </table:table-cell>
              <table:table-cell office:value-type="float" office:value="5.15248228888916">
                <text:p>5.15248228888916</text:p>
              </table:table-cell>
              <table:table-cell office:value-type="float" office:value="2.72206611488484">
                <text:p>2.722066114884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